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9.2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61.74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40.11pt"/>
    </style:style>
    <style:style style:name="co9" style:family="table-column">
      <style:table-column-properties fo:break-before="auto" style:column-width="102.25pt"/>
    </style:style>
    <style:style style:name="co10" style:family="table-column">
      <style:table-column-properties fo:break-before="auto" style:column-width="151.31pt"/>
    </style:style>
    <style:style style:name="co11" style:family="table-column">
      <style:table-column-properties fo:break-before="auto" style:column-width="95.7pt"/>
    </style:style>
    <style:style style:name="co12" style:family="table-column">
      <style:table-column-properties fo:break-before="auto" style:column-width="104.94pt"/>
    </style:style>
    <style:style style:name="co13" style:family="table-column">
      <style:table-column-properties fo:break-before="auto" style:column-width="88.5pt"/>
    </style:style>
    <style:style style:name="co14" style:family="table-column">
      <style:table-column-properties fo:break-before="auto" style:column-width="48.36pt"/>
    </style:style>
    <style:style style:name="co15" style:family="table-column">
      <style:table-column-properties fo:break-before="auto" style:column-width="82.6pt"/>
    </style:style>
    <style:style style:name="co16" style:family="table-column">
      <style:table-column-properties fo:break-before="auto" style:column-width="73.3pt"/>
    </style:style>
    <style:style style:name="co17" style:family="table-column">
      <style:table-column-properties fo:break-before="auto" style:column-width="103.24pt"/>
    </style:style>
    <style:style style:name="co18" style:family="table-column">
      <style:table-column-properties fo:break-before="auto" style:column-width="100.35pt"/>
    </style:style>
    <style:style style:name="co19" style:family="table-column">
      <style:table-column-properties fo:break-before="auto" style:column-width="74.1pt"/>
    </style:style>
    <style:style style:name="co20" style:family="table-column">
      <style:table-column-properties fo:break-before="auto" style:column-width="83.96pt"/>
    </style:style>
    <style:style style:name="co21" style:family="table-column">
      <style:table-column-properties fo:break-before="auto" style:column-width="91.64pt"/>
    </style:style>
    <style:style style:name="co22" style:family="table-column">
      <style:table-column-properties fo:break-before="auto" style:column-width="86.46pt"/>
    </style:style>
    <style:style style:name="co23" style:family="table-column">
      <style:table-column-properties fo:break-before="auto" style:column-width="89.49pt"/>
    </style:style>
    <style:style style:name="co24" style:family="table-column">
      <style:table-column-properties fo:break-before="auto" style:column-width="145.9pt"/>
    </style:style>
    <style:style style:name="co25" style:family="table-column">
      <style:table-column-properties fo:break-before="auto" style:column-width="79.51pt"/>
    </style:style>
    <style:style style:name="co26" style:family="table-column">
      <style:table-column-properties fo:break-before="auto" style:column-width="107.01pt"/>
    </style:style>
    <style:style style:name="co27" style:family="table-column">
      <style:table-column-properties fo:break-before="auto" style:column-width="133.54pt"/>
    </style:style>
    <style:style style:name="co28" style:family="table-column">
      <style:table-column-properties fo:break-before="auto" style:column-width="119.34pt"/>
    </style:style>
    <style:style style:name="co29" style:family="table-column">
      <style:table-column-properties fo:break-before="auto" style:column-width="176.54pt"/>
    </style:style>
    <style:style style:name="co30" style:family="table-column">
      <style:table-column-properties fo:break-before="auto" style:column-width="199.64pt"/>
    </style:style>
    <style:style style:name="co31" style:family="table-column">
      <style:table-column-properties fo:break-before="auto" style:column-width="115.26pt"/>
    </style:style>
    <style:style style:name="co32" style:family="table-column">
      <style:table-column-properties fo:break-before="auto" style:column-width="182.15pt"/>
    </style:style>
    <style:style style:name="co33" style:family="table-column">
      <style:table-column-properties fo:break-before="auto" style:column-width="114.24pt"/>
    </style:style>
    <style:style style:name="co34" style:family="table-column">
      <style:table-column-properties fo:break-before="auto" style:column-width="78.21pt"/>
    </style:style>
    <style:style style:name="co35" style:family="table-column">
      <style:table-column-properties fo:break-before="auto" style:column-width="104.2pt"/>
    </style:style>
    <style:style style:name="co36" style:family="table-column">
      <style:table-column-properties fo:break-before="auto" style:column-width="216.14pt"/>
    </style:style>
    <style:style style:name="co37" style:family="table-column">
      <style:table-column-properties fo:break-before="auto" style:column-width="78.09pt"/>
    </style:style>
    <style:style style:name="co38" style:family="table-column">
      <style:table-column-properties fo:break-before="auto" style:column-width="85.35pt"/>
    </style:style>
    <style:style style:name="co39" style:family="table-column">
      <style:table-column-properties fo:break-before="auto" style:column-width="72.65pt"/>
    </style:style>
    <style:style style:name="co40" style:family="table-column">
      <style:table-column-properties fo:break-before="auto" style:column-width="73.56pt"/>
    </style:style>
    <style:style style:name="co41" style:family="table-column">
      <style:table-column-properties fo:break-before="auto" style:column-width="96.24pt"/>
    </style:style>
    <style:style style:name="co42" style:family="table-column">
      <style:table-column-properties fo:break-before="auto" style:column-width="178.3pt"/>
    </style:style>
    <style:style style:name="ro1" style:family="table-row">
      <style:table-row-properties style:row-height="40.76pt" fo:break-before="auto" style:use-optimal-row-height="false"/>
    </style:style>
    <style:style style:name="ro2" style:family="table-row">
      <style:table-row-properties style:row-height="13.8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0.15pt" fo:break-before="auto" style:use-optimal-row-height="fals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eri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weight="normal" style:font-weight-asian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erif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20" style:family="table-cell" style:parent-style-name="Default">
      <style:table-cell-properties fo:background-color="#ff66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6600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/>
    </style:style>
    <style:style style:name="ce24" style:family="table-cell" style:parent-style-name="Default">
      <style:table-cell-properties fo:background-color="#ff99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9900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26" style:family="table-cell" style:parent-style-name="Default">
      <style:table-cell-properties fo:background-color="#cc99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ff420e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420e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31" style:family="table-cell" style:parent-style-name="Default">
      <style:table-cell-properties fo:background-color="#ff950e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950e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669966" style:text-align-source="fix" style:repeat-content="false"/>
      <style:paragraph-properties fo:text-align="center" fo:margin-left="0pt"/>
      <style:text-properties style:font-name="Liberation Serif"/>
    </style:style>
    <style:style style:name="ce35" style:family="table-cell" style:parent-style-name="Default">
      <style:table-cell-properties fo:background-color="#00ff66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0ff66" style:text-align-source="fix" style:repeat-content="false"/>
      <style:paragraph-properties fo:text-align="center" fo:margin-left="0pt"/>
      <style:text-properties style:font-name="Liberation Serif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39" style:family="table-cell" style:parent-style-name="Default">
      <style:table-cell-properties fo:background-color="#ffcc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00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41" style:family="table-cell" style:parent-style-name="Default">
      <style:table-cell-properties fo:background-color="#ff66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6600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43" style:family="table-cell" style:parent-style-name="Default">
      <style:table-cell-properties fo:background-color="#ff99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9900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45" style:family="table-cell" style:parent-style-name="Default">
      <style:table-cell-properties fo:background-color="#cc99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9900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47" style:family="table-cell" style:parent-style-name="Default">
      <style:table-cell-properties fo:background-color="#ff420e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420e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49" style:family="table-cell" style:parent-style-name="Default">
      <style:table-cell-properties fo:background-color="#ff950e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950e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51" style:family="table-cell" style:parent-style-name="Default">
      <style:table-cell-properties fo:background-color="#669966"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fo:background-color="#00ff66"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weight="bold" style:font-name-asian="Droid Sans Fallback" style:font-weight-asian="bold" style:font-name-complex="FreeSans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9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K46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map style:condition="cell-content()=&quot;✔&quot;" style:apply-style-name="Navy_20_Blue" style:base-cell-address="Sheet3.K4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L2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L2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J35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K46"/>
    </style:style>
    <style:style style:name="ce69" style:family="table-cell" style:parent-style-name="Default">
      <style:table-cell-properties fo:background-color="#0000cc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K46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K46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K46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map style:condition="cell-content()=&quot;✔&quot;" style:apply-style-name="Navy_20_Blue" style:base-cell-address="Sheet3.K46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L2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J35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8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2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0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0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0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0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0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0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K46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1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2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2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2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2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2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3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3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K46"/>
    </style:style>
    <style:style style:name="ce13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3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3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3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3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4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4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4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4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5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5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5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5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5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5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5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5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5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5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6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6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6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6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6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6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7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7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7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7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7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7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8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8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18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8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8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8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8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8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9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9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9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9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9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19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9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9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9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19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20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20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20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20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20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20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20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0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0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0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1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1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1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2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1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22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22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22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2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22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22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22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22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2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3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2"/>
    </style:style>
    <style:style style:name="ce23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R3"/>
    </style:style>
    <style:style style:name="ce23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6"/>
    </style:style>
    <style:style style:name="ce23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7"/>
    </style:style>
    <style:style style:name="ce23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15"/>
    </style:style>
    <style:style style:name="ce23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3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3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3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K46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K46"/>
    </style:style>
    <style:style style:name="ce24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4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4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4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4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4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4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5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5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5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5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5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5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5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5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5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5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6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6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6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6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K46"/>
    </style:style>
    <style:style style:name="ce26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6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map style:condition="cell-content()=&quot;✔&quot;" style:apply-style-name="Navy_20_Blue" style:base-cell-address="Sheet3.K46"/>
    </style:style>
    <style:style style:name="ce26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6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7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7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U15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K46"/>
    </style:style>
    <style:style style:name="ce27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7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7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7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7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7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8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8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8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8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8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8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K46"/>
    </style:style>
    <style:style style:name="ce28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8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9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9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9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map style:condition="cell-content()=&quot;✔&quot;" style:apply-style-name="Navy_20_Blue" style:base-cell-address="Sheet3.K46"/>
    </style:style>
    <style:style style:name="ce29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9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9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9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9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9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0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0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0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0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0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0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0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0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0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1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1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1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1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2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2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2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2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2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2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2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2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3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3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3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3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K46"/>
    </style:style>
    <style:style style:name="ce33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3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3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3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4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4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4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4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4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4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4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349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51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11"/>
        <table:table-column table:style-name="co4" table:default-cell-style-name="ce17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21"/>
        <table:table-column table:style-name="co4" table:default-cell-style-name="ce11"/>
        <table:table-column table:style-name="co9" table:default-cell-style-name="ce9"/>
        <table:table-column table:style-name="co10" table:number-columns-repeated="2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7" table:default-cell-style-name="ce9"/>
        <table:table-column table:style-name="co14" table:default-cell-style-name="ce25"/>
        <table:table-column table:style-name="co5" table:default-cell-style-name="ce9"/>
        <table:table-column table:style-name="co15" table:number-columns-repeated="5" table:default-cell-style-name="ce9"/>
        <table:table-column table:style-name="co16" table:default-cell-style-name="ce9"/>
        <table:table-column table:style-name="co11" table:number-columns-repeated="2" table:default-cell-style-name="ce9"/>
        <table:table-column table:style-name="co17" table:default-cell-style-name="ce9"/>
        <table:table-column table:style-name="co18" table:default-cell-style-name="ce9"/>
        <table:table-column table:style-name="co18" table:default-cell-style-name="ce27"/>
        <table:table-column table:style-name="co5" table:default-cell-style-name="ce9"/>
        <table:table-column table:style-name="co4" table:default-cell-style-name="ce9"/>
        <table:table-column table:style-name="co19" table:number-columns-repeated="2" table:default-cell-style-name="ce9"/>
        <table:table-column table:style-name="co5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5" table:number-columns-repeated="2" table:default-cell-style-name="ce9"/>
        <table:table-column table:style-name="co17" table:default-cell-style-name="ce30"/>
        <table:table-column table:style-name="co23" table:default-cell-style-name="ce9"/>
        <table:table-column table:style-name="co24" table:default-cell-style-name="ce9"/>
        <table:table-column table:style-name="co18" table:default-cell-style-name="ce9"/>
        <table:table-column table:style-name="co18" table:default-cell-style-name="ce32"/>
        <table:table-column table:style-name="co24" table:default-cell-style-name="ce9"/>
        <table:table-column table:style-name="co25" table:number-columns-repeated="3" table:default-cell-style-name="ce9"/>
        <table:table-column table:style-name="co26" table:default-cell-style-name="ce9"/>
        <table:table-column table:style-name="co27" table:number-columns-repeated="3" table:default-cell-style-name="ce9"/>
        <table:table-column table:style-name="co28" table:default-cell-style-name="ce9"/>
        <table:table-column table:style-name="co29" table:number-columns-repeated="2" table:default-cell-style-name="ce9"/>
        <table:table-column table:style-name="co30" table:default-cell-style-name="ce9"/>
        <table:table-column table:style-name="co17" table:default-cell-style-name="ce9"/>
        <table:table-column table:style-name="co31" table:default-cell-style-name="ce9"/>
        <table:table-column table:style-name="co31" table:default-cell-style-name="ce28"/>
        <table:table-column table:style-name="co32" table:default-cell-style-name="ce28"/>
        <table:table-column table:style-name="co20" table:default-cell-style-name="ce34"/>
        <table:table-column table:style-name="co20" table:number-columns-repeated="2" table:default-cell-style-name="ce9"/>
        <table:table-column table:style-name="co9" table:default-cell-style-name="ce9"/>
        <table:table-column table:style-name="co33" table:default-cell-style-name="ce9"/>
        <table:table-column table:style-name="co5" table:default-cell-style-name="ce36"/>
        <table:table-column table:style-name="co5" table:default-cell-style-name="ce9"/>
        <table:table-column table:style-name="co34" table:default-cell-style-name="ce9"/>
        <table:table-column table:style-name="co17" table:default-cell-style-name="ce9"/>
        <table:table-column table:style-name="co10" table:default-cell-style-name="ce9"/>
        <table:table-column table:style-name="co35" table:default-cell-style-name="ce9"/>
        <table:table-column table:style-name="co25" table:number-columns-repeated="2" table:default-cell-style-name="ce9"/>
        <table:table-column table:style-name="co5" table:default-cell-style-name="ce9"/>
        <table:table-column table:style-name="co15" table:default-cell-style-name="ce9"/>
        <table:table-column table:style-name="co5" table:number-columns-repeated="948" table:default-cell-style-name="ce9"/>
        <table:table-row table:style-name="ro1">
          <table:table-cell table:style-name="ce1"/>
          <table:table-cell table:style-name="ce4" office:value-type="string" calcext:value-type="string">
            <text:p>Caracterization</text:p>
          </table:table-cell>
          <table:table-cell table:style-name="ce7" office:value-type="string" calcext:value-type="string">
            <text:p>Age</text:p>
          </table:table-cell>
          <table:table-cell table:style-name="ce12" office:value-type="string" calcext:value-type="string">
            <text:p>Deployment Freq</text:p>
          </table:table-cell>
          <table:table-cell table:style-name="ce7" office:value-type="string" calcext:value-type="string">
            <text:p>Microservices</text:p>
          </table:table-cell>
          <table:table-cell table:style-name="ce7" office:value-type="string" calcext:value-type="string">
            <text:p>Infrastructure Provicer</text:p>
          </table:table-cell>
          <table:table-cell table:style-name="ce7" office:value-type="string" calcext:value-type="string">
            <text:p>Departments</text:p>
          </table:table-cell>
          <table:table-cell table:style-name="ce7" office:value-type="string" calcext:value-type="string">
            <text:p>Scale</text:p>
          </table:table-cell>
          <table:table-cell table:style-name="ce4" office:value-type="string" calcext:value-type="string">
            <text:p>Tooling</text:p>
          </table:table-cell>
          <table:table-cell table:style-name="ce7" office:value-type="string" calcext:value-type="string">
            <text:p>Version Control</text:p>
          </table:table-cell>
          <table:table-cell table:style-name="ce7" office:value-type="string" calcext:value-type="string">
            <text:p>Feature Management Tool</text:p>
          </table:table-cell>
          <table:table-cell table:style-name="ce7" office:value-type="string" calcext:value-type="string">
            <text:p>Collaboration Tool</text:p>
          </table:table-cell>
          <table:table-cell table:style-name="ce22" office:value-type="string" calcext:value-type="string">
            <text:p>Cloud</text:p>
          </table:table-cell>
          <table:table-cell table:style-name="ce22" office:value-type="string" calcext:value-type="string">
            <text:p>Virtualizacao/Containerizacao</text:p>
          </table:table-cell>
          <table:table-cell table:style-name="ce22" office:value-type="string" calcext:value-type="string">
            <text:p>Dev.Env.Setup</text:p>
          </table:table-cell>
          <table:table-cell table:style-name="ce22" office:value-type="string" calcext:value-type="string">
            <text:p>Lang. Back</text:p>
          </table:table-cell>
          <table:table-cell table:style-name="ce22" office:value-type="string" calcext:value-type="string">
            <text:p>Lang Front</text:p>
          </table:table-cell>
          <table:table-cell table:style-name="ce4" office:value-type="string" calcext:value-type="string">
            <text:p>Soft. Practices</text:p>
          </table:table-cell>
          <table:table-cell table:style-name="ce7" office:value-type="string" calcext:value-type="string">
            <text:p>TDD</text:p>
          </table:table-cell>
          <table:table-cell table:style-name="ce7" office:value-type="string" calcext:value-type="string">
            <text:p>Manual Testing</text:p>
          </table:table-cell>
          <table:table-cell table:style-name="ce7" office:value-type="string" calcext:value-type="string">
            <text:p>Unit Tests</text:p>
          </table:table-cell>
          <table:table-cell table:style-name="ce7" office:value-type="string" calcext:value-type="string">
            <text:p>Integration Tests</text:p>
          </table:table-cell>
          <table:table-cell table:style-name="ce7" office:value-type="string" calcext:value-type="string">
            <text:p>Black Box Tests/Functional Tests</text:p>
          </table:table-cell>
          <table:table-cell table:style-name="ce7" office:value-type="string" calcext:value-type="string">
            <text:p>Run Tests On Push</text:p>
          </table:table-cell>
          <table:table-cell table:style-name="ce7" office:value-type="string" calcext:value-type="string">
            <text:p>CI</text:p>
          </table:table-cell>
          <table:table-cell table:style-name="ce7" office:value-type="string" calcext:value-type="string">
            <text:p>CI Tasks</text:p>
          </table:table-cell>
          <table:table-cell table:style-name="ce7" office:value-type="string" calcext:value-type="string">
            <text:p>CI Chat Integration</text:p>
          </table:table-cell>
          <table:table-cell table:style-name="ce7" office:value-type="string" calcext:value-type="string">
            <text:p>Code Review</text:p>
          </table:table-cell>
          <table:table-cell table:style-name="ce7" office:value-type="string" calcext:value-type="string">
            <text:p>Git Management</text:p>
          </table:table-cell>
          <table:table-cell table:style-name="ce4" office:value-type="string" calcext:value-type="string">
            <text:p>Team Management</text:p>
          </table:table-cell>
          <table:table-cell table:style-name="ce7" office:value-type="string" calcext:value-type="string">
            <text:p>Agile</text:p>
          </table:table-cell>
          <table:table-cell table:style-name="ce7" office:value-type="string" calcext:value-type="string">
            <text:p>Team Division</text:p>
          </table:table-cell>
          <table:table-cell table:style-name="ce7" office:value-type="string" calcext:value-type="string">
            <text:p>Team Outsourcing</text:p>
          </table:table-cell>
          <table:table-cell table:style-name="ce7" office:value-type="string" calcext:value-type="string">
            <text:p>Team Size</text:p>
          </table:table-cell>
          <table:table-cell table:style-name="ce7" office:value-type="string" calcext:value-type="string">
            <text:p>Cross Team Influence</text:p>
          </table:table-cell>
          <table:table-cell table:style-name="ce7" office:value-type="string" calcext:value-type="string">
            <text:p>Hierarchical Structure</text:p>
          </table:table-cell>
          <table:table-cell table:style-name="ce7" office:value-type="string" calcext:value-type="string">
            <text:p>Communication Direct Contact</text:p>
          </table:table-cell>
          <table:table-cell table:style-name="ce7" office:value-type="string" calcext:value-type="string">
            <text:p>Chat Tool</text:p>
          </table:table-cell>
          <table:table-cell table:style-name="ce7" office:value-type="string" calcext:value-type="string">
            <text:p>Scrum</text:p>
          </table:table-cell>
          <table:table-cell table:style-name="ce7" office:value-type="string" calcext:value-type="string">
            <text:p>SCRUM length</text:p>
          </table:table-cell>
          <table:table-cell table:style-name="ce4" office:value-type="string" calcext:value-type="string">
            <text:p>Deployment Practices</text:p>
          </table:table-cell>
          <table:table-cell table:style-name="ce7" office:value-type="string" calcext:value-type="string">
            <text:p>Automatic Depl. Process</text:p>
          </table:table-cell>
          <table:table-cell table:style-name="ce7" office:value-type="string" calcext:value-type="string">
            <text:p>Depl. Manual Trigger</text:p>
          </table:table-cell>
          <table:table-cell table:style-name="ce7" office:value-type="string" calcext:value-type="string">
            <text:p>Depl. Additional Info</text:p>
          </table:table-cell>
          <table:table-cell table:style-name="ce4" office:value-type="string" calcext:value-type="string">
            <text:p>Infrastructure Management</text:p>
          </table:table-cell>
          <table:table-cell table:style-name="ce7" office:value-type="string" calcext:value-type="string">
            <text:p>Provider Provided DB System</text:p>
          </table:table-cell>
          <table:table-cell table:style-name="ce7" office:value-type="string" calcext:value-type="string">
            <text:p>File Storing</text:p>
          </table:table-cell>
          <table:table-cell table:style-name="ce7" office:value-type="string" calcext:value-type="string">
            <text:p>Inf. Provisioning</text:p>
          </table:table-cell>
          <table:table-cell table:style-name="ce7" office:value-type="string" calcext:value-type="string">
            <text:p>Self-Scalling I.S.</text:p>
          </table:table-cell>
          <table:table-cell table:style-name="ce7" office:value-type="string" calcext:value-type="string">
            <text:p>Automatic Scalling</text:p>
          </table:table-cell>
          <table:table-cell table:style-name="ce7" office:value-type="string" calcext:value-type="string">
            <text:p>Horizontal Scalling</text:p>
          </table:table-cell>
          <table:table-cell table:style-name="ce7" office:value-type="string" calcext:value-type="string">
            <text:p>Vertical Scalling</text:p>
          </table:table-cell>
          <table:table-cell table:style-name="ce7" office:value-type="string" calcext:value-type="string">
            <text:p>Worst Case Scenario Infr</text:p>
          </table:table-cell>
          <table:table-cell table:style-name="ce22" office:value-type="string" calcext:value-type="string">
            <text:p>Jobs</text:p>
          </table:table-cell>
          <table:table-cell table:style-name="ce22" office:value-type="string" calcext:value-type="string">
            <text:p>Jobs Strategie</text:p>
          </table:table-cell>
          <table:table-cell table:style-name="ce7" office:value-type="string" calcext:value-type="string">
            <text:p>Provider provided Monitoring Tool</text:p>
          </table:table-cell>
          <table:table-cell table:style-name="ce7" office:value-type="string" calcext:value-type="string">
            <text:p>External Monitoring Tool</text:p>
          </table:table-cell>
          <table:table-cell table:style-name="ce7" office:value-type="string" calcext:value-type="string">
            <text:p>Own Monitoring Tools</text:p>
          </table:table-cell>
          <table:table-cell table:style-name="ce22" office:value-type="string" calcext:value-type="string">
            <text:p>Alerts</text:p>
          </table:table-cell>
          <table:table-cell table:style-name="ce22" office:value-type="string" calcext:value-type="string">
            <text:p>Alerts Receiver</text:p>
          </table:table-cell>
          <table:table-cell table:style-name="ce22" office:value-type="string" calcext:value-type="string">
            <text:p>Alerts. Ad</text:p>
          </table:table-cell>
          <table:table-cell table:style-name="ce22" office:value-type="string" calcext:value-type="string">
            <text:p>Error Handling</text:p>
          </table:table-cell>
          <table:table-cell table:style-name="ce22" office:value-type="string" calcext:value-type="string">
            <text:p>RollBack</text:p>
          </table:table-cell>
          <table:table-cell table:style-name="ce22" office:value-type="string" calcext:value-type="string">
            <text:p>Hotfix</text:p>
          </table:table-cell>
          <table:table-cell table:style-name="ce22" office:value-type="string" calcext:value-type="string">
            <text:p>Rollback Strategie</text:p>
          </table:table-cell>
          <table:table-cell table:style-name="ce22" office:value-type="string" calcext:value-type="string">
            <text:p>Threshold Dependant Errors</text:p>
          </table:table-cell>
          <table:table-cell table:style-name="ce7" office:value-type="string" calcext:value-type="string">
            <text:p>Pipeline</text:p>
          </table:table-cell>
          <table:table-cell table:style-name="ce7" office:value-type="string" calcext:value-type="string">
            <text:p>Feature Research</text:p>
          </table:table-cell>
          <table:table-cell table:style-name="ce7" office:value-type="string" calcext:value-type="string">
            <text:p>Pip. Development</text:p>
          </table:table-cell>
          <table:table-cell table:style-name="ce7" office:value-type="string" calcext:value-type="string">
            <text:p>Pip. Code Review</text:p>
          </table:table-cell>
          <table:table-cell table:style-name="ce7" office:value-type="string" calcext:value-type="string">
            <text:p>Pip. Integration</text:p>
          </table:table-cell>
          <table:table-cell table:style-name="ce7" office:value-type="string" calcext:value-type="string">
            <text:p>Pip. QC/QA/Pre-Produc</text:p>
          </table:table-cell>
          <table:table-cell table:style-name="ce7" office:value-type="string" calcext:value-type="string">
            <text:p>Pip. Staging</text:p>
          </table:table-cell>
          <table:table-cell table:style-name="ce7" office:value-type="string" calcext:value-type="string">
            <text:p>Pip. Done/Production</text:p>
          </table:table-cell>
          <table:table-cell table:style-name="ce7" office:value-type="string" calcext:value-type="string">
            <text:p>Self. Updating App</text:p>
          </table:table-cell>
          <table:table-cell table:style-name="ce7" office:value-type="string" calcext:value-type="string">
            <text:p>QA Exploratory</text:p>
          </table:table-cell>
          <table:table-cell table:style-name="ce22" table:number-columns-repeated="948"/>
        </table:table-row>
        <table:table-row table:style-name="ro2">
          <table:table-cell table:style-name="ce2" office:value-type="string" calcext:value-type="string">
            <text:p>Abyssal</text:p>
          </table:table-cell>
          <table:table-cell table:style-name="ce5"/>
          <table:table-cell table:style-name="ce8"/>
          <table:table-cell table:style-name="ce13" office:value-type="string" calcext:value-type="string">
            <text:p>undefined</text:p>
          </table:table-cell>
          <table:table-cell table:style-name="ce8" office:value-type="string" calcext:value-type="string">
            <text:p>N</text:p>
          </table:table-cell>
          <table:table-cell table:style-name="ce18" office:value-type="string" calcext:value-type="string">
            <text:p>AWS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20"/>
          <table:table-cell table:style-name="ce8" office:value-type="string" calcext:value-type="string">
            <text:p>Git</text:p>
          </table:table-cell>
          <table:table-cell table:style-name="ce8" office:value-type="string" calcext:value-type="string">
            <text:p>??</text:p>
          </table:table-cell>
          <table:table-cell table:style-name="ce8" office:value-type="string" calcext:value-type="string">
            <text:p>Confluece</text:p>
          </table:table-cell>
          <table:table-cell table:style-name="ce18"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C++, Python</text:p>
          </table:table-cell>
          <table:table-cell office:value-type="string" calcext:value-type="string">
            <text:p>JS</text:p>
          </table:table-cell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18" office:value-type="string" calcext:value-type="string">
            <text:p>Team City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string" calcext:value-type="string">
            <text:p>Y</text:p>
          </table:table-cell>
          <table:table-cell table:number-columns-repeated="2" table:style-name="ce18" office:value-type="string" calcext:value-type="string">
            <text:p>??</text:p>
          </table:table-cell>
          <table:table-cell table:style-name="ce26"/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pecializa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04-06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lack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??</text:p>
          </table:table-cell>
          <table:table-cell table:style-name="ce29"/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/>
          <table:table-cell table:style-name="ce31"/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??</text:p>
          </table:table-cell>
          <table:table-cell table:style-name="ce18"/>
          <table:table-cell table:number-columns-repeated="4"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table:style-name="ce18" office:value-type="string" calcext:value-type="string">
            <text:p>??</text:p>
          </table:table-cell>
          <table:table-cell table:style-name="ce18" office:value-type="string" calcext:value-type="string">
            <text:p>N</text:p>
          </table:table-cell>
          <table:table-cell table:number-columns-repeated="8"/>
          <table:table-cell table:style-name="ce35"/>
          <table:table-cell table:number-columns-repeated="2" table:style-name="ce8" office:value-type="string" calcext:value-type="string">
            <text:p>Y</text:p>
          </table:table-cell>
          <table:table-cell table:style-name="ce8" table:number-columns-repeated="2"/>
          <table:table-cell table:style-name="ce8" office:value-type="string" calcext:value-type="string">
            <text:p>Y</text:p>
          </table:table-cell>
          <table:table-cell table:style-name="ce8"/>
          <table:table-cell table:number-columns-repeated="3" table:style-name="ce8"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Arealytics</text:p>
          </table:table-cell>
          <table:table-cell table:style-name="ce5"/>
          <table:table-cell table:style-name="ce9" office:value-type="float" office:value="0.4" calcext:value-type="float">
            <text:p>0.4</text:p>
          </table:table-cell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nused</text:p>
          </table:table-cell>
          <table:table-cell office:value-type="string" calcext:value-type="string">
            <text:p>N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office:value-type="string" calcext:value-type="string">
            <text:p>Assana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S</text:p>
          </table:table-cell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N</text:p>
          </table:table-cell>
          <table:table-cell/>
          <table:table-cell table:style-name="ce31"/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Default"/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/>
          <table:table-cell table:number-columns-repeated="4" office:value-type="string" calcext:value-type="string">
            <text:p>N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7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Atiiv</text:p>
          </table:table-cell>
          <table:table-cell table:style-name="ce5"/>
          <table:table-cell table:style-name="ce9" office:value-type="float" office:value="1.5" calcext:value-type="float">
            <text:p>1.5</text:p>
          </table:table-cell>
          <table:table-cell table:style-name="ce14" office:value-type="string" calcext:value-type="string">
            <text:p>2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g. Ocean</text:p>
          </table:table-cell>
          <table:table-cell office:value-type="string" calcext:value-type="string">
            <text:p>N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Digital Ocean</text:p>
          </table:table-cell>
          <table:table-cell office:value-type="string" calcext:value-type="string">
            <text:p>Vagrant</text:p>
          </table:table-cell>
          <table:table-cell office:value-type="string" calcext:value-type="string">
            <text:p>Laravel Homestead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S</text:p>
          </table:table-cell>
          <table:table-cell table:style-name="ce24"/>
          <table:table-cell office:value-type="string" calcext:value-type="string">
            <text:p>??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Git Flow</text:p>
          </table:table-cell>
          <table:table-cell table:style-name="ce26"/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/>
          <table:table-cell table:style-name="ce31"/>
          <table:table-cell office:value-type="string" calcext:value-type="string">
            <text:p>N</text:p>
          </table:table-cell>
          <table:table-cell office:value-type="string" calcext:value-type="string">
            <text:p>AWS S3</text:p>
          </table:table-cell>
          <table:table-cell office:value-type="string" calcext:value-type="string">
            <text:p>Laravel Forg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Relic, For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number-columns-repeated="3"/>
          <table:table-cell table:number-columns-repeated="4" office:value-type="string" calcext:value-type="string">
            <text:p>??</text:p>
          </table:table-cell>
          <table:table-cell table:style-name="ce35"/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Celfinet</text:p>
          </table:table-cell>
          <table:table-cell table:style-name="ce5"/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Y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Team Foundation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C#</text:p>
          </table:table-cell>
          <table:table-cell/>
          <table:table-cell table:style-name="ce24"/>
          <table:table-cell office:value-type="string" calcext:value-type="string">
            <text:p>??</text:p>
          </table:table-cell>
          <table:table-cell office:value-type="string" calcext:value-type="string">
            <text:p>Explorator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Tests, Build, ??</text:p>
          </table:table-cell>
          <table:table-cell table:number-columns-repeated="3"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Project Modu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-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am Foundation</text:p>
          </table:table-cell>
          <table:table-cell table:number-columns-repeated="2" office:value-type="string" calcext:value-type="string">
            <text:p>??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/>
          <table:table-cell table:style-name="ce31"/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Scripts</text:p>
          </table:table-cell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Relic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Clickly</text:p>
          </table:table-cell>
          <table:table-cell table:style-name="ce5"/>
          <table:table-cell table:style-name="ce9" office:value-type="string" calcext:value-type="string">
            <text:p>??</text:p>
          </table:table-cell>
          <table:table-cell table:style-name="ce14"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GB/dia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stic Beanstalk</text:p>
          </table:table-cell>
          <table:table-cell table:style-name="ce23"/>
          <table:table-cell/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Feature branches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??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/>
          <table:table-cell table:style-name="ce31"/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PaaS</text:p>
          </table:table-cell>
          <table:table-cell table:number-columns-repeated="3" office:value-type="string" calcext:value-type="string">
            <text:p>Y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Cloud Watch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?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Codacy</text:p>
          </table:table-cell>
          <table:table-cell table:style-name="ce5"/>
          <table:table-cell table:style-name="ce9" office:value-type="string" calcext:value-type="string">
            <text:p>??</text:p>
          </table:table-cell>
          <table:table-cell table:style-name="ce15" office:value-type="string" calcext:value-type="string">
            <text:p>1 / 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Y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Elastic Beanstalk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JS</text:p>
          </table:table-cell>
          <table:table-cell table:style-name="ce24"/>
          <table:table-cell table:number-columns-repeated="6" office:value-type="string" calcext:value-type="string">
            <text:p>??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Tests, Build, ??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Technical Owner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-0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ull Docker Image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Paa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unch new containers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ELK,Rux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ger Duty</text:p>
          </table:table-cell>
          <table:table-cell office:value-type="string" calcext:value-type="string">
            <text:p>IT Perso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lling Upgrade</text:p>
          </table:table-cell>
          <table:table-cell office:value-type="string" calcext:value-type="string">
            <text:p>N</text:p>
          </table:table-cell>
          <table:table-cell table:style-name="ce35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~Sometimes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EZ4U</text:p>
          </table:table-cell>
          <table:table-cell table:style-name="ce5"/>
          <table:table-cell table:style-name="ce9"/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Y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??</text:p>
          </table:table-cell>
          <table:table-cell/>
          <table:table-cell table:style-name="ce24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??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ull Git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aemons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Devs</text:p>
          </table:table-cell>
          <table:table-cell table:number-columns-repeated="2"/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(sms sending speed)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(sails tea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ls team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EmaiBidding</text:p>
          </table:table-cell>
          <table:table-cell table:style-name="ce5"/>
          <table:table-cell table:style-name="ce9"/>
          <table:table-cell table:style-name="ce14"/>
          <table:table-cell table:number-columns-repeated="4"/>
          <table:table-cell table:style-name="ce20"/>
          <table:table-cell table:style-name="ce9"/>
          <table:table-cell table:number-columns-repeated="7"/>
          <table:table-cell table:style-name="ce24"/>
          <table:table-cell table:number-columns-repeated="11"/>
          <table:table-cell table:style-name="ce26"/>
          <table:table-cell table:number-columns-repeated="10"/>
          <table:table-cell table:style-name="ce29"/>
          <table:table-cell table:number-columns-repeated="3"/>
          <table:table-cell table:style-name="ce31"/>
          <table:table-cell table:number-columns-repeated="21"/>
          <table:table-cell table:style-name="ce35"/>
          <table:table-cell table:number-columns-repeated="957"/>
        </table:table-row>
        <table:table-row table:style-name="ro3">
          <table:table-cell office:value-type="string" calcext:value-type="string">
            <text:p>Hypelabs</text:p>
          </table:table-cell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office:value-type="string" calcext:value-type="string">
            <text:p>Post it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C#,Java,Obj. C</text:p>
          </table:table-cell>
          <table:table-cell office:value-type="string" calcext:value-type="string">
            <text:p>none</text:p>
          </table:table-cell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N</text:p>
          </table:table-cell>
          <table:table-cell office:value-type="string" calcext:value-type="string">
            <text:p>Feature branches</text:p>
          </table:table-cell>
          <table:table-cell table:style-name="ce26"/>
          <table:table-cell office:value-type="string" calcext:value-type="string">
            <text:p>N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NA</text:p>
          </table:table-cell>
          <table:table-cell/>
          <table:table-cell table:style-name="ce31"/>
          <table:table-cell office:value-type="string" calcext:value-type="string">
            <text:p>N</text:p>
          </table:table-cell>
          <table:table-cell table:number-columns-repeated="13"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table:style-name="ce9"/>
          <table:table-cell/>
          <table:table-cell table:number-columns-repeated="4" office:value-type="string" calcext:value-type="string">
            <text:p>NA</text:p>
          </table:table-cell>
          <table:table-cell table:style-name="ce35"/>
          <table:table-cell table:number-columns-repeated="2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Imaginary Cloud</text:p>
          </table:table-cell>
          <table:table-cell table:style-name="ce5"/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node</text:p>
          </table:table-cell>
          <table:table-cell office:value-type="string" calcext:value-type="string">
            <text:p>Y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Lindoe</text:p>
          </table:table-cell>
          <table:table-cell office:value-type="string" calcext:value-type="string">
            <text:p>Vagrant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-C#,Ob.C,..</text:p>
          </table:table-cell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(Client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SempahoreCI</text:p>
          </table:table-cell>
          <table:table-cell office:value-type="string" calcext:value-type="string">
            <text:p>Run tests, 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eature branches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Multidisciplin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-0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NA</text:p>
          </table:table-cell>
          <table:table-cell table:style-name="ce29"/>
          <table:table-cell table:style-name="ce28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mpahore,Capivara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?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Relic, Mixpane, Monit ,Goo. Anal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Project Members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mage Backup? (perguntar downtime)</text:p>
          </table:table-cell>
          <table:table-cell office:value-type="string" calcext:value-type="string">
            <text:p>N</text:p>
          </table:table-cell>
          <table:table-cell table:style-name="ce35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Client)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Iterar</text:p>
          </table:table-cell>
          <table:table-cell table:style-name="ce5"/>
          <table:table-cell table:style-name="ce9"/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ok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&gt;2000 Users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Trello</text:p>
          </table:table-cell>
          <table:table-cell office:value-type="string" calcext:value-type="string">
            <text:p>Heroky+S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Mobile …</text:p>
          </table:table-cell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~Y</text:p>
          </table:table-cell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Feature branches</text:p>
          </table:table-cell>
          <table:table-cell table:style-name="ce26"/>
          <table:table-cell office:value-type="string" calcext:value-type="string">
            <text:p>~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1"/>
          <table:table-cell office:value-type="string" calcext:value-type="string">
            <text:p>??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eroku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~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oku</text:p>
          </table:table-cell>
          <table:table-cell office:value-type="string" calcext:value-type="string">
            <text:p>Launch new containers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evs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(Heroku)</text:p>
          </table:table-cell>
          <table:table-cell table:style-name="ce28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Jscrambler</text:p>
          </table:table-cell>
          <table:table-cell table:style-name="ce5"/>
          <table:table-cell table:style-name="ce9"/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20000 users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ocker</text:p>
          </table:table-cell>
          <table:table-cell table:number-columns-repeated="2" office:value-type="string" calcext:value-type="string">
            <text:p>JS</text:p>
          </table:table-cell>
          <table:table-cell table:style-name="ce24"/>
          <table:table-cell office:value-type="string" calcext:value-type="string">
            <text:p>Y</text:p>
          </table:table-cell>
          <table:table-cell office:value-type="string" calcext:value-type="string">
            <text:p>Y(outsorcing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sts, ??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Jenkins, ??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??</text:p>
          </table:table-cell>
          <table:table-cell/>
          <table:table-cell office:value-type="string" calcext:value-type="string">
            <text:p>ELK??, Kiba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ail,SMS</text:p>
          </table:table-cell>
          <table:table-cell office:value-type="string" calcext:value-type="string">
            <text:p>Devs</text:p>
          </table:table-cell>
          <table:table-cell table:style-name="ce9" office:value-type="string" calcext:value-type="string">
            <text:p>Depends on gravity(email,sms)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DNS Switch</text:p>
          </table:table-cell>
          <table:table-cell office:value-type="string" calcext:value-type="string">
            <text:p>Y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/>
          <table:table-cell table:style-name="ce5"/>
          <table:table-cell table:style-name="ce9"/>
          <table:table-cell table:style-name="ce14"/>
          <table:table-cell table:number-columns-repeated="4"/>
          <table:table-cell table:style-name="ce20"/>
          <table:table-cell table:style-name="ce9"/>
          <table:table-cell table:number-columns-repeated="7"/>
          <table:table-cell table:style-name="ce24"/>
          <table:table-cell table:number-columns-repeated="11"/>
          <table:table-cell table:style-name="ce26"/>
          <table:table-cell table:number-columns-repeated="10"/>
          <table:table-cell table:style-name="ce29"/>
          <table:table-cell table:number-columns-repeated="3"/>
          <table:table-cell table:style-name="ce31"/>
          <table:table-cell table:number-columns-repeated="15"/>
          <table:table-cell table:style-name="ce9"/>
          <table:table-cell table:number-columns-repeated="5"/>
          <table:table-cell table:style-name="ce35"/>
          <table:table-cell table:number-columns-repeated="957"/>
        </table:table-row>
        <table:table-row table:style-name="ro3">
          <table:table-cell office:value-type="string" calcext:value-type="string">
            <text:p>Mindera</text:p>
          </table:table-cell>
          <table:table-cell table:style-name="ce5"/>
          <table:table-cell table:style-name="ce9"/>
          <table:table-cell table:style-name="ce14"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number-columns-repeated="2" office:value-type="string" calcext:value-type="string">
            <text:p>-</text:p>
          </table:table-cell>
          <table:table-cell table:style-name="ce24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Tests,Build,??</text:p>
          </table:table-cell>
          <table:table-cell table:number-columns-repeated="3" office:value-type="string" calcext:value-type="string">
            <text:p>??</text:p>
          </table:table-cell>
          <table:table-cell table:style-name="ce26"/>
          <table:table-cell office:value-type="string" calcext:value-type="string">
            <text:p>N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Jenkins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table:number-columns-repeated="2" table:style-name="ce33" office:value-type="string" calcext:value-type="string">
            <text:p>??</text:p>
          </table:table-cell>
          <table:table-cell office:value-type="string" calcext:value-type="string">
            <text:p>??</text:p>
          </table:table-cell>
          <table:table-cell table:number-columns-repeated="5" table:style-name="ce33" office:value-type="string" calcext:value-type="string">
            <text:p>??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Semasio</text:p>
          </table:table-cell>
          <table:table-cell table:style-name="ce5"/>
          <table:table-cell table:style-name="ce9"/>
          <table:table-cell table:style-name="ce14"/>
          <table:table-cell office:value-type="string" calcext:value-type="string">
            <text:p>Y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2000 event/s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Ow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??</text:p>
          </table:table-cell>
          <table:table-cell table:style-name="ce24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/day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Change to horizontal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02-0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w</text:p>
          </table:table-cell>
          <table:table-cell table:style-name="ce29"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N</text:p>
          </table:table-cell>
          <table:table-cell table:style-name="ce31"/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indows Perf. Count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(Alerta-Email;Erro-Support Eng.)</text:p>
          </table:table-cell>
          <table:table-cell/>
          <table:table-cell table:number-columns-repeated="4" office:value-type="string" calcext:value-type="string">
            <text:p>??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Shiftforward</text:p>
          </table:table-cell>
          <table:table-cell table:style-name="ce5"/>
          <table:table-cell table:style-name="ce9"/>
          <table:table-cell table:style-name="ce14"/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000000 linhas/pedido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office:value-type="string" calcext:value-type="string">
            <text:p>Post it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ocker</text:p>
          </table:table-cell>
          <table:table-cell office:value-type="string" calcext:value-type="string">
            <text:p>Scala</text:p>
          </table:table-cell>
          <table:table-cell/>
          <table:table-cell table:style-name="ce24"/>
          <table:table-cell table:number-columns-repeated="2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Gitlab CI</text:p>
          </table:table-cell>
          <table:table-cell office:value-type="string" calcext:value-type="string">
            <text:p>Tests</text:p>
          </table:table-cell>
          <table:table-cell/>
          <table:table-cell office:value-type="string" calcext:value-type="string">
            <text:p>Technical Owner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(ver marathon cluster)</text:p>
          </table:table-cell>
          <table:table-cell table:style-name="ce31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unch new containe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ingdo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Email(CI error)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mpo de resp. 95% dos ped</text:p>
          </table:table-cell>
          <table:table-cell table:style-name="ce35"/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Streambolico</text:p>
          </table:table-cell>
          <table:table-cell table:style-name="ce5"/>
          <table:table-cell table:style-name="ce9"/>
          <table:table-cell table:style-name="ce14"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zure</text:p>
          </table:table-cell>
          <table:table-cell table:number-columns-repeated="2"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Bitrix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GitFlow ou Feat??</text:p>
          </table:table-cell>
          <table:table-cell table:style-name="ce26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01-0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3" office:value-type="string" calcext:value-type="string">
            <text:p>N</text:p>
          </table:table-cell>
          <table:table-cell table:style-name="ce31"/>
          <table:table-cell table:number-columns-repeated="14" office:value-type="string" calcext:value-type="string">
            <text:p>NA</text:p>
          </table:table-cell>
          <table:table-cell table:number-columns-repeated="2" table:style-name="ce9" office:value-type="string" calcext:value-type="string">
            <text:p>NA</text:p>
          </table:table-cell>
          <table:table-cell/>
          <table:table-cell table:number-columns-repeated="4" office:value-type="string" calcext:value-type="string">
            <text:p>NA</text:p>
          </table:table-cell>
          <table:table-cell table:style-name="ce35"/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TOPDOX</text:p>
          </table:table-cell>
          <table:table-cell table:style-name="ce5"/>
          <table:table-cell table:style-name="ce9"/>
          <table:table-cell table:style-name="ce14" office:value-type="string" calcext:value-type="string">
            <text:p>N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table:style-name="ce19" office:value-type="string" calcext:value-type="string">
            <text:p>200000 users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Trello</text:p>
          </table:table-cell>
          <table:table-cell office:value-type="string" calcext:value-type="string">
            <text:p>AWS,Rest Services, et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7" office:value-type="string" calcext:value-type="string">
            <text:p>N</text:p>
          </table:table-cell>
          <table:table-cell office:value-type="string" calcext:value-type="string">
            <text:p>Team Member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-0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HeapCh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ush repos nas maquinas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table:number-columns-repeated="6"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Relic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number-columns-repeated="4" office:value-type="string" calcext:value-type="string">
            <text:p>??</text:p>
          </table:table-cell>
          <table:table-cell table:style-name="ce35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Ubiwhere</text:p>
          </table:table-cell>
          <table:table-cell table:style-name="ce5"/>
          <table:table-cell table:style-name="ce9"/>
          <table:table-cell table:style-name="ce14"/>
          <table:table-cell office:value-type="string" calcext:value-type="string">
            <text:p>Y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Y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Redmine</text:p>
          </table:table-cell>
          <table:table-cell office:value-type="string" calcext:value-type="string">
            <text:p>Google, Own</text:p>
          </table:table-cell>
          <table:table-cell table:number-columns-repeated="2" office:value-type="string" calcext:value-type="string">
            <text:p>Docker</text:p>
          </table:table-cell>
          <table:table-cell table:number-columns-repeated="2"/>
          <table:table-cell table:style-name="ce24"/>
          <table:table-cell table:number-columns-repeated="2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Tests</text:p>
          </table:table-cell>
          <table:table-cell table:number-columns-repeated="3"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l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style-name="ce29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style-name="ce31"/>
          <table:table-cell table:number-columns-repeated="4"/>
          <table:table-cell table:number-columns-repeated="4" office:value-type="string" calcext:value-type="string">
            <text:p>N</text:p>
          </table:table-cell>
          <table:table-cell table:number-columns-repeated="5" office:value-type="string" calcext:value-type="string">
            <text:p>??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adual??</text:p>
          </table:table-cell>
          <table:table-cell office:value-type="string" calcext:value-type="string">
            <text:p>??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(atualizado fim srpint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 table:number-rows-repeated="2">
          <table:table-cell/>
          <table:table-cell table:style-name="ce5"/>
          <table:table-cell table:style-name="ce9"/>
          <table:table-cell table:style-name="ce14"/>
          <table:table-cell table:number-columns-repeated="4"/>
          <table:table-cell table:style-name="ce20"/>
          <table:table-cell table:style-name="ce9"/>
          <table:table-cell table:number-columns-repeated="7"/>
          <table:table-cell table:style-name="ce24"/>
          <table:table-cell table:number-columns-repeated="11"/>
          <table:table-cell table:style-name="ce26"/>
          <table:table-cell table:number-columns-repeated="10"/>
          <table:table-cell table:style-name="ce29"/>
          <table:table-cell table:number-columns-repeated="3"/>
          <table:table-cell table:style-name="ce31"/>
          <table:table-cell table:number-columns-repeated="21"/>
          <table:table-cell table:style-name="ce35"/>
          <table:table-cell table:number-columns-repeated="957"/>
        </table:table-row>
        <table:table-row table:style-name="ro3">
          <table:table-cell/>
          <table:table-cell table:style-name="ce5"/>
          <table:table-cell table:style-name="ce10"/>
          <table:table-cell table:style-name="ce16"/>
          <table:table-cell table:number-columns-repeated="4"/>
          <table:table-cell table:style-name="ce20"/>
          <table:table-cell table:style-name="ce10"/>
          <table:table-cell table:number-columns-repeated="7"/>
          <table:table-cell table:style-name="ce24"/>
          <table:table-cell table:number-columns-repeated="11"/>
          <table:table-cell table:style-name="ce26"/>
          <table:table-cell table:number-columns-repeated="10"/>
          <table:table-cell table:style-name="ce29"/>
          <table:table-cell table:number-columns-repeated="3"/>
          <table:table-cell table:style-name="ce31"/>
          <table:table-cell table:number-columns-repeated="21"/>
          <table:table-cell table:style-name="ce35"/>
          <table:table-cell table:number-columns-repeated="957"/>
        </table:table-row>
        <table:table-row table:style-name="ro3">
          <table:table-cell/>
          <table:table-cell table:style-name="ce5"/>
          <table:table-cell table:style-name="ce8"/>
          <table:table-cell table:style-name="ce13"/>
          <table:table-cell table:number-columns-repeated="4"/>
          <table:table-cell table:style-name="ce20"/>
          <table:table-cell table:style-name="ce8"/>
          <table:table-cell table:number-columns-repeated="7"/>
          <table:table-cell table:style-name="ce24"/>
          <table:table-cell table:number-columns-repeated="22"/>
          <table:table-cell table:style-name="ce29"/>
          <table:table-cell table:number-columns-repeated="3"/>
          <table:table-cell table:style-name="ce31"/>
          <table:table-cell table:number-columns-repeated="979"/>
        </table:table-row>
        <table:table-row table:style-name="ro3">
          <table:table-cell/>
          <table:table-cell table:style-name="ce5"/>
          <table:table-cell table:style-name="ce8"/>
          <table:table-cell table:style-name="ce13"/>
          <table:table-cell table:number-columns-repeated="4"/>
          <table:table-cell table:style-name="ce20"/>
          <table:table-cell table:style-name="ce8"/>
          <table:table-cell table:number-columns-repeated="30"/>
          <table:table-cell table:style-name="ce29"/>
          <table:table-cell table:number-columns-repeated="3"/>
          <table:table-cell table:style-name="ce31"/>
          <table:table-cell table:number-columns-repeated="979"/>
        </table:table-row>
        <table:table-row table:style-name="ro3">
          <table:table-cell/>
          <table:table-cell table:style-name="ce5"/>
          <table:table-cell table:style-name="ce10"/>
          <table:table-cell table:style-name="ce16"/>
          <table:table-cell table:number-columns-repeated="4"/>
          <table:table-cell table:style-name="ce20"/>
          <table:table-cell table:style-name="ce10"/>
          <table:table-cell table:number-columns-repeated="1014"/>
        </table:table-row>
        <table:table-row table:style-name="ro3">
          <table:table-cell table:number-columns-repeated="2"/>
          <table:table-cell table:style-name="ce8"/>
          <table:table-cell table:style-name="ce13"/>
          <table:table-cell table:number-columns-repeated="4"/>
          <table:table-cell table:style-name="ce20"/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8"/>
          <table:table-cell table:style-name="ce13"/>
          <table:table-cell table:number-columns-repeated="5"/>
          <table:table-cell table:style-name="ce8"/>
          <table:table-cell table:number-columns-repeated="1014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5" table:default-cell-style-name="ce37"/>
        <table:table-column table:style-name="co5" table:default-cell-style-name="ce39"/>
        <table:table-column table:style-name="co5" table:number-columns-repeated="2" table:default-cell-style-name="ce8"/>
        <table:table-column table:style-name="co5" table:number-columns-repeated="3" table:default-cell-style-name="ce28"/>
        <table:table-column table:style-name="co5" table:default-cell-style-name="ce41"/>
        <table:table-column table:style-name="co5" table:default-cell-style-name="ce8"/>
        <table:table-column table:style-name="co5" table:number-columns-repeated="5" table:default-cell-style-name="ce28"/>
        <table:table-column table:style-name="co5" table:default-cell-style-name="ce43"/>
        <table:table-column table:style-name="co5" table:number-columns-repeated="8" table:default-cell-style-name="ce28"/>
        <table:table-column table:style-name="co5" table:default-cell-style-name="ce45"/>
        <table:table-column table:style-name="co5" table:number-columns-repeated="10" table:default-cell-style-name="ce28"/>
        <table:table-column table:style-name="co5" table:default-cell-style-name="ce47"/>
        <table:table-column table:style-name="co5" table:number-columns-repeated="2" table:default-cell-style-name="ce28"/>
        <table:table-column table:style-name="co5" table:default-cell-style-name="ce49"/>
        <table:table-column table:style-name="co5" table:number-columns-repeated="11" table:default-cell-style-name="ce28"/>
        <table:table-column table:style-name="co5" table:default-cell-style-name="ce51"/>
        <table:table-column table:style-name="co5" table:number-columns-repeated="5" table:default-cell-style-name="ce28"/>
        <table:table-column table:style-name="co5" table:default-cell-style-name="ce52"/>
        <table:table-column table:style-name="co5" table:number-columns-repeated="10" table:default-cell-style-name="ce28"/>
        <table:table-row table:style-name="ro3" table:number-rows-repeated="2">
          <table:table-cell table:style-name="Default" table:number-columns-repeated="66"/>
        </table:table-row>
        <table:table-row table:style-name="ro2">
          <table:table-cell office:value-type="string" calcext:value-type="string">
            <text:p>Arealytics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it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string" calcext:value-type="string">
            <text:p>Y</text:p>
          </table:table-cell>
          <table:table-cell table:style-name="ce8" office:value-type="string" calcext:value-type="string">
            <text:p>Specialization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04-0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8"/>
          <table:table-cell table:number-columns-repeated="2" table:style-name="ce8" office:value-type="string" calcext:value-type="string">
            <text:p>Y</text:p>
          </table:table-cell>
          <table:table-cell table:style-name="ce8" table:number-columns-repeated="4"/>
          <table:table-cell table:style-name="ce8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Atiiv</text:p>
          </table:table-cell>
          <table:table-cell/>
          <table:table-cell table:style-name="ce10" office:value-type="float" office:value="0.4" calcext:value-type="float">
            <text:p>0.4</text:p>
          </table:table-cell>
          <table:table-cell table:style-name="ce10"/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Git</text:p>
          </table:table-cell>
          <table:table-cell office:value-type="string" calcext:value-type="string">
            <text:p>Assana</text:p>
          </table:table-cell>
          <table:table-cell table:number-columns-repeated="5"/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/>
          <table:table-cell table:number-columns-repeated="4"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Celfinet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IaaS</text:p>
          </table:table-cell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Git</text:p>
          </table:table-cell>
          <table:table-cell office:value-type="string" calcext:value-type="string">
            <text:p>Assana</text:p>
          </table:table-cell>
          <table:table-cell/>
          <table:table-cell office:value-type="string" calcext:value-type="string">
            <text:p>Forge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Click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aaS</text:p>
          </table:table-cell>
          <table:table-cell office:value-type="string" calcext:value-type="string">
            <text:p>Y</text:p>
          </table:table-cell>
          <table:table-cell/>
          <table:table-cell table:style-name="ce10"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05-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d &amp; Self trigger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dacy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IaaS</text:p>
          </table:table-cell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G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Beanstalk</text:p>
          </table:table-cell>
          <table:table-cell table:number-columns-repeated="3"/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-06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elf-Triggere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hat-Team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EZ4U</text:p>
          </table:table-cell>
          <table:table-cell table:number-columns-repeated="2"/>
          <table:table-cell office:value-type="string" calcext:value-type="string">
            <text:p>1/da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a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Beanstalk</text:p>
          </table:table-cell>
          <table:table-cell table:number-columns-repeated="2" office:value-type="string" calcext:value-type="string">
            <text:p>Docke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Technical Owne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operative</text:p>
          </table:table-cell>
          <table:table-cell/>
          <table:table-cell office:value-type="string" calcext:value-type="string">
            <text:p>01-0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~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(don't use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unch Infrastructu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LK St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ge Duty</text:p>
          </table:table-cell>
          <table:table-cell/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chnical Own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2">
          <table:table-cell table:style-name="ce38" office:value-type="string" calcext:value-type="string">
            <text:p>EmailBidding</text:p>
          </table:table-cell>
          <table:table-cell/>
          <table:table-cell table:style-name="ce10" table:number-columns-repeated="2"/>
          <table:table-cell/>
          <table:table-cell office:value-type="string" calcext:value-type="string">
            <text:p>IaaS</text:p>
          </table:table-cell>
          <table:table-cell office:value-type="string" calcext:value-type="string">
            <text:p>-</text:p>
          </table:table-cell>
          <table:table-cell/>
          <table:table-cell table:style-name="ce10"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sig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f-tigger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emons/Worke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MS alerts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 office:value-type="string" calcext:value-type="string">
            <text:p>Hypelabs</text:p>
          </table:table-cell>
          <table:table-cell table:style-name="ce40"/>
          <table:table-cell table:number-columns-repeated="5"/>
          <table:table-cell table:style-name="ce42"/>
          <table:table-cell table:number-columns-repeated="6"/>
          <table:table-cell table:style-name="ce44"/>
          <table:table-cell office:value-type="string" calcext:value-type="string">
            <text:p>N</text:p>
          </table:table-cell>
          <table:table-cell table:number-columns-repeated="7"/>
          <table:table-cell table:style-name="ce46"/>
          <table:table-cell table:number-columns-repeated="2"/>
          <table:table-cell office:value-type="string" calcext:value-type="string">
            <text:p>N</text:p>
          </table:table-cell>
          <table:table-cell table:number-columns-repeated="7"/>
          <table:table-cell table:style-name="ce48"/>
          <table:table-cell table:number-columns-repeated="2"/>
          <table:table-cell table:style-name="ce50"/>
          <table:table-cell table:number-columns-repeated="3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D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maginary Cloud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/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ND</text:p>
          </table:table-cell>
          <table:table-cell table:number-columns-repeated="3" office:value-type="string" calcext:value-type="string">
            <text:p>N</text:p>
          </table:table-cell>
          <table:table-cell table:number-columns-repeated="8"/>
          <table:table-cell table:number-columns-repeated="3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Jscrambler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IaaS</text:p>
          </table:table-cell>
          <table:table-cell table:number-columns-repeated="2"/>
          <table:table-cell office:value-type="string" calcext:value-type="string">
            <text:p>Git</text:p>
          </table:table-cell>
          <table:table-cell table:number-columns-repeated="3"/>
          <table:table-cell office:value-type="string" calcext:value-type="string">
            <text:p>Vagrant</text:p>
          </table:table-cell>
          <table:table-cell office:value-type="string" calcext:value-type="string">
            <text:p>Ansible</text:p>
          </table:table-cell>
          <table:table-cell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3" office:value-type="string" calcext:value-type="string">
            <text:p>??</text:p>
          </table:table-cell>
          <table:table-cell office:value-type="string" calcext:value-type="string">
            <text:p>Senio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-03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ND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Mindera</text:p>
          </table:table-cell>
          <table:table-cell/>
          <table:table-cell table:style-name="ce10" table:number-columns-repeated="2"/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~Y</text:p>
          </table:table-cell>
          <table:table-cell/>
          <table:table-cell table:style-name="ce10"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Q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??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SMS alerts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NS Switch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Semasio</text:p>
          </table:table-cell>
          <table:table-cell table:number-columns-repeated="4"/>
          <table:table-cell office:value-type="string" calcext:value-type="string">
            <text:p>Iaa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7" office:value-type="string" calcext:value-type="string">
            <text:p>Proj. Specif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ftforward</text:p>
          </table:table-cell>
          <table:table-cell table:number-columns-repeated="3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 but changing</text:p>
          </table:table-cell>
          <table:table-cell/>
          <table:table-cell office:value-type="string" calcext:value-type="string">
            <text:p>Git</text:p>
          </table:table-cell>
          <table:table-cell office:value-type="string" calcext:value-type="string">
            <text:p>Jira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"/>
          <table:table-cell office:value-type="string" calcext:value-type="string">
            <text:p>Specializatio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02-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,Skyp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w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-(Outsorcing)</text:p>
          </table:table-cell>
          <table:table-cell office:value-type="string" calcext:value-type="string">
            <text:p>Windows Performance Count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one Call, Email</text:p>
          </table:table-cell>
          <table:table-cell/>
          <table:table-cell office:value-type="string" calcext:value-type="string">
            <text:p>Yes if first hour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(In progress)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treambolico</text:p>
          </table:table-cell>
          <table:table-cell/>
          <table:table-cell table:style-name="ce10"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IaaS</text:p>
          </table:table-cell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Git</text:p>
          </table:table-cell>
          <table:table-cell office:value-type="string" calcext:value-type="string">
            <text:p>Postits</text:p>
          </table:table-cell>
          <table:table-cell table:number-columns-repeated="2"/>
          <table:table-cell table:number-columns-repeated="2" office:value-type="string" calcext:value-type="string">
            <text:p>Docker</text:p>
          </table:table-cell>
          <table:table-cell/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Y</text:p>
          </table:table-cell>
          <table:table-cell/>
          <table:table-cell office:value-type="string" calcext:value-type="string">
            <text:p>Techinal Owne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No DB 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 Launch I.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ingd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vider provided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Topdox*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it</text:p>
          </table:table-cell>
          <table:table-cell office:value-type="string" calcext:value-type="string">
            <text:p>Bitrix24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8" office:value-type="string" calcext:value-type="string">
            <text:p>N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-0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trix24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/>
          <table:table-cell table:number-columns-repeated="11" office:value-type="string" calcext:value-type="string">
            <text:p>N</text:p>
          </table:table-cell>
          <table:table-cell/>
          <table:table-cell table:number-columns-repeated="4" office:value-type="string" calcext:value-type="string">
            <text:p>N</text:p>
          </table:table-cell>
          <table:table-cell table:number-columns-repeated="2"/>
          <table:table-cell table:number-columns-repeated="10"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Ubiwhere</text:p>
          </table:table-cell>
          <table:table-cell table:number-columns-repeated="65"/>
        </table:table-row>
        <table:table-row table:style-name="ro2">
          <table:table-cell office:value-type="string" calcext:value-type="string">
            <text:p>Unbabel*</text:p>
          </table:table-cell>
          <table:table-cell/>
          <table:table-cell table:style-name="ce10"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IaaS</text:p>
          </table:table-cell>
          <table:table-cell table:number-columns-repeated="2"/>
          <table:table-cell table:style-name="ce10" office:value-type="string" calcext:value-type="string">
            <text:p>Git</text:p>
          </table:table-cell>
          <table:table-cell office:value-type="string" calcext:value-type="string">
            <text:p>Redmine</text:p>
          </table:table-cell>
          <table:table-cell/>
          <table:table-cell office:value-type="string" calcext:value-type="string">
            <text:p>Digital Ocean, Google Clo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Functiona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??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ky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/>
          <table:table-cell table:number-columns-repeated="2" office:value-type="string" calcext:value-type="string">
            <text:p>??</text:p>
          </table:table-cell>
          <table:table-cell/>
          <table:table-cell table:number-columns-repeated="4"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atus Cake,Sensu,Sentry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number-columns-repeated="5" office:value-type="string" calcext:value-type="string">
            <text:p>??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Virtus.ai</text:p>
          </table:table-cell>
          <table:table-cell table:number-columns-repeated="65"/>
        </table:table-row>
        <table:table-row table:style-name="ro2">
          <table:table-cell office:value-type="string" calcext:value-type="string">
            <text:p>Zarcoapp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Git</text:p>
          </table:table-cell>
          <table:table-cell office:value-type="string" calcext:value-type="string">
            <text:p>Trello</text:p>
          </table:table-cell>
          <table:table-cell table:number-columns-repeated="2"/>
          <table:table-cell office:value-type="string" calcext:value-type="string">
            <text:p>Docker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??</text:p>
          </table:table-cell>
          <table:table-cell/>
          <table:table-cell table:number-columns-repeated="6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(user interaction)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number-columns-repeated="7" office:value-type="string" calcext:value-type="string">
            <text:p>??</text:p>
          </table:table-cell>
          <table:table-cell/>
        </table:table-row>
      </table:table>
      <table:table table:name="Sheet3" table:style-name="ta1">
        <office:forms form:automatic-focus="false" form:apply-design-mode="false"/>
        <table:table-column table:style-name="co36" table:default-cell-style-name="ce37"/>
        <table:table-column table:style-name="co5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3" table:default-cell-style-name="Default"/>
        <table:table-column table:style-name="co37" table:default-cell-style-name="Default"/>
        <table:table-column table:style-name="co5" table:default-cell-style-name="Default"/>
        <table:table-column table:style-name="co39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5" table:number-columns-repeated="5" table:default-cell-style-name="Default"/>
        <table:table-column table:style-name="co40" table:default-cell-style-name="Default"/>
        <table:table-column table:style-name="co5" table:number-columns-repeated="6" table:default-cell-style-name="Default"/>
        <table:table-column table:style-name="co5" table:default-cell-style-name="ce59"/>
        <table:table-column table:style-name="co41" table:default-cell-style-name="Default"/>
        <table:table-column table:style-name="co42" table:default-cell-style-name="Default"/>
        <table:table-column table:style-name="co5" table:default-cell-style-name="ce350"/>
        <table:table-column table:style-name="co5" table:number-columns-repeated="994" table:default-cell-style-name="Default"/>
        <table:table-row table:style-name="ro4">
          <table:table-cell table:style-name="ce53"/>
          <table:table-cell table:style-name="ce59" office:value-type="string" calcext:value-type="string">
            <text:p>Abyssal</text:p>
          </table:table-cell>
          <table:table-cell table:style-name="ce59" office:value-type="string" calcext:value-type="string">
            <text:p>Arealytics</text:p>
          </table:table-cell>
          <table:table-cell table:style-name="ce59" office:value-type="string" calcext:value-type="string">
            <text:p>Atiiv</text:p>
          </table:table-cell>
          <table:table-cell table:style-name="ce59" office:value-type="string" calcext:value-type="string">
            <text:p>Nmusic</text:p>
          </table:table-cell>
          <table:table-cell table:style-name="ce59" office:value-type="string" calcext:value-type="string">
            <text:p>Zarco</text:p>
          </table:table-cell>
          <table:table-cell table:style-name="ce59" office:value-type="string" calcext:value-type="string">
            <text:p>Blip</text:p>
          </table:table-cell>
          <table:table-cell table:style-name="ce59" office:value-type="string" calcext:value-type="string">
            <text:p>Celfinet</text:p>
          </table:table-cell>
          <table:table-cell table:style-name="ce59" office:value-type="string" calcext:value-type="string">
            <text:p>clickly</text:p>
          </table:table-cell>
          <table:table-cell table:style-name="ce59" office:value-type="string" calcext:value-type="string">
            <text:p>Codacy</text:p>
          </table:table-cell>
          <table:table-cell table:style-name="ce59" office:value-type="string" calcext:value-type="string">
            <text:p>Emailbidding</text:p>
          </table:table-cell>
          <table:table-cell table:style-name="ce59" office:value-type="string" calcext:value-type="string">
            <text:p>EZ4U</text:p>
          </table:table-cell>
          <table:table-cell table:style-name="ce59" office:value-type="string" calcext:value-type="string">
            <text:p>Hypelabs</text:p>
          </table:table-cell>
          <table:table-cell table:style-name="ce59" office:value-type="string" calcext:value-type="string">
            <text:p>Imaginary Cloud</text:p>
          </table:table-cell>
          <table:table-cell table:style-name="ce59" office:value-type="string" calcext:value-type="string">
            <text:p>Iterar</text:p>
          </table:table-cell>
          <table:table-cell table:style-name="ce59" office:value-type="string" calcext:value-type="string">
            <text:p>Jscrambler</text:p>
          </table:table-cell>
          <table:table-cell table:style-name="ce59" office:value-type="string" calcext:value-type="string">
            <text:p>Mindera</text:p>
          </table:table-cell>
          <table:table-cell table:style-name="ce59" office:value-type="string" calcext:value-type="string">
            <text:p>Semasio</text:p>
          </table:table-cell>
          <table:table-cell table:style-name="ce59" office:value-type="string" calcext:value-type="string">
            <text:p>Shiftforward</text:p>
          </table:table-cell>
          <table:table-cell table:style-name="ce59" office:value-type="string" calcext:value-type="string">
            <text:p>Streambolico</text:p>
          </table:table-cell>
          <table:table-cell table:style-name="ce59" office:value-type="string" calcext:value-type="string">
            <text:p>TOPDOX</text:p>
          </table:table-cell>
          <table:table-cell table:style-name="ce59" office:value-type="string" calcext:value-type="string">
            <text:p>Ubiwhere</text:p>
          </table:table-cell>
          <table:table-cell table:style-name="ce59" office:value-type="string" calcext:value-type="string">
            <text:p>Unbabel</text:p>
          </table:table-cell>
          <table:table-cell table:style-name="ce59" office:value-type="string" calcext:value-type="string">
            <text:p>Virtus.ai</text:p>
          </table:table-cell>
          <table:table-cell table:style-name="ce59" office:value-type="string" calcext:value-type="string">
            <text:p>3Port</text:p>
          </table:table-cell>
          <table:table-cell table:style-name="ce59" office:value-type="string" calcext:value-type="string">
            <text:p>Weduc</text:p>
          </table:table-cell>
          <table:table-cell/>
          <table:table-cell table:style-name="ce59" office:value-type="string" calcext:value-type="string">
            <text:p>Practice Frequency</text:p>
          </table:table-cell>
          <table:table-cell table:style-name="ce59" office:value-type="string" calcext:value-type="string">
            <text:p>Pattern Related Practices Frequency</text:p>
          </table:table-cell>
          <table:table-cell table:style-name="ce349" office:value-type="string" calcext:value-type="string">
            <text:p>Pattern</text:p>
          </table:table-cell>
          <table:table-cell table:style-name="ce59" table:number-columns-repeated="994"/>
        </table:table-row>
        <table:table-row table:style-name="ro3">
          <table:table-cell table:style-name="ce54" office:value-type="string" calcext:value-type="string">
            <text:p>Code Review</text:p>
          </table:table-cell>
          <table:table-cell table:style-name="ce60" office:value-type="string" calcext:value-type="string">
            <text:p>✔</text:p>
          </table:table-cell>
          <table:table-cell table:style-name="ce61" table:number-columns-repeated="6"/>
          <table:table-cell table:style-name="ce73"/>
          <table:table-cell table:style-name="ce83" office:value-type="string" calcext:value-type="string">
            <text:p>✔</text:p>
          </table:table-cell>
          <table:table-cell table:style-name="ce109" office:value-type="string" calcext:value-type="string">
            <text:p>✔</text:p>
          </table:table-cell>
          <table:table-cell table:style-name="ce134" table:number-columns-repeated="2"/>
          <table:table-cell table:style-name="ce154" office:value-type="string" calcext:value-type="string">
            <text:p>✔</text:p>
          </table:table-cell>
          <table:table-cell table:style-name="ce134"/>
          <table:table-cell table:style-name="ce189"/>
          <table:table-cell table:style-name="ce206" office:value-type="string" calcext:value-type="string">
            <text:p>✔</text:p>
          </table:table-cell>
          <table:table-cell table:style-name="ce231" office:value-type="string" calcext:value-type="string">
            <text:p>✔</text:p>
          </table:table-cell>
          <table:table-cell table:style-name="ce239" office:value-type="string" calcext:value-type="string">
            <text:p>✔</text:p>
          </table:table-cell>
          <table:table-cell table:style-name="ce264"/>
          <table:table-cell table:style-name="ce270" office:value-type="string" calcext:value-type="string">
            <text:p>✔</text:p>
          </table:table-cell>
          <table:table-cell table:style-name="ce286" office:value-type="string" calcext:value-type="string">
            <text:p>✔</text:p>
          </table:table-cell>
          <table:table-cell table:style-name="ce304" office:value-type="string" calcext:value-type="string">
            <text:p>✔</text:p>
          </table:table-cell>
          <table:table-cell table:style-name="ce287" table:number-columns-repeated="2"/>
          <table:table-cell table:style-name="ce338" office:value-type="string" calcext:value-type="string">
            <text:p>✔</text:p>
          </table:table-cell>
          <table:table-cell/>
          <table:table-cell table:style-name="ce28" table:formula="of:=COUNTA([.B2:.Z2])" office:value-type="float" office:value="11" calcext:value-type="float">
            <text:p>11</text:p>
          </table:table-cell>
          <table:table-cell table:style-name="ce28" office:value-type="float" office:value="11" calcext:value-type="float">
            <text:p>11</text:p>
          </table:table-cell>
          <table:table-cell office:value-type="string" calcext:value-type="string">
            <text:p>Code Review</text:p>
          </table:table-cell>
          <table:table-cell table:number-columns-repeated="994"/>
        </table:table-row>
        <table:table-row table:style-name="ro3">
          <table:table-cell table:style-name="ce54" office:value-type="string" calcext:value-type="string">
            <text:p>Jobs(Daemons)</text:p>
          </table:table-cell>
          <table:table-cell table:style-name="ce61" table:number-columns-repeated="7"/>
          <table:table-cell table:style-name="ce73" table:number-columns-repeated="3"/>
          <table:table-cell table:style-name="ce135" office:value-type="string" calcext:value-type="string">
            <text:p>✔</text:p>
          </table:table-cell>
          <table:table-cell table:style-name="ce73" table:number-columns-repeated="4"/>
          <table:table-cell table:style-name="ce28"/>
          <table:table-cell table:style-name="ce232"/>
          <table:table-cell table:style-name="ce240"/>
          <table:table-cell table:style-name="ce68" table:number-columns-repeated="2"/>
          <table:table-cell table:style-name="ce287" table:number-columns-repeated="5"/>
          <table:table-cell/>
          <table:table-cell table:style-name="ce28" table:formula="of:=COUNTA([.B3:.Z3])" office:value-type="float" office:value="1" calcext:value-type="float">
            <text:p>1</text:p>
          </table:table-cell>
          <table:table-cell table:style-name="ce28"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1" table:number-rows-spanned="2">
            <text:p>Jobs</text:p>
          </table:table-cell>
          <table:table-cell table:number-columns-repeated="994"/>
        </table:table-row>
        <table:table-row table:style-name="ro3">
          <table:table-cell table:style-name="ce55" office:value-type="string" calcext:value-type="string">
            <text:p>Jobs(infrastructure)</text:p>
          </table:table-cell>
          <table:table-cell table:style-name="ce61" table:number-columns-repeated="7"/>
          <table:table-cell table:style-name="ce73"/>
          <table:table-cell table:style-name="ce84" office:value-type="string" calcext:value-type="string">
            <text:p>✔</text:p>
          </table:table-cell>
          <table:table-cell table:style-name="ce73" table:number-columns-repeated="3"/>
          <table:table-cell table:style-name="ce155"/>
          <table:table-cell table:style-name="ce180" office:value-type="string" calcext:value-type="string">
            <text:p>✔</text:p>
          </table:table-cell>
          <table:table-cell table:style-name="ce73"/>
          <table:table-cell table:style-name="ce28"/>
          <table:table-cell table:style-name="ce232"/>
          <table:table-cell table:style-name="ce240"/>
          <table:table-cell table:style-name="ce68" table:number-columns-repeated="2"/>
          <table:table-cell table:style-name="ce287" table:number-columns-repeated="5"/>
          <table:table-cell/>
          <table:table-cell table:style-name="ce28" table:formula="of:=COUNTA([.B4:.Z4])" office:value-type="float" office:value="2" calcext:value-type="float">
            <text:p>2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5" office:value-type="string" calcext:value-type="string">
            <text:p>Environment Setup (scripts)</text:p>
          </table:table-cell>
          <table:table-cell table:style-name="ce61" table:number-columns-repeated="2"/>
          <table:table-cell table:style-name="ce69" office:value-type="string" calcext:value-type="string">
            <text:p>✔</text:p>
          </table:table-cell>
          <table:table-cell table:style-name="ce60" office:value-type="string" calcext:value-type="string">
            <text:p>✔</text:p>
          </table:table-cell>
          <table:table-cell table:style-name="ce61"/>
          <table:table-cell table:number-columns-repeated="2" table:style-name="ce60" office:value-type="string" calcext:value-type="string">
            <text:p>✔</text:p>
          </table:table-cell>
          <table:table-cell table:style-name="ce73" table:number-columns-repeated="5"/>
          <table:table-cell table:style-name="ce156" office:value-type="string" calcext:value-type="string">
            <text:p>✔</text:p>
          </table:table-cell>
          <table:table-cell table:style-name="ce73" table:number-columns-repeated="2"/>
          <table:table-cell table:style-name="ce28"/>
          <table:table-cell table:style-name="ce232"/>
          <table:table-cell table:style-name="ce241"/>
          <table:table-cell table:style-name="ce68" table:number-columns-repeated="2"/>
          <table:table-cell table:style-name="ce287" table:number-columns-repeated="3"/>
          <table:table-cell table:style-name="ce333" office:value-type="string" calcext:value-type="string">
            <text:p>✔</text:p>
          </table:table-cell>
          <table:table-cell table:style-name="ce339" office:value-type="string" calcext:value-type="string">
            <text:p>✔</text:p>
          </table:table-cell>
          <table:table-cell/>
          <table:table-cell table:style-name="ce28" table:formula="of:=COUNTA([.B5:.Z5])" office:value-type="float" office:value="7" calcext:value-type="float">
            <text:p>7</text:p>
          </table:table-cell>
          <table:table-cell table:style-name="ce28" office:value-type="float" office:value="15" calcext:value-type="float" table:number-columns-spanned="1" table:number-rows-spanned="3">
            <text:p>15</text:p>
          </table:table-cell>
          <table:table-cell office:value-type="string" calcext:value-type="string" table:number-columns-spanned="1" table:number-rows-spanned="3">
            <text:p>Reproducible Environments</text:p>
          </table:table-cell>
          <table:table-cell table:number-columns-repeated="994"/>
        </table:table-row>
        <table:table-row table:style-name="ro3">
          <table:table-cell table:style-name="ce56" office:value-type="string" calcext:value-type="string">
            <text:p>Environment Setup (containers)</text:p>
          </table:table-cell>
          <table:table-cell table:style-name="ce61" table:number-columns-repeated="2"/>
          <table:table-cell table:style-name="ce70"/>
          <table:table-cell table:style-name="ce61" table:number-columns-repeated="4"/>
          <table:table-cell table:style-name="ce73"/>
          <table:table-cell table:style-name="ce85" office:value-type="string" calcext:value-type="string">
            <text:p>✔</text:p>
          </table:table-cell>
          <table:table-cell table:style-name="ce110" office:value-type="string" calcext:value-type="string">
            <text:p>✔</text:p>
          </table:table-cell>
          <table:table-cell table:style-name="ce73" table:number-columns-repeated="2"/>
          <table:table-cell table:style-name="ce157" office:value-type="string" calcext:value-type="string">
            <text:p>✔</text:p>
          </table:table-cell>
          <table:table-cell table:style-name="ce73"/>
          <table:table-cell table:style-name="ce190" office:value-type="string" calcext:value-type="string">
            <text:p>✔</text:p>
          </table:table-cell>
          <table:table-cell table:style-name="ce28"/>
          <table:table-cell table:style-name="ce233"/>
          <table:table-cell table:style-name="ce242" office:value-type="string" calcext:value-type="string">
            <text:p>✔</text:p>
          </table:table-cell>
          <table:table-cell table:style-name="ce68" table:number-columns-repeated="2"/>
          <table:table-cell table:style-name="ce287"/>
          <table:table-cell table:style-name="ce305" office:value-type="string" calcext:value-type="string">
            <text:p>✔</text:p>
          </table:table-cell>
          <table:table-cell table:style-name="ce326" office:value-type="string" calcext:value-type="string">
            <text:p>✔</text:p>
          </table:table-cell>
          <table:table-cell table:style-name="ce326"/>
          <table:table-cell table:style-name="ce287"/>
          <table:table-cell/>
          <table:table-cell table:style-name="ce28" table:formula="of:=COUNTA([.B6:.Z6])" office:value-type="float" office:value="7" calcext:value-type="float">
            <text:p>7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5" office:value-type="string" calcext:value-type="string">
            <text:p>Environment Setup (VM)</text:p>
          </table:table-cell>
          <table:table-cell table:style-name="ce61" table:number-columns-repeated="2"/>
          <table:table-cell table:style-name="ce60" office:value-type="string" calcext:value-type="string">
            <text:p>✔</text:p>
          </table:table-cell>
          <table:table-cell table:style-name="ce61" table:number-columns-repeated="2"/>
          <table:table-cell table:style-name="ce60" office:value-type="string" calcext:value-type="string">
            <text:p>✔</text:p>
          </table:table-cell>
          <table:table-cell table:style-name="ce61"/>
          <table:table-cell table:style-name="ce73" table:number-columns-repeated="5"/>
          <table:table-cell table:style-name="ce158" office:value-type="string" calcext:value-type="string">
            <text:p>✔</text:p>
          </table:table-cell>
          <table:table-cell table:style-name="ce73" table:number-columns-repeated="2"/>
          <table:table-cell table:style-name="ce207" office:value-type="string" calcext:value-type="string">
            <text:p>✔</text:p>
          </table:table-cell>
          <table:table-cell table:style-name="ce234" office:value-type="string" calcext:value-type="string">
            <text:p>✔</text:p>
          </table:table-cell>
          <table:table-cell table:style-name="ce240"/>
          <table:table-cell table:style-name="ce68" table:number-columns-repeated="2"/>
          <table:table-cell table:style-name="ce287"/>
          <table:table-cell table:style-name="ce306" office:value-type="string" calcext:value-type="string">
            <text:p>✔</text:p>
          </table:table-cell>
          <table:table-cell table:style-name="ce287" table:number-columns-repeated="3"/>
          <table:table-cell/>
          <table:table-cell table:style-name="ce28" table:formula="of:=COUNTA([.B7:.Z7])" office:value-type="float" office:value="6" calcext:value-type="float">
            <text:p>6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5" office:value-type="string" calcext:value-type="string">
            <text:p>Infrastructure Provisioning ( pull container)</text:p>
          </table:table-cell>
          <table:table-cell table:style-name="ce61" table:number-columns-repeated="7"/>
          <table:table-cell table:style-name="ce73"/>
          <table:table-cell table:style-name="ce86" office:value-type="string" calcext:value-type="string">
            <text:p>✔</text:p>
          </table:table-cell>
          <table:table-cell table:style-name="ce111" office:value-type="string" calcext:value-type="string">
            <text:p>✔</text:p>
          </table:table-cell>
          <table:table-cell table:style-name="ce73" table:number-columns-repeated="2"/>
          <table:table-cell table:style-name="ce159" office:value-type="string" calcext:value-type="string">
            <text:p>✔</text:p>
          </table:table-cell>
          <table:table-cell table:style-name="ce73" table:number-columns-repeated="2"/>
          <table:table-cell table:style-name="ce28"/>
          <table:table-cell table:style-name="ce232"/>
          <table:table-cell table:style-name="ce243" office:value-type="string" calcext:value-type="string">
            <text:p>✔</text:p>
          </table:table-cell>
          <table:table-cell table:style-name="ce68" table:number-columns-repeated="2"/>
          <table:table-cell table:style-name="ce287" table:number-columns-repeated="2"/>
          <table:table-cell table:style-name="ce327" office:value-type="string" calcext:value-type="string">
            <text:p>✔</text:p>
          </table:table-cell>
          <table:table-cell table:style-name="ce327"/>
          <table:table-cell table:style-name="ce287"/>
          <table:table-cell/>
          <table:table-cell table:style-name="ce28" table:formula="of:=COUNTA([.B8:.Z8])" office:value-type="float" office:value="5" calcext:value-type="float">
            <text:p>5</text:p>
          </table:table-cell>
          <table:table-cell table:style-name="ce28" office:value-type="float" office:value="11" calcext:value-type="float" table:number-columns-spanned="1" table:number-rows-spanned="3">
            <text:p>11</text:p>
          </table:table-cell>
          <table:table-cell office:value-type="string" calcext:value-type="string" table:number-columns-spanned="1" table:number-rows-spanned="3">
            <text:p>Deploying New Instances</text:p>
          </table:table-cell>
          <table:table-cell table:number-columns-repeated="994"/>
        </table:table-row>
        <table:table-row table:style-name="ro3">
          <table:table-cell table:style-name="ce55" office:value-type="string" calcext:value-type="string">
            <text:p>Infrastructure Provisioning ( download VM)</text:p>
          </table:table-cell>
          <table:table-cell table:style-name="ce61" table:number-columns-repeated="5"/>
          <table:table-cell table:style-name="ce60" office:value-type="string" calcext:value-type="string">
            <text:p>✔</text:p>
          </table:table-cell>
          <table:table-cell table:style-name="ce61"/>
          <table:table-cell table:style-name="ce73" table:number-columns-repeated="5"/>
          <table:table-cell table:style-name="ce160" office:value-type="string" calcext:value-type="string">
            <text:p>✔</text:p>
          </table:table-cell>
          <table:table-cell table:style-name="ce73" table:number-columns-repeated="2"/>
          <table:table-cell table:style-name="ce208" office:value-type="string" calcext:value-type="string">
            <text:p>✔</text:p>
          </table:table-cell>
          <table:table-cell table:style-name="ce232"/>
          <table:table-cell table:style-name="ce240"/>
          <table:table-cell table:style-name="ce68" table:number-columns-repeated="2"/>
          <table:table-cell table:style-name="ce287"/>
          <table:table-cell table:style-name="ce307" office:value-type="string" calcext:value-type="string">
            <text:p>✔</text:p>
          </table:table-cell>
          <table:table-cell table:style-name="ce287" table:number-columns-repeated="3"/>
          <table:table-cell/>
          <table:table-cell table:style-name="ce28" table:formula="of:=COUNTA([.B9:.Z9])" office:value-type="float" office:value="4" calcext:value-type="float">
            <text:p>4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6" office:value-type="string" calcext:value-type="string">
            <text:p>Infrastructure Provisioning ( run script )</text:p>
          </table:table-cell>
          <table:table-cell table:style-name="ce61" table:number-columns-repeated="2"/>
          <table:table-cell table:number-columns-repeated="2" table:style-name="ce60" office:value-type="string" calcext:value-type="string">
            <text:p>✔</text:p>
          </table:table-cell>
          <table:table-cell table:style-name="ce61"/>
          <table:table-cell table:number-columns-repeated="2" table:style-name="ce60" office:value-type="string" calcext:value-type="string">
            <text:p>✔</text:p>
          </table:table-cell>
          <table:table-cell table:style-name="ce73" table:number-columns-repeated="2"/>
          <table:table-cell table:style-name="ce112"/>
          <table:table-cell table:style-name="ce73" table:number-columns-repeated="2"/>
          <table:table-cell table:style-name="ce161" office:value-type="string" calcext:value-type="string">
            <text:p>✔</text:p>
          </table:table-cell>
          <table:table-cell table:style-name="ce73" table:number-columns-repeated="2"/>
          <table:table-cell table:style-name="ce28"/>
          <table:table-cell table:style-name="ce232"/>
          <table:table-cell table:style-name="ce240"/>
          <table:table-cell table:style-name="ce68" table:number-columns-repeated="2"/>
          <table:table-cell table:style-name="ce287" table:number-columns-repeated="5"/>
          <table:table-cell/>
          <table:table-cell table:style-name="ce28" table:formula="of:=COUNTA([.B10:.Z10])" office:value-type="float" office:value="5" calcext:value-type="float">
            <text:p>5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5" office:value-type="string" calcext:value-type="string">
            <text:p>Version Control (Git)</text:p>
          </table:table-cell>
          <table:table-cell table:style-name="ce60" office:value-type="string" calcext:value-type="string">
            <text:p>✔</text:p>
          </table:table-cell>
          <table:table-cell table:style-name="ce61"/>
          <table:table-cell table:number-columns-repeated="5" table:style-name="ce60" office:value-type="string" calcext:value-type="string">
            <text:p>✔</text:p>
          </table:table-cell>
          <table:table-cell table:style-name="ce74" office:value-type="string" calcext:value-type="string">
            <text:p>✔</text:p>
          </table:table-cell>
          <table:table-cell table:style-name="ce87" office:value-type="string" calcext:value-type="string">
            <text:p>✔</text:p>
          </table:table-cell>
          <table:table-cell table:style-name="ce113" office:value-type="string" calcext:value-type="string">
            <text:p>✔</text:p>
          </table:table-cell>
          <table:table-cell table:style-name="ce136" office:value-type="string" calcext:value-type="string">
            <text:p>✔</text:p>
          </table:table-cell>
          <table:table-cell table:style-name="ce150" office:value-type="string" calcext:value-type="string">
            <text:p>✔</text:p>
          </table:table-cell>
          <table:table-cell table:style-name="ce73"/>
          <table:table-cell table:style-name="ce181" office:value-type="string" calcext:value-type="string">
            <text:p>✔</text:p>
          </table:table-cell>
          <table:table-cell table:style-name="ce191" office:value-type="string" calcext:value-type="string">
            <text:p>✔</text:p>
          </table:table-cell>
          <table:table-cell table:style-name="ce209" office:value-type="string" calcext:value-type="string">
            <text:p>✔</text:p>
          </table:table-cell>
          <table:table-cell table:style-name="ce232"/>
          <table:table-cell table:style-name="ce244" office:value-type="string" calcext:value-type="string">
            <text:p>✔</text:p>
          </table:table-cell>
          <table:table-cell table:style-name="ce265" office:value-type="string" calcext:value-type="string">
            <text:p>✔</text:p>
          </table:table-cell>
          <table:table-cell table:style-name="ce271" office:value-type="string" calcext:value-type="string">
            <text:p>✔</text:p>
          </table:table-cell>
          <table:table-cell table:style-name="ce287"/>
          <table:table-cell table:style-name="ce308" office:value-type="string" calcext:value-type="string">
            <text:p>✔</text:p>
          </table:table-cell>
          <table:table-cell table:style-name="ce328" office:value-type="string" calcext:value-type="string">
            <text:p>✔</text:p>
          </table:table-cell>
          <table:table-cell table:style-name="ce328"/>
          <table:table-cell table:style-name="ce340" office:value-type="string" calcext:value-type="string">
            <text:p>✔</text:p>
          </table:table-cell>
          <table:table-cell/>
          <table:table-cell table:style-name="ce28" table:formula="of:=COUNTA([.B11:.Z11])" office:value-type="float" office:value="20" calcext:value-type="float">
            <text:p>20</text:p>
          </table:table-cell>
          <table:table-cell table:style-name="ce28" office:value-type="float" office:value="25" calcext:value-type="float" table:number-columns-spanned="1" table:number-rows-spanned="6">
            <text:p>25</text:p>
          </table:table-cell>
          <table:table-cell office:value-type="string" calcext:value-type="string" table:number-columns-spanned="1" table:number-rows-spanned="6">
            <text:p>Version Control Organization</text:p>
          </table:table-cell>
          <table:table-cell table:number-columns-repeated="994"/>
        </table:table-row>
        <table:table-row table:style-name="ro3">
          <table:table-cell table:style-name="ce55" office:value-type="string" calcext:value-type="string">
            <text:p>Version Control (Mercurial)</text:p>
          </table:table-cell>
          <table:table-cell table:style-name="ce61" table:number-columns-repeated="6"/>
          <table:table-cell table:style-name="ce60" office:value-type="string" calcext:value-type="string">
            <text:p>✔</text:p>
          </table:table-cell>
          <table:table-cell table:style-name="ce73" table:number-columns-repeated="8"/>
          <table:table-cell table:style-name="ce28"/>
          <table:table-cell table:style-name="ce232"/>
          <table:table-cell table:style-name="ce240"/>
          <table:table-cell table:style-name="ce68" table:number-columns-repeated="2"/>
          <table:table-cell table:style-name="ce287" table:number-columns-repeated="5"/>
          <table:table-cell/>
          <table:table-cell table:style-name="ce28" table:formula="of:=COUNTA([.B12:.Z12])" office:value-type="float" office:value="1" calcext:value-type="float">
            <text:p>1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5" office:value-type="string" calcext:value-type="string">
            <text:p>Version Control (SVN)</text:p>
          </table:table-cell>
          <table:table-cell table:style-name="ce61" table:number-columns-repeated="6"/>
          <table:table-cell table:style-name="ce60"/>
          <table:table-cell table:style-name="ce73" table:number-columns-repeated="8"/>
          <table:table-cell table:style-name="ce28"/>
          <table:table-cell table:style-name="ce232"/>
          <table:table-cell table:style-name="ce240"/>
          <table:table-cell table:style-name="ce68" table:number-columns-repeated="2"/>
          <table:table-cell table:style-name="ce287" table:number-columns-repeated="3"/>
          <table:table-cell table:style-name="ce334" office:value-type="string" calcext:value-type="string">
            <text:p>✔</text:p>
          </table:table-cell>
          <table:table-cell table:style-name="ce287"/>
          <table:table-cell/>
          <table:table-cell table:style-name="ce28" table:formula="of:=COUNTA([.B13:.Z13])" office:value-type="float" office:value="1" calcext:value-type="float">
            <text:p>1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5" office:value-type="string" calcext:value-type="string">
            <text:p>Version Control (Feature Branches)</text:p>
          </table:table-cell>
          <table:table-cell table:number-columns-repeated="3" table:style-name="ce60" office:value-type="string" calcext:value-type="string">
            <text:p>✔</text:p>
          </table:table-cell>
          <table:table-cell table:style-name="ce61"/>
          <table:table-cell table:style-name="ce60" office:value-type="string" calcext:value-type="string">
            <text:p>✔</text:p>
          </table:table-cell>
          <table:table-cell table:style-name="ce61" table:number-columns-repeated="2"/>
          <table:table-cell table:style-name="ce74" office:value-type="string" calcext:value-type="string">
            <text:p>✔</text:p>
          </table:table-cell>
          <table:table-cell table:style-name="ce73" table:number-columns-repeated="4"/>
          <table:table-cell table:style-name="ce162" office:value-type="string" calcext:value-type="string">
            <text:p>✔</text:p>
          </table:table-cell>
          <table:table-cell table:style-name="ce73"/>
          <table:table-cell table:style-name="ce192" office:value-type="string" calcext:value-type="string">
            <text:p>✔</text:p>
          </table:table-cell>
          <table:table-cell table:style-name="ce210" office:value-type="string" calcext:value-type="string">
            <text:p>✔</text:p>
          </table:table-cell>
          <table:table-cell table:style-name="ce232"/>
          <table:table-cell table:style-name="ce245" office:value-type="string" calcext:value-type="string">
            <text:p>✔</text:p>
          </table:table-cell>
          <table:table-cell table:style-name="ce68"/>
          <table:table-cell table:style-name="ce28"/>
          <table:table-cell table:style-name="ce287" table:number-columns-repeated="5"/>
          <table:table-cell/>
          <table:table-cell table:style-name="ce28" table:formula="of:=COUNTA([.B14:.Z14])" office:value-type="float" office:value="9" calcext:value-type="float">
            <text:p>9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5" office:value-type="string" calcext:value-type="string">
            <text:p>Version Control (Github flow)</text:p>
          </table:table-cell>
          <table:table-cell table:style-name="ce61" table:number-columns-repeated="7"/>
          <table:table-cell table:style-name="ce73" table:number-columns-repeated="2"/>
          <table:table-cell table:style-name="ce114" office:value-type="string" calcext:value-type="string">
            <text:p>✔</text:p>
          </table:table-cell>
          <table:table-cell table:style-name="ce73" table:number-columns-repeated="5"/>
          <table:table-cell table:style-name="ce28"/>
          <table:table-cell table:style-name="ce235" office:value-type="string" calcext:value-type="string">
            <text:p>✔</text:p>
          </table:table-cell>
          <table:table-cell table:style-name="ce240"/>
          <table:table-cell table:style-name="ce266" office:value-type="string" calcext:value-type="string">
            <text:p>✔</text:p>
          </table:table-cell>
          <table:table-cell table:style-name="ce272" office:value-type="string" calcext:value-type="string">
            <text:p>✔</text:p>
          </table:table-cell>
          <table:table-cell table:style-name="ce287" table:number-columns-repeated="5"/>
          <table:table-cell/>
          <table:table-cell table:style-name="ce28" table:formula="of:=COUNTA([.B15:.Z15])" office:value-type="float" office:value="4" calcext:value-type="float">
            <text:p>4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5" office:value-type="string" calcext:value-type="string">
            <text:p>Version Control (Master Only)</text:p>
          </table:table-cell>
          <table:table-cell table:style-name="ce61" table:number-columns-repeated="3"/>
          <table:table-cell table:style-name="ce60" office:value-type="string" calcext:value-type="string">
            <text:p>✔</text:p>
          </table:table-cell>
          <table:table-cell table:style-name="ce61"/>
          <table:table-cell table:style-name="ce60" office:value-type="string" calcext:value-type="string">
            <text:p>✔</text:p>
          </table:table-cell>
          <table:table-cell table:style-name="ce61"/>
          <table:table-cell table:style-name="ce75"/>
          <table:table-cell table:style-name="ce73" table:number-columns-repeated="10"/>
          <table:table-cell table:style-name="ce68" table:number-columns-repeated="2"/>
          <table:table-cell table:style-name="ce287" table:number-columns-repeated="5"/>
          <table:table-cell/>
          <table:table-cell table:style-name="ce28" table:formula="of:=COUNTA([.B16:.Z16])" office:value-type="float" office:value="2" calcext:value-type="float">
            <text:p>2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5" office:value-type="string" calcext:value-type="string">
            <text:p>Automatic Scalling</text:p>
          </table:table-cell>
          <table:table-cell table:style-name="ce61" table:number-columns-repeated="4"/>
          <table:table-cell table:style-name="ce70"/>
          <table:table-cell table:style-name="ce61" table:number-columns-repeated="2"/>
          <table:table-cell table:style-name="ce74" office:value-type="string" calcext:value-type="string">
            <text:p>✔</text:p>
          </table:table-cell>
          <table:table-cell table:style-name="ce88" office:value-type="string" calcext:value-type="string">
            <text:p>✔</text:p>
          </table:table-cell>
          <table:table-cell table:style-name="ce73" table:number-columns-repeated="8"/>
          <table:table-cell table:style-name="ce246" office:value-type="string" calcext:value-type="string">
            <text:p>✔</text:p>
          </table:table-cell>
          <table:table-cell table:style-name="ce68" table:number-columns-repeated="2"/>
          <table:table-cell table:style-name="ce287" table:number-columns-repeated="5"/>
          <table:table-cell/>
          <table:table-cell table:style-name="ce28" table:formula="of:=COUNTA([.B17:.Z17])" office:value-type="float" office:value="3" calcext:value-type="float">
            <text:p>3</text:p>
          </table:table-cell>
          <table:table-cell table:style-name="ce28"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 table:number-columns-spanned="1" table:number-rows-spanned="3">
            <text:p>Scalling</text:p>
          </table:table-cell>
          <table:table-cell table:number-columns-repeated="994"/>
        </table:table-row>
        <table:table-row table:style-name="ro3">
          <table:table-cell table:style-name="ce55" office:value-type="string" calcext:value-type="string">
            <text:p>Vertical Scalling</text:p>
          </table:table-cell>
          <table:table-cell table:style-name="ce60" office:value-type="string" calcext:value-type="string">
            <text:p>✔</text:p>
          </table:table-cell>
          <table:table-cell table:style-name="ce61"/>
          <table:table-cell table:number-columns-repeated="3" table:style-name="ce60" office:value-type="string" calcext:value-type="string">
            <text:p>✔</text:p>
          </table:table-cell>
          <table:table-cell table:style-name="ce61" table:number-columns-repeated="2"/>
          <table:table-cell table:style-name="ce74" office:value-type="string" calcext:value-type="string">
            <text:p>✔</text:p>
          </table:table-cell>
          <table:table-cell table:style-name="ce89" office:value-type="string" calcext:value-type="string">
            <text:p>✔</text:p>
          </table:table-cell>
          <table:table-cell table:style-name="ce115" office:value-type="string" calcext:value-type="string">
            <text:p>✔</text:p>
          </table:table-cell>
          <table:table-cell table:style-name="ce137" office:value-type="string" calcext:value-type="string">
            <text:p>✔</text:p>
          </table:table-cell>
          <table:table-cell table:style-name="ce73"/>
          <table:table-cell table:style-name="ce163" office:value-type="string" calcext:value-type="string">
            <text:p>✔</text:p>
          </table:table-cell>
          <table:table-cell table:style-name="ce73" table:number-columns-repeated="2"/>
          <table:table-cell table:style-name="ce211" office:value-type="string" calcext:value-type="string">
            <text:p>✔</text:p>
          </table:table-cell>
          <table:table-cell table:style-name="ce73"/>
          <table:table-cell table:style-name="ce247" office:value-type="string" calcext:value-type="string">
            <text:p>✔</text:p>
          </table:table-cell>
          <table:table-cell table:style-name="ce68" table:number-columns-repeated="2"/>
          <table:table-cell table:style-name="ce287" table:number-columns-repeated="5"/>
          <table:table-cell/>
          <table:table-cell table:style-name="ce28" table:formula="of:=COUNTA([.B18:.Z18])" office:value-type="float" office:value="11" calcext:value-type="float">
            <text:p>11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5" office:value-type="string" calcext:value-type="string">
            <text:p>Horizontal Scalling</text:p>
          </table:table-cell>
          <table:table-cell table:style-name="ce61" table:number-columns-repeated="5"/>
          <table:table-cell table:style-name="ce60" office:value-type="string" calcext:value-type="string">
            <text:p>✔</text:p>
          </table:table-cell>
          <table:table-cell table:style-name="ce61"/>
          <table:table-cell table:style-name="ce74" office:value-type="string" calcext:value-type="string">
            <text:p>✔</text:p>
          </table:table-cell>
          <table:table-cell table:style-name="ce90" office:value-type="string" calcext:value-type="string">
            <text:p>✔</text:p>
          </table:table-cell>
          <table:table-cell table:style-name="ce116" office:value-type="string" calcext:value-type="string">
            <text:p>✔</text:p>
          </table:table-cell>
          <table:table-cell table:style-name="ce73" table:number-columns-repeated="2"/>
          <table:table-cell table:style-name="ce164" office:value-type="string" calcext:value-type="string">
            <text:p>✔</text:p>
          </table:table-cell>
          <table:table-cell table:style-name="ce73" table:number-columns-repeated="2"/>
          <table:table-cell table:style-name="ce212" office:value-type="string" calcext:value-type="string">
            <text:p>✔</text:p>
          </table:table-cell>
          <table:table-cell table:style-name="ce73"/>
          <table:table-cell table:style-name="ce248" office:value-type="string" calcext:value-type="string">
            <text:p>✔</text:p>
          </table:table-cell>
          <table:table-cell table:style-name="ce68" table:number-columns-repeated="2"/>
          <table:table-cell table:style-name="ce287" table:number-columns-repeated="5"/>
          <table:table-cell/>
          <table:table-cell table:style-name="ce28" table:formula="of:=COUNTA([.B19:.Z19])" office:value-type="float" office:value="7" calcext:value-type="float">
            <text:p>7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5" office:value-type="string" calcext:value-type="string">
            <text:p>SCRUM</text:p>
          </table:table-cell>
          <table:table-cell table:style-name="ce60" office:value-type="string" calcext:value-type="string">
            <text:p>✔</text:p>
          </table:table-cell>
          <table:table-cell table:style-name="ce61" table:number-columns-repeated="2"/>
          <table:table-cell table:style-name="ce60" office:value-type="string" calcext:value-type="string">
            <text:p>✔</text:p>
          </table:table-cell>
          <table:table-cell table:style-name="ce61"/>
          <table:table-cell table:style-name="ce60" office:value-type="string" calcext:value-type="string">
            <text:p>✔</text:p>
          </table:table-cell>
          <table:table-cell table:style-name="ce61"/>
          <table:table-cell table:style-name="ce73"/>
          <table:table-cell table:style-name="ce91" office:value-type="string" calcext:value-type="string">
            <text:p>✔</text:p>
          </table:table-cell>
          <table:table-cell table:style-name="ce117" office:value-type="string" calcext:value-type="string">
            <text:p>✔</text:p>
          </table:table-cell>
          <table:table-cell table:style-name="ce73" table:number-columns-repeated="5"/>
          <table:table-cell table:style-name="ce213" office:value-type="string" calcext:value-type="string">
            <text:p>✔</text:p>
          </table:table-cell>
          <table:table-cell table:style-name="ce73"/>
          <table:table-cell table:style-name="ce249"/>
          <table:table-cell table:style-name="ce68"/>
          <table:table-cell table:style-name="ce273"/>
          <table:table-cell table:style-name="ce288" office:value-type="string" calcext:value-type="string">
            <text:p>✔</text:p>
          </table:table-cell>
          <table:table-cell table:style-name="ce309" office:value-type="string" calcext:value-type="string">
            <text:p>✔</text:p>
          </table:table-cell>
          <table:table-cell table:style-name="ce287" table:number-columns-repeated="3"/>
          <table:table-cell/>
          <table:table-cell table:style-name="ce28" table:formula="of:=COUNTA([.B20:.Z20])" office:value-type="float" office:value="8" calcext:value-type="float">
            <text:p>8</text:p>
          </table:table-cell>
          <table:table-cell table:style-name="ce28" office:value-type="float" office:value="9" calcext:value-type="float" table:number-columns-spanned="1" table:number-rows-spanned="4">
            <text:p>9</text:p>
          </table:table-cell>
          <table:table-cell office:value-type="string" calcext:value-type="string" table:number-columns-spanned="1" table:number-rows-spanned="4">
            <text:p>Team Orchestration</text:p>
          </table:table-cell>
          <table:table-cell table:number-columns-repeated="994"/>
        </table:table-row>
        <table:table-row table:style-name="ro3">
          <table:table-cell table:style-name="ce55" office:value-type="string" calcext:value-type="string">
            <text:p>Teams (Specialized)</text:p>
          </table:table-cell>
          <table:table-cell table:style-name="ce60" office:value-type="string" calcext:value-type="string">
            <text:p>✔</text:p>
          </table:table-cell>
          <table:table-cell table:style-name="ce61" table:number-columns-repeated="4"/>
          <table:table-cell table:number-columns-repeated="2" table:style-name="ce60" office:value-type="string" calcext:value-type="string">
            <text:p>✔</text:p>
          </table:table-cell>
          <table:table-cell table:style-name="ce73" table:number-columns-repeated="11"/>
          <table:table-cell table:style-name="ce68" table:number-columns-repeated="2"/>
          <table:table-cell table:style-name="ce287" table:number-columns-repeated="5"/>
          <table:table-cell/>
          <table:table-cell table:style-name="ce28" table:formula="of:=COUNTA([.B21:.Z21])" office:value-type="float" office:value="3" calcext:value-type="float">
            <text:p>3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Teams(Size)</text:p>
          </table:table-cell>
          <table:table-cell table:style-name="ce61" office:value-type="string" calcext:value-type="string">
            <text:p>4-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1-4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string" calcext:value-type="string">
            <text:p>7-9</text:p>
          </table:table-cell>
          <table:table-cell table:style-name="ce61" office:value-type="string" calcext:value-type="string">
            <text:p>5-8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1-6</text:p>
          </table:table-cell>
          <table:table-cell table:style-name="ce73" office:value-type="string" calcext:value-type="string">
            <text:p>2-6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2-3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5-6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string" calcext:value-type="string">
            <text:p>1-3</text:p>
          </table:table-cell>
          <table:table-cell table:style-name="ce287" office:value-type="string" calcext:value-type="string">
            <text:p>1-5</text:p>
          </table:table-cell>
          <table:table-cell table:style-name="ce287"/>
          <table:table-cell table:style-name="ce287" office:value-type="float" office:value="4" calcext:value-type="float">
            <text:p>4</text:p>
          </table:table-cell>
          <table:table-cell table:style-name="ce287" office:value-type="string" calcext:value-type="string">
            <text:p>1-3</text:p>
          </table:table-cell>
          <table:table-cell table:style-name="ce287"/>
          <table:table-cell/>
          <table:table-cell table:style-name="ce28"/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Hierarchical Teams Structure</text:p>
          </table:table-cell>
          <table:table-cell table:style-name="ce61" table:number-columns-repeated="7"/>
          <table:table-cell table:style-name="ce73" table:number-columns-repeated="11"/>
          <table:table-cell table:style-name="ce68" table:number-columns-repeated="2"/>
          <table:table-cell table:style-name="ce287" table:number-columns-repeated="5"/>
          <table:table-cell/>
          <table:table-cell table:style-name="ce28" table:formula="of:=COUNTA([.B23:.Z23])" office:value-type="float" office:value="0" calcext:value-type="float">
            <text:p>0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Error Handling (Rollback)</text:p>
          </table:table-cell>
          <table:table-cell table:style-name="ce61" table:number-columns-repeated="3"/>
          <table:table-cell table:style-name="ce60" office:value-type="string" calcext:value-type="string">
            <text:p>✔</text:p>
          </table:table-cell>
          <table:table-cell table:style-name="ce61"/>
          <table:table-cell table:number-columns-repeated="2" table:style-name="ce60" office:value-type="string" calcext:value-type="string">
            <text:p>✔</text:p>
          </table:table-cell>
          <table:table-cell table:style-name="ce74" office:value-type="string" calcext:value-type="string">
            <text:p>✔</text:p>
          </table:table-cell>
          <table:table-cell table:style-name="ce92" office:value-type="string" calcext:value-type="string">
            <text:p>✔</text:p>
          </table:table-cell>
          <table:table-cell table:style-name="ce73"/>
          <table:table-cell table:style-name="ce138"/>
          <table:table-cell table:style-name="ce73"/>
          <table:table-cell table:style-name="ce165" office:value-type="string" calcext:value-type="string">
            <text:p>✔</text:p>
          </table:table-cell>
          <table:table-cell table:style-name="ce73" table:number-columns-repeated="2"/>
          <table:table-cell table:style-name="ce214" office:value-type="string" calcext:value-type="string">
            <text:p>✔</text:p>
          </table:table-cell>
          <table:table-cell table:style-name="ce73" table:number-columns-repeated="2"/>
          <table:table-cell table:style-name="ce68" table:number-columns-repeated="2"/>
          <table:table-cell table:style-name="ce287"/>
          <table:table-cell table:style-name="ce310" office:value-type="string" calcext:value-type="string">
            <text:p>✔</text:p>
          </table:table-cell>
          <table:table-cell table:style-name="ce287" table:number-columns-repeated="3"/>
          <table:table-cell/>
          <table:table-cell table:style-name="ce28" table:formula="of:=COUNTA([.B24:.Z24])" office:value-type="float" office:value="8" calcext:value-type="float">
            <text:p>8</text:p>
          </table:table-cell>
          <table:table-cell table:style-name="ce28" office:value-type="float" office:value="15" calcext:value-type="float" table:number-columns-spanned="1" table:number-rows-spanned="3">
            <text:p>15</text:p>
          </table:table-cell>
          <table:table-cell office:value-type="string" calcext:value-type="string" table:number-columns-spanned="1" table:number-rows-spanned="3">
            <text:p>Error Handling</text:p>
          </table:table-cell>
          <table:table-cell table:number-columns-repeated="994"/>
        </table:table-row>
        <table:table-row table:style-name="ro3">
          <table:table-cell table:style-name="ce54" office:value-type="string" calcext:value-type="string">
            <text:p>Error Handling (Rollback Dark)</text:p>
          </table:table-cell>
          <table:table-cell table:style-name="ce61" table:number-columns-repeated="7"/>
          <table:table-cell table:style-name="ce73" table:number-columns-repeated="7"/>
          <table:table-cell table:style-name="ce193" office:value-type="string" calcext:value-type="string">
            <text:p>✔</text:p>
          </table:table-cell>
          <table:table-cell table:style-name="ce215" office:value-type="string" calcext:value-type="string">
            <text:p>✔</text:p>
          </table:table-cell>
          <table:table-cell table:style-name="ce73" table:number-columns-repeated="2"/>
          <table:table-cell table:style-name="ce68" table:number-columns-repeated="2"/>
          <table:table-cell table:style-name="ce287" table:number-columns-repeated="5"/>
          <table:table-cell/>
          <table:table-cell table:style-name="ce28" table:formula="of:=COUNTA([.B25:.Z25])" office:value-type="float" office:value="2" calcext:value-type="float">
            <text:p>2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Error Handling (Hotfix)</text:p>
          </table:table-cell>
          <table:table-cell table:style-name="ce60" office:value-type="string" calcext:value-type="string">
            <text:p>✔</text:p>
          </table:table-cell>
          <table:table-cell table:style-name="ce61"/>
          <table:table-cell table:number-columns-repeated="2" table:style-name="ce60" office:value-type="string" calcext:value-type="string">
            <text:p>✔</text:p>
          </table:table-cell>
          <table:table-cell table:style-name="ce61"/>
          <table:table-cell table:style-name="ce60" office:value-type="string" calcext:value-type="string">
            <text:p>✔</text:p>
          </table:table-cell>
          <table:table-cell table:style-name="ce61"/>
          <table:table-cell table:style-name="ce74" office:value-type="string" calcext:value-type="string">
            <text:p>✔</text:p>
          </table:table-cell>
          <table:table-cell table:style-name="ce93" office:value-type="string" calcext:value-type="string">
            <text:p>✔</text:p>
          </table:table-cell>
          <table:table-cell table:style-name="ce118" office:value-type="string" calcext:value-type="string">
            <text:p>✔</text:p>
          </table:table-cell>
          <table:table-cell table:style-name="ce139" office:value-type="string" calcext:value-type="string">
            <text:p>✔</text:p>
          </table:table-cell>
          <table:table-cell table:style-name="ce73"/>
          <table:table-cell table:style-name="ce166" office:value-type="string" calcext:value-type="string">
            <text:p>✔</text:p>
          </table:table-cell>
          <table:table-cell table:style-name="ce73" table:number-columns-repeated="2"/>
          <table:table-cell table:style-name="ce216" office:value-type="string" calcext:value-type="string">
            <text:p>✔</text:p>
          </table:table-cell>
          <table:table-cell table:style-name="ce73" table:number-columns-repeated="2"/>
          <table:table-cell table:style-name="ce68"/>
          <table:table-cell table:style-name="ce274" office:value-type="string" calcext:value-type="string">
            <text:p>✔</text:p>
          </table:table-cell>
          <table:table-cell table:style-name="ce289" office:value-type="string" calcext:value-type="string">
            <text:p>✔</text:p>
          </table:table-cell>
          <table:table-cell table:style-name="ce287" table:number-columns-repeated="4"/>
          <table:table-cell/>
          <table:table-cell table:style-name="ce28" table:formula="of:=COUNTA([.B26:.Z26])" office:value-type="float" office:value="12" calcext:value-type="float">
            <text:p>12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Errors (thresholds)</text:p>
          </table:table-cell>
          <table:table-cell table:style-name="ce61" table:number-columns-repeated="3"/>
          <table:table-cell table:style-name="ce60" office:value-type="string" calcext:value-type="string">
            <text:p>✔</text:p>
          </table:table-cell>
          <table:table-cell table:style-name="ce61" table:number-columns-repeated="3"/>
          <table:table-cell table:style-name="ce73"/>
          <table:table-cell table:style-name="ce94" office:value-type="string" calcext:value-type="string">
            <text:p>✔</text:p>
          </table:table-cell>
          <table:table-cell table:style-name="ce119" office:value-type="string" calcext:value-type="string">
            <text:p>✔</text:p>
          </table:table-cell>
          <table:table-cell table:style-name="ce73" table:number-columns-repeated="2"/>
          <table:table-cell table:style-name="ce167" office:value-type="string" calcext:value-type="string">
            <text:p>✔</text:p>
          </table:table-cell>
          <table:table-cell table:style-name="ce73" table:number-columns-repeated="2"/>
          <table:table-cell table:style-name="ce217" office:value-type="string" calcext:value-type="string">
            <text:p>✔</text:p>
          </table:table-cell>
          <table:table-cell table:style-name="ce73"/>
          <table:table-cell table:style-name="ce250" office:value-type="string" calcext:value-type="string">
            <text:p>✔</text:p>
          </table:table-cell>
          <table:table-cell table:style-name="ce68"/>
          <table:table-cell table:style-name="ce275" office:value-type="string" calcext:value-type="string">
            <text:p>✔</text:p>
          </table:table-cell>
          <table:table-cell table:style-name="ce290" office:value-type="string" calcext:value-type="string">
            <text:p>✔</text:p>
          </table:table-cell>
          <table:table-cell table:style-name="ce287" table:number-columns-repeated="4"/>
          <table:table-cell/>
          <table:table-cell table:style-name="ce28" table:formula="of:=COUNTA([.B27:.Z27])" office:value-type="float" office:value="8" calcext:value-type="float">
            <text:p>8</text:p>
          </table:table-cell>
          <table:table-cell table:style-name="ce28" office:value-type="float" office:value="9" calcext:value-type="float" table:number-columns-spanned="1" table:number-rows-spanned="4">
            <text:p>9</text:p>
          </table:table-cell>
          <table:table-cell office:value-type="string" calcext:value-type="string" table:number-columns-spanned="1" table:number-rows-spanned="4">
            <text:p>Alerting</text:p>
          </table:table-cell>
          <table:table-cell table:number-columns-repeated="994"/>
        </table:table-row>
        <table:table-row table:style-name="ro3">
          <table:table-cell table:style-name="ce54" office:value-type="string" calcext:value-type="string">
            <text:p>Errors (alert team)</text:p>
          </table:table-cell>
          <table:table-cell table:style-name="ce61" table:number-columns-repeated="3"/>
          <table:table-cell table:style-name="ce60" office:value-type="string" calcext:value-type="string">
            <text:p>✔</text:p>
          </table:table-cell>
          <table:table-cell table:style-name="ce61" table:number-columns-repeated="3"/>
          <table:table-cell table:style-name="ce73"/>
          <table:table-cell table:style-name="ce95"/>
          <table:table-cell table:style-name="ce120" office:value-type="string" calcext:value-type="string">
            <text:p>✔</text:p>
          </table:table-cell>
          <table:table-cell table:style-name="ce73" table:number-columns-repeated="5"/>
          <table:table-cell table:style-name="ce218" office:value-type="string" calcext:value-type="string">
            <text:p>✔</text:p>
          </table:table-cell>
          <table:table-cell table:style-name="ce73"/>
          <table:table-cell table:style-name="ce251" office:value-type="string" calcext:value-type="string">
            <text:p>✔</text:p>
          </table:table-cell>
          <table:table-cell table:style-name="ce68"/>
          <table:table-cell table:style-name="ce276" office:value-type="string" calcext:value-type="string">
            <text:p>✔</text:p>
          </table:table-cell>
          <table:table-cell table:style-name="ce291" office:value-type="string" calcext:value-type="string">
            <text:p>✔</text:p>
          </table:table-cell>
          <table:table-cell table:style-name="ce311" office:value-type="string" calcext:value-type="string">
            <text:p>✔</text:p>
          </table:table-cell>
          <table:table-cell table:style-name="ce287" table:number-columns-repeated="3"/>
          <table:table-cell/>
          <table:table-cell table:style-name="ce28" table:formula="of:=COUNTA([.B28:.Z28])" office:value-type="float" office:value="7" calcext:value-type="float">
            <text:p>7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Errros (alert defined group)</text:p>
          </table:table-cell>
          <table:table-cell table:style-name="ce61" table:number-columns-repeated="7"/>
          <table:table-cell table:style-name="ce73"/>
          <table:table-cell table:style-name="ce96" office:value-type="string" calcext:value-type="string">
            <text:p>✔</text:p>
          </table:table-cell>
          <table:table-cell table:style-name="ce121" office:value-type="string" calcext:value-type="string">
            <text:p>✔</text:p>
          </table:table-cell>
          <table:table-cell table:style-name="ce73" table:number-columns-repeated="8"/>
          <table:table-cell table:style-name="ce68" table:number-columns-repeated="2"/>
          <table:table-cell table:style-name="ce287"/>
          <table:table-cell table:style-name="ce312" office:value-type="string" calcext:value-type="string">
            <text:p>✔</text:p>
          </table:table-cell>
          <table:table-cell table:style-name="ce287" table:number-columns-repeated="3"/>
          <table:table-cell/>
          <table:table-cell table:style-name="ce28" table:formula="of:=COUNTA([.B29:.Z29])" office:value-type="float" office:value="3" calcext:value-type="float">
            <text:p>3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Alert channels</text:p>
          </table:table-cell>
          <table:table-cell table:style-name="ce61" table:number-columns-repeated="3"/>
          <table:table-cell table:style-name="ce61" office:value-type="string" calcext:value-type="string">
            <text:p>Email,SMS</text:p>
          </table:table-cell>
          <table:table-cell table:style-name="ce61" table:number-columns-repeated="3"/>
          <table:table-cell table:style-name="ce73"/>
          <table:table-cell table:style-name="ce73" office:value-type="string" calcext:value-type="string">
            <text:p>PagerDuty</text:p>
          </table:table-cell>
          <table:table-cell table:style-name="ce73"/>
          <table:table-cell table:style-name="ce140" office:value-type="string" calcext:value-type="string">
            <text:p>SMS,Email</text:p>
          </table:table-cell>
          <table:table-cell table:style-name="ce73" table:number-columns-repeated="4"/>
          <table:table-cell table:style-name="ce73" office:value-type="string" calcext:value-type="string">
            <text:p>Chat, Email</text:p>
          </table:table-cell>
          <table:table-cell table:style-name="ce73" table:number-columns-repeated="2"/>
          <table:table-cell table:style-name="ce68" table:number-columns-repeated="2"/>
          <table:table-cell table:style-name="ce287"/>
          <table:table-cell table:style-name="ce313"/>
          <table:table-cell table:style-name="ce287" table:number-columns-repeated="3"/>
          <table:table-cell/>
          <table:table-cell table:style-name="ce28" table:formula="of:=COUNTA([.B30:.Z30])" office:value-type="float" office:value="4" calcext:value-type="float">
            <text:p>4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Cloud Usage</text:p>
          </table:table-cell>
          <table:table-cell table:number-columns-repeated="7" table:style-name="ce60" office:value-type="string" calcext:value-type="string">
            <text:p>✔</text:p>
          </table:table-cell>
          <table:table-cell table:style-name="ce76" office:value-type="string" calcext:value-type="string">
            <text:p>✔</text:p>
          </table:table-cell>
          <table:table-cell table:style-name="ce97" office:value-type="string" calcext:value-type="string">
            <text:p>✔</text:p>
          </table:table-cell>
          <table:table-cell table:style-name="ce122" office:value-type="string" calcext:value-type="string">
            <text:p>✔</text:p>
          </table:table-cell>
          <table:table-cell table:style-name="ce141" office:value-type="string" calcext:value-type="string">
            <text:p>✔</text:p>
          </table:table-cell>
          <table:table-cell table:style-name="ce73"/>
          <table:table-cell table:style-name="ce168" office:value-type="string" calcext:value-type="string">
            <text:p>✔</text:p>
          </table:table-cell>
          <table:table-cell table:style-name="ce182" office:value-type="string" calcext:value-type="string">
            <text:p>✔</text:p>
          </table:table-cell>
          <table:table-cell table:style-name="ce194" office:value-type="string" calcext:value-type="string">
            <text:p>✔</text:p>
          </table:table-cell>
          <table:table-cell table:style-name="ce219" office:value-type="string" calcext:value-type="string">
            <text:p>✔</text:p>
          </table:table-cell>
          <table:table-cell table:style-name="ce73"/>
          <table:table-cell table:style-name="ce252" office:value-type="string" calcext:value-type="string">
            <text:p>✔</text:p>
          </table:table-cell>
          <table:table-cell table:style-name="ce68"/>
          <table:table-cell table:style-name="ce277" office:value-type="string" calcext:value-type="string">
            <text:p>✔</text:p>
          </table:table-cell>
          <table:table-cell table:style-name="ce292" office:value-type="string" calcext:value-type="string">
            <text:p>✔</text:p>
          </table:table-cell>
          <table:table-cell table:style-name="ce314" office:value-type="string" calcext:value-type="string">
            <text:p>✔</text:p>
          </table:table-cell>
          <table:table-cell table:style-name="ce329" office:value-type="string" calcext:value-type="string">
            <text:p>✔</text:p>
          </table:table-cell>
          <table:table-cell table:style-name="ce329"/>
          <table:table-cell table:style-name="ce341" office:value-type="string" calcext:value-type="string">
            <text:p>✔</text:p>
          </table:table-cell>
          <table:table-cell/>
          <table:table-cell table:style-name="ce28" table:formula="of:=COUNTA([.B31:.Z31])" office:value-type="float" office:value="21" calcext:value-type="float">
            <text:p>21</text:p>
          </table:table-cell>
          <table:table-cell table:style-name="ce28" office:value-type="float" office:value="21" calcext:value-type="float" table:number-columns-spanned="1" table:number-rows-spanned="2">
            <text:p>21</text:p>
          </table:table-cell>
          <table:table-cell office:value-type="string" calcext:value-type="string" table:number-columns-spanned="1" table:number-rows-spanned="2">
            <text:p>Cloud</text:p>
          </table:table-cell>
          <table:table-cell table:number-columns-repeated="994"/>
        </table:table-row>
        <table:table-row table:style-name="ro5">
          <table:table-cell table:style-name="ce57" office:value-type="string" calcext:value-type="string">
            <text:p>Clout Tools</text:p>
          </table:table-cell>
          <table:table-cell table:style-name="ce62" office:value-type="string" calcext:value-type="string">
            <text:p>AWS</text:p>
          </table:table-cell>
          <table:table-cell table:style-name="ce62"/>
          <table:table-cell table:style-name="ce62" office:value-type="string" calcext:value-type="string">
            <text:p>Dig. Ocean, AWS</text:p>
          </table:table-cell>
          <table:table-cell table:style-name="ce62" office:value-type="string" calcext:value-type="string">
            <text:p>AWS, PT Cloud</text:p>
          </table:table-cell>
          <table:table-cell table:style-name="ce62"/>
          <table:table-cell table:style-name="ce62" office:value-type="string" calcext:value-type="string">
            <text:p>AWS, own</text:p>
          </table:table-cell>
          <table:table-cell table:style-name="ce62" office:value-type="string" calcext:value-type="string">
            <text:p>Azure</text:p>
          </table:table-cell>
          <table:table-cell table:number-columns-repeated="4" table:style-name="ce77" office:value-type="string" calcext:value-type="string">
            <text:p>AWS</text:p>
          </table:table-cell>
          <table:table-cell table:style-name="ce77"/>
          <table:table-cell table:style-name="ce77" office:value-type="string" calcext:value-type="string">
            <text:p>AWS,Linode,..</text:p>
          </table:table-cell>
          <table:table-cell table:style-name="ce77" office:value-type="string" calcext:value-type="string">
            <text:p>Heroku</text:p>
          </table:table-cell>
          <table:table-cell table:number-columns-repeated="2" table:style-name="ce77" office:value-type="string" calcext:value-type="string">
            <text:p>AWS</text:p>
          </table:table-cell>
          <table:table-cell table:style-name="ce77"/>
          <table:table-cell table:style-name="ce77" office:value-type="string" calcext:value-type="string">
            <text:p>AWS</text:p>
          </table:table-cell>
          <table:table-cell table:style-name="ce267"/>
          <table:table-cell table:style-name="ce267" office:value-type="string" calcext:value-type="string">
            <text:p>Azure</text:p>
          </table:table-cell>
          <table:table-cell table:style-name="ce293" office:value-type="string" calcext:value-type="string">
            <text:p>Google Cloud</text:p>
          </table:table-cell>
          <table:table-cell table:style-name="ce293" office:value-type="string" calcext:value-type="string">
            <text:p>AWS, New Relic, Bugsnag</text:p>
          </table:table-cell>
          <table:table-cell table:style-name="ce293" office:value-type="string" calcext:value-type="string">
            <text:p>Azure</text:p>
          </table:table-cell>
          <table:table-cell table:style-name="ce293"/>
          <table:table-cell table:style-name="ce293" office:value-type="string" calcext:value-type="string">
            <text:p>AWS</text:p>
          </table:table-cell>
          <table:table-cell table:style-name="ce349"/>
          <table:table-cell table:style-name="ce350" table:formula="of:=COUNTA([.B32:.Z32])" office:value-type="float" office:value="19" calcext:value-type="float">
            <text:p>19</text:p>
          </table:table-cell>
          <table:covered-table-cell table:style-name="ce350"/>
          <table:covered-table-cell/>
          <table:table-cell table:style-name="ce351" table:number-columns-repeated="994"/>
        </table:table-row>
        <table:table-row table:style-name="ro3">
          <table:table-cell table:style-name="ce54" office:value-type="string" calcext:value-type="string">
            <text:p>CI chat Integration</text:p>
          </table:table-cell>
          <table:table-cell table:style-name="ce61" table:number-columns-repeated="7"/>
          <table:table-cell table:style-name="ce73"/>
          <table:table-cell table:style-name="ce98" office:value-type="string" calcext:value-type="string">
            <text:p>✔</text:p>
          </table:table-cell>
          <table:table-cell table:style-name="ce73" table:number-columns-repeated="5"/>
          <table:table-cell table:style-name="ce195" office:value-type="string" calcext:value-type="string">
            <text:p>✔</text:p>
          </table:table-cell>
          <table:table-cell table:style-name="ce73" table:number-columns-repeated="2"/>
          <table:table-cell table:style-name="ce253"/>
          <table:table-cell table:style-name="ce68"/>
          <table:table-cell table:style-name="ce278" office:value-type="string" calcext:value-type="string">
            <text:p>✔</text:p>
          </table:table-cell>
          <table:table-cell table:style-name="ce294" office:value-type="string" calcext:value-type="string">
            <text:p>✔</text:p>
          </table:table-cell>
          <table:table-cell table:style-name="ce315" office:value-type="string" calcext:value-type="string">
            <text:p>✔</text:p>
          </table:table-cell>
          <table:table-cell table:style-name="ce287"/>
          <table:table-cell table:style-name="ce335"/>
          <table:table-cell table:style-name="ce287"/>
          <table:table-cell/>
          <table:table-cell table:style-name="ce28" table:formula="of:=COUNTA([.B33:.Z33])" office:value-type="float" office:value="5" calcext:value-type="float">
            <text:p>5</text:p>
          </table:table-cell>
          <table:table-cell table:style-name="ce28" office:value-type="float" office:value="16" calcext:value-type="float" table:number-columns-spanned="1" table:number-rows-spanned="7">
            <text:p>16</text:p>
          </table:table-cell>
          <table:table-cell office:value-type="string" calcext:value-type="string" table:number-columns-spanned="1" table:number-rows-spanned="7">
            <text:p>Continuous Integration</text:p>
          </table:table-cell>
          <table:table-cell table:number-columns-repeated="994"/>
        </table:table-row>
        <table:table-row table:style-name="ro3">
          <table:table-cell table:style-name="ce54" office:value-type="string" calcext:value-type="string">
            <text:p>CI email integration</text:p>
          </table:table-cell>
          <table:table-cell table:style-name="ce61" table:number-columns-repeated="7"/>
          <table:table-cell table:style-name="ce73" table:number-columns-repeated="5"/>
          <table:table-cell table:style-name="ce169" office:value-type="string" calcext:value-type="string">
            <text:p>✔</text:p>
          </table:table-cell>
          <table:table-cell table:style-name="ce73" table:number-columns-repeated="2"/>
          <table:table-cell table:style-name="ce220" office:value-type="string" calcext:value-type="string">
            <text:p>✔</text:p>
          </table:table-cell>
          <table:table-cell table:style-name="ce73"/>
          <table:table-cell table:style-name="ce254"/>
          <table:table-cell table:style-name="ce68" table:number-columns-repeated="2"/>
          <table:table-cell table:style-name="ce287"/>
          <table:table-cell table:style-name="ce316" office:value-type="string" calcext:value-type="string">
            <text:p>✔</text:p>
          </table:table-cell>
          <table:table-cell table:style-name="ce287"/>
          <table:table-cell table:style-name="ce335"/>
          <table:table-cell table:style-name="ce287"/>
          <table:table-cell/>
          <table:table-cell table:style-name="ce28" table:formula="of:=COUNTA([.B34:.Z34])" office:value-type="float" office:value="3" calcext:value-type="float">
            <text:p>3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CI</text:p>
          </table:table-cell>
          <table:table-cell table:style-name="ce63" office:value-type="string" calcext:value-type="string">
            <text:p>✔</text:p>
          </table:table-cell>
          <table:table-cell table:style-name="ce66" table:number-columns-repeated="2"/>
          <table:table-cell table:style-name="ce63" office:value-type="string" calcext:value-type="string">
            <text:p>✔</text:p>
          </table:table-cell>
          <table:table-cell table:style-name="ce66"/>
          <table:table-cell table:style-name="ce63" office:value-type="string" calcext:value-type="string">
            <text:p>✔</text:p>
          </table:table-cell>
          <table:table-cell table:style-name="ce66"/>
          <table:table-cell table:style-name="ce78"/>
          <table:table-cell table:style-name="ce99" office:value-type="string" calcext:value-type="string">
            <text:p>✔</text:p>
          </table:table-cell>
          <table:table-cell table:style-name="ce123" office:value-type="string" calcext:value-type="string">
            <text:p>✔</text:p>
          </table:table-cell>
          <table:table-cell table:style-name="ce73" table:number-columns-repeated="2"/>
          <table:table-cell table:style-name="ce170" office:value-type="string" calcext:value-type="string">
            <text:p>✔</text:p>
          </table:table-cell>
          <table:table-cell table:style-name="ce73"/>
          <table:table-cell table:style-name="ce196" office:value-type="string" calcext:value-type="string">
            <text:p>✔</text:p>
          </table:table-cell>
          <table:table-cell table:style-name="ce221" office:value-type="string" calcext:value-type="string">
            <text:p>✔</text:p>
          </table:table-cell>
          <table:table-cell table:style-name="ce73"/>
          <table:table-cell table:style-name="ce255" office:value-type="string" calcext:value-type="string">
            <text:p>✔</text:p>
          </table:table-cell>
          <table:table-cell table:style-name="ce68"/>
          <table:table-cell table:style-name="ce279" office:value-type="string" calcext:value-type="string">
            <text:p>✔</text:p>
          </table:table-cell>
          <table:table-cell table:style-name="ce295" office:value-type="string" calcext:value-type="string">
            <text:p>✔</text:p>
          </table:table-cell>
          <table:table-cell table:style-name="ce317" office:value-type="string" calcext:value-type="string">
            <text:p>✔</text:p>
          </table:table-cell>
          <table:table-cell table:style-name="ce287"/>
          <table:table-cell table:style-name="ce335"/>
          <table:table-cell table:style-name="ce287"/>
          <table:table-cell/>
          <table:table-cell table:style-name="ce28" table:formula="of:=COUNTA([.B35:.Z35])" office:value-type="float" office:value="12" calcext:value-type="float">
            <text:p>12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CI Build Step</text:p>
          </table:table-cell>
          <table:table-cell table:style-name="ce64" office:value-type="string" calcext:value-type="string">
            <text:p>✔</text:p>
          </table:table-cell>
          <table:table-cell table:style-name="ce67" table:number-columns-repeated="2"/>
          <table:table-cell table:style-name="ce71" office:value-type="string" calcext:value-type="string">
            <text:p>✔</text:p>
          </table:table-cell>
          <table:table-cell table:style-name="ce67"/>
          <table:table-cell table:style-name="ce72" office:value-type="string" calcext:value-type="string">
            <text:p>✔</text:p>
          </table:table-cell>
          <table:table-cell table:style-name="ce67"/>
          <table:table-cell table:style-name="ce79"/>
          <table:table-cell table:style-name="ce100" office:value-type="string" calcext:value-type="string">
            <text:p>✔</text:p>
          </table:table-cell>
          <table:table-cell table:style-name="ce124" office:value-type="string" calcext:value-type="string">
            <text:p>✔</text:p>
          </table:table-cell>
          <table:table-cell table:style-name="ce73" table:number-columns-repeated="2"/>
          <table:table-cell table:style-name="ce171" office:value-type="string" calcext:value-type="string">
            <text:p>✔</text:p>
          </table:table-cell>
          <table:table-cell table:style-name="ce73"/>
          <table:table-cell table:style-name="ce197" office:value-type="string" calcext:value-type="string">
            <text:p>✔</text:p>
          </table:table-cell>
          <table:table-cell table:style-name="ce73" table:number-columns-repeated="2"/>
          <table:table-cell table:style-name="ce256" office:value-type="string" calcext:value-type="string">
            <text:p>✔</text:p>
          </table:table-cell>
          <table:table-cell table:style-name="ce68"/>
          <table:table-cell table:style-name="ce280" office:value-type="string" calcext:value-type="string">
            <text:p>✔</text:p>
          </table:table-cell>
          <table:table-cell table:style-name="ce296" office:value-type="string" calcext:value-type="string">
            <text:p>✔</text:p>
          </table:table-cell>
          <table:table-cell table:style-name="ce318" office:value-type="string" calcext:value-type="string">
            <text:p>✔</text:p>
          </table:table-cell>
          <table:table-cell table:style-name="ce287" table:number-columns-repeated="3"/>
          <table:table-cell/>
          <table:table-cell table:style-name="ce28" table:formula="of:=COUNTA([.B36:.Z36])" office:value-type="float" office:value="11" calcext:value-type="float">
            <text:p>11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Functional Tests</text:p>
          </table:table-cell>
          <table:table-cell table:style-name="ce61" table:number-columns-repeated="7"/>
          <table:table-cell table:style-name="ce73" table:number-columns-repeated="6"/>
          <table:table-cell table:style-name="ce183" office:value-type="string" calcext:value-type="string">
            <text:p>✔</text:p>
          </table:table-cell>
          <table:table-cell table:style-name="ce198"/>
          <table:table-cell table:style-name="ce222" office:value-type="string" calcext:value-type="string">
            <text:p>✔</text:p>
          </table:table-cell>
          <table:table-cell table:style-name="ce73" table:number-columns-repeated="2"/>
          <table:table-cell table:style-name="ce68" table:number-columns-repeated="2"/>
          <table:table-cell table:style-name="ce287" table:number-columns-repeated="5"/>
          <table:table-cell/>
          <table:table-cell table:style-name="ce28" table:formula="of:=COUNTA([.B37:.Z37])" office:value-type="float" office:value="2" calcext:value-type="float">
            <text:p>2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Unit Tests</text:p>
          </table:table-cell>
          <table:table-cell table:style-name="ce60" office:value-type="string" calcext:value-type="string">
            <text:p>✔</text:p>
          </table:table-cell>
          <table:table-cell table:style-name="ce61" table:number-columns-repeated="2"/>
          <table:table-cell table:style-name="ce60" office:value-type="string" calcext:value-type="string">
            <text:p>✔</text:p>
          </table:table-cell>
          <table:table-cell table:style-name="ce61"/>
          <table:table-cell table:number-columns-repeated="2" table:style-name="ce60" office:value-type="string" calcext:value-type="string">
            <text:p>✔</text:p>
          </table:table-cell>
          <table:table-cell table:style-name="ce73"/>
          <table:table-cell table:style-name="ce101" office:value-type="string" calcext:value-type="string">
            <text:p>✔</text:p>
          </table:table-cell>
          <table:table-cell table:style-name="ce125" office:value-type="string" calcext:value-type="string">
            <text:p>✔</text:p>
          </table:table-cell>
          <table:table-cell table:style-name="ce142" office:value-type="string" calcext:value-type="string">
            <text:p>✔</text:p>
          </table:table-cell>
          <table:table-cell table:style-name="ce73"/>
          <table:table-cell table:style-name="ce172" office:value-type="string" calcext:value-type="string">
            <text:p>✔</text:p>
          </table:table-cell>
          <table:table-cell table:style-name="ce73" table:number-columns-repeated="2"/>
          <table:table-cell table:style-name="ce223" office:value-type="string" calcext:value-type="string">
            <text:p>✔</text:p>
          </table:table-cell>
          <table:table-cell table:style-name="ce73" table:number-columns-repeated="2"/>
          <table:table-cell table:style-name="ce68" table:number-columns-repeated="2"/>
          <table:table-cell table:style-name="ce297" office:value-type="string" calcext:value-type="string">
            <text:p>✔</text:p>
          </table:table-cell>
          <table:table-cell table:style-name="ce319" office:value-type="string" calcext:value-type="string">
            <text:p>✔</text:p>
          </table:table-cell>
          <table:table-cell table:style-name="ce330" office:value-type="string" calcext:value-type="string">
            <text:p>✔</text:p>
          </table:table-cell>
          <table:table-cell table:style-name="ce330"/>
          <table:table-cell table:style-name="ce287"/>
          <table:table-cell/>
          <table:table-cell table:style-name="ce28" table:formula="of:=COUNTA([.B38:.Z38])" office:value-type="float" office:value="12" calcext:value-type="float">
            <text:p>12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Integration Tests</text:p>
          </table:table-cell>
          <table:table-cell table:style-name="ce61" table:number-columns-repeated="3"/>
          <table:table-cell table:style-name="ce60" office:value-type="string" calcext:value-type="string">
            <text:p>✔</text:p>
          </table:table-cell>
          <table:table-cell table:style-name="ce61" table:number-columns-repeated="3"/>
          <table:table-cell table:style-name="ce73" table:number-columns-repeated="2"/>
          <table:table-cell table:style-name="ce126" office:value-type="string" calcext:value-type="string">
            <text:p>✔</text:p>
          </table:table-cell>
          <table:table-cell table:style-name="ce73" table:number-columns-repeated="8"/>
          <table:table-cell table:style-name="ce68" table:number-columns-repeated="2"/>
          <table:table-cell table:style-name="ce287" table:number-columns-repeated="5"/>
          <table:table-cell/>
          <table:table-cell table:style-name="ce28" table:formula="of:=COUNTA([.B39:.Z39])" office:value-type="float" office:value="2" calcext:value-type="float">
            <text:p>2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Monitoring tool</text:p>
          </table:table-cell>
          <table:table-cell table:style-name="ce60" office:value-type="string" calcext:value-type="string">
            <text:p>✔</text:p>
          </table:table-cell>
          <table:table-cell table:style-name="ce61" table:number-columns-repeated="3"/>
          <table:table-cell table:style-name="ce60" office:value-type="string" calcext:value-type="string">
            <text:p>✔</text:p>
          </table:table-cell>
          <table:table-cell table:style-name="ce61" table:number-columns-repeated="2"/>
          <table:table-cell table:style-name="ce73"/>
          <table:table-cell table:style-name="ce102" office:value-type="string" calcext:value-type="string">
            <text:p>✔</text:p>
          </table:table-cell>
          <table:table-cell table:style-name="ce127" office:value-type="string" calcext:value-type="string">
            <text:p>✔</text:p>
          </table:table-cell>
          <table:table-cell table:style-name="ce143" office:value-type="string" calcext:value-type="string">
            <text:p>✔</text:p>
          </table:table-cell>
          <table:table-cell table:style-name="ce73"/>
          <table:table-cell table:style-name="ce173" office:value-type="string" calcext:value-type="string">
            <text:p>✔</text:p>
          </table:table-cell>
          <table:table-cell table:style-name="ce184" office:value-type="string" calcext:value-type="string">
            <text:p>✔</text:p>
          </table:table-cell>
          <table:table-cell table:style-name="ce199" office:value-type="string" calcext:value-type="string">
            <text:p>✔</text:p>
          </table:table-cell>
          <table:table-cell table:style-name="ce224" office:value-type="string" calcext:value-type="string">
            <text:p>✔</text:p>
          </table:table-cell>
          <table:table-cell table:style-name="ce73"/>
          <table:table-cell table:style-name="ce257" office:value-type="string" calcext:value-type="string">
            <text:p>✔</text:p>
          </table:table-cell>
          <table:table-cell table:style-name="ce68" table:number-columns-repeated="2"/>
          <table:table-cell table:style-name="ce298" office:value-type="string" calcext:value-type="string">
            <text:p>✔</text:p>
          </table:table-cell>
          <table:table-cell table:style-name="ce320" office:value-type="string" calcext:value-type="string">
            <text:p>✔</text:p>
          </table:table-cell>
          <table:table-cell table:style-name="ce287" table:number-columns-repeated="2"/>
          <table:table-cell table:style-name="ce342" office:value-type="string" calcext:value-type="string">
            <text:p>✔</text:p>
          </table:table-cell>
          <table:table-cell/>
          <table:table-cell table:style-name="ce28" table:formula="of:=COUNTA([.B40:.Z40])" office:value-type="float" office:value="13" calcext:value-type="float">
            <text:p>13</text:p>
          </table:table-cell>
          <table:table-cell table:style-name="ce28" office:value-type="float" office:value="17" calcext:value-type="float" table:number-columns-spanned="1" table:number-rows-spanned="4">
            <text:p>17</text:p>
          </table:table-cell>
          <table:table-cell office:value-type="string" calcext:value-type="string" table:number-columns-spanned="1" table:number-rows-spanned="4">
            <text:p>Auditability</text:p>
          </table:table-cell>
          <table:table-cell table:number-columns-repeated="994"/>
        </table:table-row>
        <table:table-row table:style-name="ro3">
          <table:table-cell table:style-name="ce54" office:value-type="string" calcext:value-type="string">
            <text:p>Monitoring(Response Time)</text:p>
          </table:table-cell>
          <table:table-cell table:style-name="ce60" office:value-type="string" calcext:value-type="string">
            <text:p>✔</text:p>
          </table:table-cell>
          <table:table-cell table:style-name="ce61" table:number-columns-repeated="6"/>
          <table:table-cell table:style-name="ce74" office:value-type="string" calcext:value-type="string">
            <text:p>✔</text:p>
          </table:table-cell>
          <table:table-cell table:style-name="ce103" office:value-type="string" calcext:value-type="string">
            <text:p>✔</text:p>
          </table:table-cell>
          <table:table-cell table:style-name="ce128" office:value-type="string" calcext:value-type="string">
            <text:p>✔</text:p>
          </table:table-cell>
          <table:table-cell table:style-name="ce144" office:value-type="string" calcext:value-type="string">
            <text:p>✔</text:p>
          </table:table-cell>
          <table:table-cell table:style-name="ce73"/>
          <table:table-cell table:style-name="ce174" office:value-type="string" calcext:value-type="string">
            <text:p>✔</text:p>
          </table:table-cell>
          <table:table-cell table:style-name="ce73"/>
          <table:table-cell table:style-name="ce200" office:value-type="string" calcext:value-type="string">
            <text:p>✔</text:p>
          </table:table-cell>
          <table:table-cell table:style-name="ce225" office:value-type="string" calcext:value-type="string">
            <text:p>✔</text:p>
          </table:table-cell>
          <table:table-cell table:style-name="ce73"/>
          <table:table-cell table:style-name="ce258" office:value-type="string" calcext:value-type="string">
            <text:p>✔</text:p>
          </table:table-cell>
          <table:table-cell table:style-name="ce68"/>
          <table:table-cell table:style-name="ce281" office:value-type="string" calcext:value-type="string">
            <text:p>✔</text:p>
          </table:table-cell>
          <table:table-cell table:style-name="ce299" office:value-type="string" calcext:value-type="string">
            <text:p>✔</text:p>
          </table:table-cell>
          <table:table-cell table:style-name="ce321" office:value-type="string" calcext:value-type="string">
            <text:p>✔</text:p>
          </table:table-cell>
          <table:table-cell table:style-name="ce287" table:number-columns-repeated="2"/>
          <table:table-cell table:style-name="ce343" office:value-type="string" calcext:value-type="string">
            <text:p>✔</text:p>
          </table:table-cell>
          <table:table-cell/>
          <table:table-cell table:style-name="ce28" table:formula="of:=COUNTA([.B41:.Z41])" office:value-type="float" office:value="13" calcext:value-type="float">
            <text:p>13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Monitoring( Traffic)</text:p>
          </table:table-cell>
          <table:table-cell table:style-name="ce60" office:value-type="string" calcext:value-type="string">
            <text:p>✔</text:p>
          </table:table-cell>
          <table:table-cell table:style-name="ce61"/>
          <table:table-cell table:style-name="ce60" office:value-type="string" calcext:value-type="string">
            <text:p>✔</text:p>
          </table:table-cell>
          <table:table-cell table:style-name="ce61" table:number-columns-repeated="4"/>
          <table:table-cell table:style-name="ce74" office:value-type="string" calcext:value-type="string">
            <text:p>✔</text:p>
          </table:table-cell>
          <table:table-cell table:style-name="ce104" office:value-type="string" calcext:value-type="string">
            <text:p>✔</text:p>
          </table:table-cell>
          <table:table-cell table:style-name="ce129" office:value-type="string" calcext:value-type="string">
            <text:p>✔</text:p>
          </table:table-cell>
          <table:table-cell table:style-name="ce145" office:value-type="string" calcext:value-type="string">
            <text:p>✔</text:p>
          </table:table-cell>
          <table:table-cell table:style-name="ce73"/>
          <table:table-cell table:style-name="ce175" office:value-type="string" calcext:value-type="string">
            <text:p>✔</text:p>
          </table:table-cell>
          <table:table-cell table:style-name="ce73"/>
          <table:table-cell table:style-name="ce201" office:value-type="string" calcext:value-type="string">
            <text:p>✔</text:p>
          </table:table-cell>
          <table:table-cell table:style-name="ce226" office:value-type="string" calcext:value-type="string">
            <text:p>✔</text:p>
          </table:table-cell>
          <table:table-cell table:style-name="ce73"/>
          <table:table-cell table:style-name="ce259" office:value-type="string" calcext:value-type="string">
            <text:p>✔</text:p>
          </table:table-cell>
          <table:table-cell table:style-name="ce68"/>
          <table:table-cell table:style-name="ce282" office:value-type="string" calcext:value-type="string">
            <text:p>✔</text:p>
          </table:table-cell>
          <table:table-cell table:style-name="ce300" office:value-type="string" calcext:value-type="string">
            <text:p>✔</text:p>
          </table:table-cell>
          <table:table-cell table:style-name="ce322" office:value-type="string" calcext:value-type="string">
            <text:p>✔</text:p>
          </table:table-cell>
          <table:table-cell table:style-name="ce287" table:number-columns-repeated="2"/>
          <table:table-cell table:style-name="ce344" office:value-type="string" calcext:value-type="string">
            <text:p>✔</text:p>
          </table:table-cell>
          <table:table-cell/>
          <table:table-cell table:style-name="ce28" table:formula="of:=COUNTA([.B42:.Z42])" office:value-type="float" office:value="14" calcext:value-type="float">
            <text:p>14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Monitoring( Health )</text:p>
          </table:table-cell>
          <table:table-cell table:style-name="ce60" office:value-type="string" calcext:value-type="string">
            <text:p>✔</text:p>
          </table:table-cell>
          <table:table-cell table:style-name="ce61"/>
          <table:table-cell table:style-name="ce60" office:value-type="string" calcext:value-type="string">
            <text:p>✔</text:p>
          </table:table-cell>
          <table:table-cell table:style-name="ce61" table:number-columns-repeated="4"/>
          <table:table-cell table:style-name="ce74" office:value-type="string" calcext:value-type="string">
            <text:p>✔</text:p>
          </table:table-cell>
          <table:table-cell table:style-name="ce105" office:value-type="string" calcext:value-type="string">
            <text:p>✔</text:p>
          </table:table-cell>
          <table:table-cell table:style-name="ce130" office:value-type="string" calcext:value-type="string">
            <text:p>✔</text:p>
          </table:table-cell>
          <table:table-cell table:style-name="ce146" office:value-type="string" calcext:value-type="string">
            <text:p>✔</text:p>
          </table:table-cell>
          <table:table-cell table:style-name="ce73"/>
          <table:table-cell table:style-name="ce176" office:value-type="string" calcext:value-type="string">
            <text:p>✔</text:p>
          </table:table-cell>
          <table:table-cell table:style-name="ce185" office:value-type="string" calcext:value-type="string">
            <text:p>✔</text:p>
          </table:table-cell>
          <table:table-cell table:style-name="ce202" office:value-type="string" calcext:value-type="string">
            <text:p>✔</text:p>
          </table:table-cell>
          <table:table-cell table:style-name="ce227" office:value-type="string" calcext:value-type="string">
            <text:p>✔</text:p>
          </table:table-cell>
          <table:table-cell table:style-name="ce73"/>
          <table:table-cell table:style-name="ce260" office:value-type="string" calcext:value-type="string">
            <text:p>✔</text:p>
          </table:table-cell>
          <table:table-cell table:style-name="ce68"/>
          <table:table-cell table:style-name="ce283" office:value-type="string" calcext:value-type="string">
            <text:p>✔</text:p>
          </table:table-cell>
          <table:table-cell table:style-name="ce301" office:value-type="string" calcext:value-type="string">
            <text:p>✔</text:p>
          </table:table-cell>
          <table:table-cell table:style-name="ce323" office:value-type="string" calcext:value-type="string">
            <text:p>✔</text:p>
          </table:table-cell>
          <table:table-cell table:style-name="ce287" table:number-columns-repeated="2"/>
          <table:table-cell table:style-name="ce345" office:value-type="string" calcext:value-type="string">
            <text:p>✔</text:p>
          </table:table-cell>
          <table:table-cell/>
          <table:table-cell table:style-name="ce28" table:formula="of:=COUNTA([.B43:.Z43])" office:value-type="float" office:value="15" calcext:value-type="float">
            <text:p>15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Communication(direct)</text:p>
          </table:table-cell>
          <table:table-cell table:number-columns-repeated="2" table:style-name="ce60" office:value-type="string" calcext:value-type="string">
            <text:p>✔</text:p>
          </table:table-cell>
          <table:table-cell table:style-name="ce61"/>
          <table:table-cell table:number-columns-repeated="4" table:style-name="ce60" office:value-type="string" calcext:value-type="string">
            <text:p>✔</text:p>
          </table:table-cell>
          <table:table-cell table:style-name="ce80" office:value-type="string" calcext:value-type="string">
            <text:p>✔</text:p>
          </table:table-cell>
          <table:table-cell table:style-name="ce106" office:value-type="string" calcext:value-type="string">
            <text:p>✔</text:p>
          </table:table-cell>
          <table:table-cell table:style-name="ce131" office:value-type="string" calcext:value-type="string">
            <text:p>✔</text:p>
          </table:table-cell>
          <table:table-cell table:style-name="ce147" office:value-type="string" calcext:value-type="string">
            <text:p>✔</text:p>
          </table:table-cell>
          <table:table-cell table:style-name="ce151" office:value-type="string" calcext:value-type="string">
            <text:p>✔</text:p>
          </table:table-cell>
          <table:table-cell table:style-name="ce177" office:value-type="string" calcext:value-type="string">
            <text:p>✔</text:p>
          </table:table-cell>
          <table:table-cell table:style-name="ce186" office:value-type="string" calcext:value-type="string">
            <text:p>✔</text:p>
          </table:table-cell>
          <table:table-cell table:style-name="ce203" office:value-type="string" calcext:value-type="string">
            <text:p>✔</text:p>
          </table:table-cell>
          <table:table-cell table:style-name="ce228" office:value-type="string" calcext:value-type="string">
            <text:p>✔</text:p>
          </table:table-cell>
          <table:table-cell table:style-name="ce236" office:value-type="string" calcext:value-type="string">
            <text:p>✔</text:p>
          </table:table-cell>
          <table:table-cell table:style-name="ce261" office:value-type="string" calcext:value-type="string">
            <text:p>✔</text:p>
          </table:table-cell>
          <table:table-cell table:style-name="ce268" office:value-type="string" calcext:value-type="string">
            <text:p>✔</text:p>
          </table:table-cell>
          <table:table-cell table:style-name="ce284" office:value-type="string" calcext:value-type="string">
            <text:p>✔</text:p>
          </table:table-cell>
          <table:table-cell table:style-name="ce302" office:value-type="string" calcext:value-type="string">
            <text:p>✔</text:p>
          </table:table-cell>
          <table:table-cell table:style-name="ce324" office:value-type="string" calcext:value-type="string">
            <text:p>✔</text:p>
          </table:table-cell>
          <table:table-cell table:style-name="ce331" office:value-type="string" calcext:value-type="string">
            <text:p>✔</text:p>
          </table:table-cell>
          <table:table-cell table:style-name="ce336" office:value-type="string" calcext:value-type="string">
            <text:p>✔</text:p>
          </table:table-cell>
          <table:table-cell table:style-name="ce346" office:value-type="string" calcext:value-type="string">
            <text:p>✔</text:p>
          </table:table-cell>
          <table:table-cell/>
          <table:table-cell table:style-name="ce28" table:formula="of:=COUNTA([.B44:.Z44])" office:value-type="float" office:value="24" calcext:value-type="float">
            <text:p>24</text:p>
          </table:table-cell>
          <table:table-cell table:style-name="ce28"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 table:number-columns-spanned="1" table:number-rows-spanned="3">
            <text:p>Communication</text:p>
          </table:table-cell>
          <table:table-cell table:number-columns-repeated="994"/>
        </table:table-row>
        <table:table-row table:style-name="ro3">
          <table:table-cell table:style-name="ce54" office:value-type="string" calcext:value-type="string">
            <text:p>Communication(chat)</text:p>
          </table:table-cell>
          <table:table-cell table:number-columns-repeated="2" table:style-name="ce60" office:value-type="string" calcext:value-type="string">
            <text:p>✔</text:p>
          </table:table-cell>
          <table:table-cell table:style-name="ce61"/>
          <table:table-cell table:number-columns-repeated="4" table:style-name="ce60" office:value-type="string" calcext:value-type="string">
            <text:p>✔</text:p>
          </table:table-cell>
          <table:table-cell table:style-name="ce81" office:value-type="string" calcext:value-type="string">
            <text:p>✔</text:p>
          </table:table-cell>
          <table:table-cell table:style-name="ce107" office:value-type="string" calcext:value-type="string">
            <text:p>✔</text:p>
          </table:table-cell>
          <table:table-cell table:style-name="ce132" office:value-type="string" calcext:value-type="string">
            <text:p>✔</text:p>
          </table:table-cell>
          <table:table-cell table:style-name="ce148" office:value-type="string" calcext:value-type="string">
            <text:p>✔</text:p>
          </table:table-cell>
          <table:table-cell table:style-name="ce152" office:value-type="string" calcext:value-type="string">
            <text:p>✔</text:p>
          </table:table-cell>
          <table:table-cell table:style-name="ce178" office:value-type="string" calcext:value-type="string">
            <text:p>✔</text:p>
          </table:table-cell>
          <table:table-cell table:style-name="ce187" office:value-type="string" calcext:value-type="string">
            <text:p>✔</text:p>
          </table:table-cell>
          <table:table-cell table:style-name="ce204" office:value-type="string" calcext:value-type="string">
            <text:p>✔</text:p>
          </table:table-cell>
          <table:table-cell table:style-name="ce229" office:value-type="string" calcext:value-type="string">
            <text:p>✔</text:p>
          </table:table-cell>
          <table:table-cell table:style-name="ce237"/>
          <table:table-cell table:style-name="ce262" office:value-type="string" calcext:value-type="string">
            <text:p>✔</text:p>
          </table:table-cell>
          <table:table-cell table:style-name="ce269" office:value-type="string" calcext:value-type="string">
            <text:p>✔</text:p>
          </table:table-cell>
          <table:table-cell table:style-name="ce285" office:value-type="string" calcext:value-type="string">
            <text:p>✔</text:p>
          </table:table-cell>
          <table:table-cell table:style-name="ce303" office:value-type="string" calcext:value-type="string">
            <text:p>✔</text:p>
          </table:table-cell>
          <table:table-cell table:style-name="ce325" office:value-type="string" calcext:value-type="string">
            <text:p>✔</text:p>
          </table:table-cell>
          <table:table-cell table:style-name="ce332" office:value-type="string" calcext:value-type="string">
            <text:p>✔</text:p>
          </table:table-cell>
          <table:table-cell table:style-name="ce337" office:value-type="string" calcext:value-type="string">
            <text:p>✔</text:p>
          </table:table-cell>
          <table:table-cell table:style-name="ce347" office:value-type="string" calcext:value-type="string">
            <text:p>✔</text:p>
          </table:table-cell>
          <table:table-cell/>
          <table:table-cell table:style-name="ce28" table:formula="of:=COUNTA([.B45:.Z45])" office:value-type="float" office:value="23" calcext:value-type="float">
            <text:p>23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Communication(email)</text:p>
          </table:table-cell>
          <table:table-cell table:style-name="ce65" office:value-type="string" calcext:value-type="string">
            <text:p>✔</text:p>
          </table:table-cell>
          <table:table-cell table:style-name="ce68" table:number-columns-repeated="4"/>
          <table:table-cell table:number-columns-repeated="2" table:style-name="ce65" office:value-type="string" calcext:value-type="string">
            <text:p>✔</text:p>
          </table:table-cell>
          <table:table-cell table:style-name="ce82" office:value-type="string" calcext:value-type="string">
            <text:p>✔</text:p>
          </table:table-cell>
          <table:table-cell table:style-name="ce108" office:value-type="string" calcext:value-type="string">
            <text:p>✔</text:p>
          </table:table-cell>
          <table:table-cell table:style-name="ce133" office:value-type="string" calcext:value-type="string">
            <text:p>✔</text:p>
          </table:table-cell>
          <table:table-cell table:style-name="ce149" office:value-type="string" calcext:value-type="string">
            <text:p>✔</text:p>
          </table:table-cell>
          <table:table-cell table:style-name="ce153" office:value-type="string" calcext:value-type="string">
            <text:p>✔</text:p>
          </table:table-cell>
          <table:table-cell table:style-name="ce179" office:value-type="string" calcext:value-type="string">
            <text:p>✔</text:p>
          </table:table-cell>
          <table:table-cell table:style-name="ce188"/>
          <table:table-cell table:style-name="ce205" office:value-type="string" calcext:value-type="string">
            <text:p>✔</text:p>
          </table:table-cell>
          <table:table-cell table:style-name="ce230" office:value-type="string" calcext:value-type="string">
            <text:p>✔</text:p>
          </table:table-cell>
          <table:table-cell table:style-name="ce238"/>
          <table:table-cell table:style-name="ce263"/>
          <table:table-cell table:style-name="ce68" table:number-columns-repeated="2"/>
          <table:table-cell table:style-name="ce287" table:number-columns-repeated="4"/>
          <table:table-cell table:style-name="ce348" office:value-type="string" calcext:value-type="string">
            <text:p>✔</text:p>
          </table:table-cell>
          <table:table-cell/>
          <table:table-cell table:style-name="ce28" table:formula="of:=COUNTA([.B46:.Z46])" office:value-type="float" office:value="12" calcext:value-type="float">
            <text:p>12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58"/>
          <table:table-cell table:number-columns-repeated="1023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3.V46:Sheet3.Y46 Sheet3.X2:Sheet3.Y2 Sheet3.V3:Sheet3.V19 Sheet3.V21:Sheet3.V25 Sheet3.V34:Sheet3.V34 Sheet3.V32:Sheet3.V32 Sheet3.V37:Sheet3.W37 Sheet3.V39:Sheet3.W39 Sheet3.W3:Sheet3.Z4 Sheet3.W8:Sheet3.W8 Sheet3.W10:Sheet3.W10 Sheet3.W12:Sheet3.W19 Sheet3.W25:Sheet3.W27 Sheet3.W21:Sheet3.W23 Sheet3.W32:Sheet3.W32 Sheet3.X7:Sheet3.Y7 Sheet3.X9:Sheet3.Y10 Sheet3.X12:Sheet3.X30 Sheet3.V29:Sheet3.V30 Sheet3.X32:Sheet3.X37 Sheet3.X39:Sheet3.Y43 Sheet3.Y32:Sheet3.Y32 Sheet3.Y36:Sheet3.Y37 Sheet3.Y12:Sheet3.Y12 Sheet3.Y14:Sheet3.Y30 Sheet3.W5:Sheet3.X5 Sheet3.Z32:Sheet3.Z39 Sheet3.Z6:Sheet3.Z10 Sheet3.Z12:Sheet3.Z30">
            <calcext:condition calcext:apply-style-name="Navy Blue" calcext:value="=&quot;✔&quot;" calcext:base-cell-address="Sheet3.V2"/>
          </calcext:conditional-format>
          <calcext:conditional-format calcext:target-range-address="Sheet3.T46:Sheet3.U46 Sheet3.C2:Sheet3.H35 Sheet3.U37:Sheet3.U40 Sheet3.B2:Sheet3.B35 Sheet3.B37:Sheet3.H46 Sheet3.C36:Sheet3.D36 Sheet3.H36:Sheet3.H36 Sheet3.F36:Sheet3.F36 Sheet3.T3:Sheet3.U10 Sheet3.T16:Sheet3.T43 Sheet3.T12:Sheet3.T14 Sheet3.U21:Sheet3.U25 Sheet3.U16:Sheet3.U19 Sheet3.U12:Sheet3.U13 Sheet3.U29:Sheet3.U30 Sheet3.U34:Sheet3.U34 Sheet3.U32:Sheet3.U32">
            <calcext:condition calcext:apply-style-name="Navy Blue" calcext:value="=&quot;✔&quot;" calcext:base-cell-address="Sheet3.B2"/>
          </calcext:conditional-format>
          <calcext:conditional-format calcext:target-range-address="Sheet3.I46:Sheet3.I46">
            <calcext:condition calcext:apply-style-name="Navy Blue" calcext:value="=&quot;✔&quot;" calcext:base-cell-address="Sheet3.I46"/>
          </calcext:conditional-format>
          <calcext:conditional-format calcext:target-range-address="Sheet3.J46:Sheet3.J46">
            <calcext:condition calcext:apply-style-name="Navy Blue" calcext:value="=&quot;✔&quot;" calcext:base-cell-address="Sheet3.J46"/>
          </calcext:conditional-format>
          <calcext:conditional-format calcext:target-range-address="Sheet3.T2:Sheet3.T2">
            <calcext:condition calcext:apply-style-name="Navy Blue" calcext:value="=&quot;✔&quot;" calcext:base-cell-address="Sheet3.T2"/>
          </calcext:conditional-format>
          <calcext:conditional-format calcext:target-range-address="Sheet3.K46:Sheet3.K46">
            <calcext:condition calcext:apply-style-name="Navy Blue" calcext:value="=&quot;✔&quot;" calcext:base-cell-address="Sheet3.K46"/>
          </calcext:conditional-format>
          <calcext:conditional-format calcext:target-range-address="Sheet3.C2:Sheet3.H35 Sheet3.B2:Sheet3.B35 Sheet3.B37:Sheet3.H45 Sheet3.C36:Sheet3.D36 Sheet3.H36:Sheet3.H36 Sheet3.F36:Sheet3.F36">
            <calcext:condition calcext:apply-style-name="Navy Blue" calcext:value="=&quot;✔&quot;" calcext:base-cell-address="Sheet3.B2"/>
          </calcext:conditional-format>
          <calcext:conditional-format calcext:target-range-address="Sheet3.B44:Sheet3.H45 Sheet3.B2:Sheet3.I2 Sheet3.B4:Sheet3.I4 Sheet3.B6:Sheet3.I6 Sheet3.B8:Sheet3.I8 Sheet3.B11:Sheet3.I11 Sheet3.B21:Sheet3.S23 Sheet3.B17:Sheet3.I20 Sheet3.M17:Sheet3.R17 Sheet3.M30:Sheet3.S30 Sheet3.B26:Sheet3.I29 Sheet3.L29:Sheet3.S29 Sheet3.R25:Sheet3.S25 Sheet3.B24:Sheet3.I24 Sheet3.R24:Sheet3.S24 Sheet3.B32:Sheet3.S32 Sheet3.B31:Sheet3.H31 Sheet3.R31:Sheet3.R31 Sheet3.R34:Sheet3.R34 Sheet3.B33:Sheet3.I33 Sheet3.Q33:Sheet3.R33 Sheet3.R37:Sheet3.S37 Sheet3.Q36:Sheet3.R36 Sheet3.M39:Sheet3.S39 Sheet3.B38:Sheet3.I38 Sheet3.B40:Sheet3.I43 Sheet3.B10:Sheet3.J10 Sheet3.B16:Sheet3.S16 Sheet3.B15:Sheet3.J15 Sheet3.K17:Sheet3.L17 Sheet3.R35:Sheet3.R35 Sheet3.B39:Sheet3.J39 Sheet3.B3:Sheet3.K3 Sheet3.R20:Sheet3.R20 Sheet3.K24:Sheet3.K24 Sheet3.R26:Sheet3.S26 Sheet3.B30:Sheet3.K30 Sheet3.R38:Sheet3.S38 Sheet3.L39:Sheet3.L39 Sheet3.M31:Sheet3.M31 Sheet3.L8:Sheet3.M8 Sheet3.B9:Sheet3.M9 Sheet3.L10:Sheet3.M10 Sheet3.B7:Sheet3.M7 Sheet3.L6:Sheet3.M6 Sheet3.B5:Sheet3.M5 Sheet3.K4:Sheet3.M4 Sheet3.M18:Sheet3.M18 Sheet3.R19:Sheet3.R19 Sheet3.L19:Sheet3.M19 Sheet3.B14:Sheet3.M14 Sheet3.M26:Sheet3.M26 Sheet3.M24:Sheet3.M24 Sheet3.L27:Sheet3.M27 Sheet3.B34:Sheet3.M34 Sheet3.L35:Sheet3.M36 Sheet3.M38:Sheet3.M38 Sheet3.M40:Sheet3.M43 Sheet3.N11:Sheet3.N11 Sheet3.B37:Sheet3.N37 Sheet3.R43:Sheet3.R43 Sheet3.O41:Sheet3.O42 Sheet3.B25:Sheet3.O25 Sheet3.O14:Sheet3.O14 Sheet3.O35:Sheet3.O36 Sheet3.K33:Sheet3.O33 Sheet3.O6:Sheet3.O6 Sheet3.L15:Sheet3.P15 Sheet3.M3:Sheet3.P3 Sheet3.O5:Sheet3.P5 Sheet3.P4:Sheet3.P4 Sheet3.O7:Sheet3.P10 Sheet3.B12:Sheet3.P13 Sheet3.R19:Sheet3.R19 Sheet3.R27:Sheet3.R28 Sheet3.L29:Sheet3.R29 Sheet3.R40:Sheet3.R43 Sheet3.L20:Sheet3.P20 Sheet3.O18:Sheet3.P19 Sheet3.R18:Sheet3.R18 Sheet3.O24:Sheet3.P24 Sheet3.O26:Sheet3.P27 Sheet3.L28:Sheet3.P28 Sheet3.O34:Sheet3.P34 Sheet3.O38:Sheet3.P38">
            <calcext:condition calcext:apply-style-name="Navy Blue" calcext:value="=&quot;✔&quot;" calcext:base-cell-address="Sheet3.B2"/>
          </calcext:conditional-format>
          <calcext:conditional-format calcext:target-range-address="Sheet3.I45:Sheet3.I45">
            <calcext:condition calcext:apply-style-name="Navy Blue" calcext:value="=&quot;✔&quot;" calcext:base-cell-address="Sheet3.I45"/>
          </calcext:conditional-format>
          <calcext:conditional-format calcext:target-range-address="Sheet3.I44:Sheet3.I44">
            <calcext:condition calcext:apply-style-name="Navy Blue" calcext:value="=&quot;✔&quot;" calcext:base-cell-address="Sheet3.I44"/>
          </calcext:conditional-format>
          <calcext:conditional-format calcext:target-range-address="Sheet3.J2:Sheet3.J2">
            <calcext:condition calcext:apply-style-name="Navy Blue" calcext:value="=&quot;✔&quot;" calcext:base-cell-address="Sheet3.J2"/>
          </calcext:conditional-format>
          <calcext:conditional-format calcext:target-range-address="Sheet3.J4:Sheet3.J4">
            <calcext:condition calcext:apply-style-name="Navy Blue" calcext:value="=&quot;✔&quot;" calcext:base-cell-address="Sheet3.J4"/>
          </calcext:conditional-format>
          <calcext:conditional-format calcext:target-range-address="Sheet3.J6:Sheet3.J6">
            <calcext:condition calcext:apply-style-name="Navy Blue" calcext:value="=&quot;✔&quot;" calcext:base-cell-address="Sheet3.J6"/>
          </calcext:conditional-format>
          <calcext:conditional-format calcext:target-range-address="Sheet3.J8:Sheet3.J8">
            <calcext:condition calcext:apply-style-name="Navy Blue" calcext:value="=&quot;✔&quot;" calcext:base-cell-address="Sheet3.J8"/>
          </calcext:conditional-format>
          <calcext:conditional-format calcext:target-range-address="Sheet3.J11:Sheet3.J11">
            <calcext:condition calcext:apply-style-name="Navy Blue" calcext:value="=&quot;✔&quot;" calcext:base-cell-address="Sheet3.J11"/>
          </calcext:conditional-format>
          <calcext:conditional-format calcext:target-range-address="Sheet3.J17:Sheet3.J17">
            <calcext:condition calcext:apply-style-name="Navy Blue" calcext:value="=&quot;✔&quot;" calcext:base-cell-address="Sheet3.J17"/>
          </calcext:conditional-format>
          <calcext:conditional-format calcext:target-range-address="Sheet3.J18:Sheet3.J18">
            <calcext:condition calcext:apply-style-name="Navy Blue" calcext:value="=&quot;✔&quot;" calcext:base-cell-address="Sheet3.J18"/>
          </calcext:conditional-format>
          <calcext:conditional-format calcext:target-range-address="Sheet3.J19:Sheet3.J19">
            <calcext:condition calcext:apply-style-name="Navy Blue" calcext:value="=&quot;✔&quot;" calcext:base-cell-address="Sheet3.J19"/>
          </calcext:conditional-format>
          <calcext:conditional-format calcext:target-range-address="Sheet3.J20:Sheet3.J20">
            <calcext:condition calcext:apply-style-name="Navy Blue" calcext:value="=&quot;✔&quot;" calcext:base-cell-address="Sheet3.J20"/>
          </calcext:conditional-format>
          <calcext:conditional-format calcext:target-range-address="Sheet3.J26:Sheet3.J26">
            <calcext:condition calcext:apply-style-name="Navy Blue" calcext:value="=&quot;✔&quot;" calcext:base-cell-address="Sheet3.J26"/>
          </calcext:conditional-format>
          <calcext:conditional-format calcext:target-range-address="Sheet3.J24:Sheet3.J24">
            <calcext:condition calcext:apply-style-name="Navy Blue" calcext:value="=&quot;✔&quot;" calcext:base-cell-address="Sheet3.J24"/>
          </calcext:conditional-format>
          <calcext:conditional-format calcext:target-range-address="Sheet3.J27:Sheet3.J27">
            <calcext:condition calcext:apply-style-name="Navy Blue" calcext:value="=&quot;✔&quot;" calcext:base-cell-address="Sheet3.J27"/>
          </calcext:conditional-format>
          <calcext:conditional-format calcext:target-range-address="Sheet3.J28:Sheet3.J28">
            <calcext:condition calcext:apply-style-name="Navy Blue" calcext:value="=&quot;✔&quot;" calcext:base-cell-address="Sheet3.J28"/>
          </calcext:conditional-format>
          <calcext:conditional-format calcext:target-range-address="Sheet3.J29:Sheet3.J29">
            <calcext:condition calcext:apply-style-name="Navy Blue" calcext:value="=&quot;✔&quot;" calcext:base-cell-address="Sheet3.J29"/>
          </calcext:conditional-format>
          <calcext:conditional-format calcext:target-range-address="Sheet3.J31:Sheet3.J31">
            <calcext:condition calcext:apply-style-name="Navy Blue" calcext:value="=&quot;✔&quot;" calcext:base-cell-address="Sheet3.J31"/>
          </calcext:conditional-format>
          <calcext:conditional-format calcext:target-range-address="Sheet3.I31:Sheet3.I31">
            <calcext:condition calcext:apply-style-name="Navy Blue" calcext:value="=&quot;✔&quot;" calcext:base-cell-address="Sheet3.I31"/>
          </calcext:conditional-format>
          <calcext:conditional-format calcext:target-range-address="Sheet3.J33:Sheet3.J33">
            <calcext:condition calcext:apply-style-name="Navy Blue" calcext:value="=&quot;✔&quot;" calcext:base-cell-address="Sheet3.J33"/>
          </calcext:conditional-format>
          <calcext:conditional-format calcext:target-range-address="Sheet3.J38:Sheet3.J38">
            <calcext:condition calcext:apply-style-name="Navy Blue" calcext:value="=&quot;✔&quot;" calcext:base-cell-address="Sheet3.J38"/>
          </calcext:conditional-format>
          <calcext:conditional-format calcext:target-range-address="Sheet3.J40:Sheet3.J40">
            <calcext:condition calcext:apply-style-name="Navy Blue" calcext:value="=&quot;✔&quot;" calcext:base-cell-address="Sheet3.J40"/>
          </calcext:conditional-format>
          <calcext:conditional-format calcext:target-range-address="Sheet3.J41:Sheet3.J41">
            <calcext:condition calcext:apply-style-name="Navy Blue" calcext:value="=&quot;✔&quot;" calcext:base-cell-address="Sheet3.J41"/>
          </calcext:conditional-format>
          <calcext:conditional-format calcext:target-range-address="Sheet3.J42:Sheet3.J42">
            <calcext:condition calcext:apply-style-name="Navy Blue" calcext:value="=&quot;✔&quot;" calcext:base-cell-address="Sheet3.J42"/>
          </calcext:conditional-format>
          <calcext:conditional-format calcext:target-range-address="Sheet3.J43:Sheet3.J43">
            <calcext:condition calcext:apply-style-name="Navy Blue" calcext:value="=&quot;✔&quot;" calcext:base-cell-address="Sheet3.J43"/>
          </calcext:conditional-format>
          <calcext:conditional-format calcext:target-range-address="Sheet3.J44:Sheet3.J44">
            <calcext:condition calcext:apply-style-name="Navy Blue" calcext:value="=&quot;✔&quot;" calcext:base-cell-address="Sheet3.J44"/>
          </calcext:conditional-format>
          <calcext:conditional-format calcext:target-range-address="Sheet3.J45:Sheet3.J45">
            <calcext:condition calcext:apply-style-name="Navy Blue" calcext:value="=&quot;✔&quot;" calcext:base-cell-address="Sheet3.J45"/>
          </calcext:conditional-format>
          <calcext:conditional-format calcext:target-range-address="Sheet3.H36:Sheet3.I36 Sheet3.C36:Sheet3.D36 Sheet3.F36:Sheet3.F36">
            <calcext:condition calcext:apply-style-name="Navy Blue" calcext:value="=&quot;✔&quot;" calcext:base-cell-address="Sheet3.C36"/>
          </calcext:conditional-format>
          <calcext:conditional-format calcext:target-range-address="Sheet3.B35:Sheet3.I35">
            <calcext:condition calcext:apply-style-name="Navy Blue" calcext:value="=&quot;✔&quot;" calcext:base-cell-address="Sheet3.B35"/>
          </calcext:conditional-format>
          <calcext:conditional-format calcext:target-range-address="Sheet3.J35:Sheet3.J35">
            <calcext:condition calcext:apply-style-name="Navy Blue" calcext:value="=&quot;✔&quot;" calcext:base-cell-address="Sheet3.J35"/>
          </calcext:conditional-format>
          <calcext:conditional-format calcext:target-range-address="Sheet3.L2:Sheet3.M2 Sheet3.O2:Sheet3.O2">
            <calcext:condition calcext:apply-style-name="Navy Blue" calcext:value="=&quot;✔&quot;" calcext:base-cell-address="Sheet3.L2"/>
          </calcext:conditional-format>
          <calcext:conditional-format calcext:target-range-address="Sheet3.K2:Sheet3.K2">
            <calcext:condition calcext:apply-style-name="Navy Blue" calcext:value="=&quot;✔&quot;" calcext:base-cell-address="Sheet3.K2"/>
          </calcext:conditional-format>
          <calcext:conditional-format calcext:target-range-address="Sheet3.K6:Sheet3.K6">
            <calcext:condition calcext:apply-style-name="Navy Blue" calcext:value="=&quot;✔&quot;" calcext:base-cell-address="Sheet3.K6"/>
          </calcext:conditional-format>
          <calcext:conditional-format calcext:target-range-address="Sheet3.K10:Sheet3.K10">
            <calcext:condition calcext:apply-style-name="Navy Blue" calcext:value="=&quot;✔&quot;" calcext:base-cell-address="Sheet3.K10"/>
          </calcext:conditional-format>
          <calcext:conditional-format calcext:target-range-address="Sheet3.K8:Sheet3.K8">
            <calcext:condition calcext:apply-style-name="Navy Blue" calcext:value="=&quot;✔&quot;" calcext:base-cell-address="Sheet3.K8"/>
          </calcext:conditional-format>
          <calcext:conditional-format calcext:target-range-address="Sheet3.K11:Sheet3.K11">
            <calcext:condition calcext:apply-style-name="Navy Blue" calcext:value="=&quot;✔&quot;" calcext:base-cell-address="Sheet3.K11"/>
          </calcext:conditional-format>
          <calcext:conditional-format calcext:target-range-address="Sheet3.K15:Sheet3.K15">
            <calcext:condition calcext:apply-style-name="Navy Blue" calcext:value="=&quot;✔&quot;" calcext:base-cell-address="Sheet3.K15"/>
          </calcext:conditional-format>
          <calcext:conditional-format calcext:target-range-address="Sheet3.K18:Sheet3.K18">
            <calcext:condition calcext:apply-style-name="Navy Blue" calcext:value="=&quot;✔&quot;" calcext:base-cell-address="Sheet3.K18"/>
          </calcext:conditional-format>
          <calcext:conditional-format calcext:target-range-address="Sheet3.K19:Sheet3.K19">
            <calcext:condition calcext:apply-style-name="Navy Blue" calcext:value="=&quot;✔&quot;" calcext:base-cell-address="Sheet3.K19"/>
          </calcext:conditional-format>
          <calcext:conditional-format calcext:target-range-address="Sheet3.K20:Sheet3.K20">
            <calcext:condition calcext:apply-style-name="Navy Blue" calcext:value="=&quot;✔&quot;" calcext:base-cell-address="Sheet3.K20"/>
          </calcext:conditional-format>
          <calcext:conditional-format calcext:target-range-address="Sheet3.K26:Sheet3.K26">
            <calcext:condition calcext:apply-style-name="Navy Blue" calcext:value="=&quot;✔&quot;" calcext:base-cell-address="Sheet3.K26"/>
          </calcext:conditional-format>
          <calcext:conditional-format calcext:target-range-address="Sheet3.K27:Sheet3.K27">
            <calcext:condition calcext:apply-style-name="Navy Blue" calcext:value="=&quot;✔&quot;" calcext:base-cell-address="Sheet3.K27"/>
          </calcext:conditional-format>
          <calcext:conditional-format calcext:target-range-address="Sheet3.K28:Sheet3.K28">
            <calcext:condition calcext:apply-style-name="Navy Blue" calcext:value="=&quot;✔&quot;" calcext:base-cell-address="Sheet3.K28"/>
          </calcext:conditional-format>
          <calcext:conditional-format calcext:target-range-address="Sheet3.K29:Sheet3.K29">
            <calcext:condition calcext:apply-style-name="Navy Blue" calcext:value="=&quot;✔&quot;" calcext:base-cell-address="Sheet3.K29"/>
          </calcext:conditional-format>
          <calcext:conditional-format calcext:target-range-address="Sheet3.K31:Sheet3.K31">
            <calcext:condition calcext:apply-style-name="Navy Blue" calcext:value="=&quot;✔&quot;" calcext:base-cell-address="Sheet3.K31"/>
          </calcext:conditional-format>
          <calcext:conditional-format calcext:target-range-address="Sheet3.K35:Sheet3.K35">
            <calcext:condition calcext:apply-style-name="Navy Blue" calcext:value="=&quot;✔&quot;" calcext:base-cell-address="Sheet3.K35"/>
          </calcext:conditional-format>
          <calcext:conditional-format calcext:target-range-address="Sheet3.K38:Sheet3.K38">
            <calcext:condition calcext:apply-style-name="Navy Blue" calcext:value="=&quot;✔&quot;" calcext:base-cell-address="Sheet3.K38"/>
          </calcext:conditional-format>
          <calcext:conditional-format calcext:target-range-address="Sheet3.K39:Sheet3.K39">
            <calcext:condition calcext:apply-style-name="Navy Blue" calcext:value="=&quot;✔&quot;" calcext:base-cell-address="Sheet3.K39"/>
          </calcext:conditional-format>
          <calcext:conditional-format calcext:target-range-address="Sheet3.K41:Sheet3.K41">
            <calcext:condition calcext:apply-style-name="Navy Blue" calcext:value="=&quot;✔&quot;" calcext:base-cell-address="Sheet3.K41"/>
          </calcext:conditional-format>
          <calcext:conditional-format calcext:target-range-address="Sheet3.K42:Sheet3.K42">
            <calcext:condition calcext:apply-style-name="Navy Blue" calcext:value="=&quot;✔&quot;" calcext:base-cell-address="Sheet3.K42"/>
          </calcext:conditional-format>
          <calcext:conditional-format calcext:target-range-address="Sheet3.K43:Sheet3.K43">
            <calcext:condition calcext:apply-style-name="Navy Blue" calcext:value="=&quot;✔&quot;" calcext:base-cell-address="Sheet3.K43"/>
          </calcext:conditional-format>
          <calcext:conditional-format calcext:target-range-address="Sheet3.K40:Sheet3.K40">
            <calcext:condition calcext:apply-style-name="Navy Blue" calcext:value="=&quot;✔&quot;" calcext:base-cell-address="Sheet3.K40"/>
          </calcext:conditional-format>
          <calcext:conditional-format calcext:target-range-address="Sheet3.K44:Sheet3.K44">
            <calcext:condition calcext:apply-style-name="Navy Blue" calcext:value="=&quot;✔&quot;" calcext:base-cell-address="Sheet3.K44"/>
          </calcext:conditional-format>
          <calcext:conditional-format calcext:target-range-address="Sheet3.K45:Sheet3.K45">
            <calcext:condition calcext:apply-style-name="Navy Blue" calcext:value="=&quot;✔&quot;" calcext:base-cell-address="Sheet3.K45"/>
          </calcext:conditional-format>
          <calcext:conditional-format calcext:target-range-address="Sheet3.L3:Sheet3.L3">
            <calcext:condition calcext:apply-style-name="Navy Blue" calcext:value="=&quot;✔&quot;" calcext:base-cell-address="Sheet3.L3"/>
          </calcext:conditional-format>
          <calcext:conditional-format calcext:target-range-address="Sheet3.L11:Sheet3.L11">
            <calcext:condition calcext:apply-style-name="Navy Blue" calcext:value="=&quot;✔&quot;" calcext:base-cell-address="Sheet3.L11"/>
          </calcext:conditional-format>
          <calcext:conditional-format calcext:target-range-address="Sheet3.L18:Sheet3.L18">
            <calcext:condition calcext:apply-style-name="Navy Blue" calcext:value="=&quot;✔&quot;" calcext:base-cell-address="Sheet3.L18"/>
          </calcext:conditional-format>
          <calcext:conditional-format calcext:target-range-address="Sheet3.L24:Sheet3.L24">
            <calcext:condition calcext:apply-style-name="Navy Blue" calcext:value="=&quot;✔&quot;" calcext:base-cell-address="Sheet3.L24"/>
          </calcext:conditional-format>
          <calcext:conditional-format calcext:target-range-address="Sheet3.L26:Sheet3.L26">
            <calcext:condition calcext:apply-style-name="Navy Blue" calcext:value="=&quot;✔&quot;" calcext:base-cell-address="Sheet3.L26"/>
          </calcext:conditional-format>
          <calcext:conditional-format calcext:target-range-address="Sheet3.L30:Sheet3.L30">
            <calcext:condition calcext:apply-style-name="Navy Blue" calcext:value="=&quot;✔&quot;" calcext:base-cell-address="Sheet3.L30"/>
          </calcext:conditional-format>
          <calcext:conditional-format calcext:target-range-address="Sheet3.L31:Sheet3.L31">
            <calcext:condition calcext:apply-style-name="Navy Blue" calcext:value="=&quot;✔&quot;" calcext:base-cell-address="Sheet3.L31"/>
          </calcext:conditional-format>
          <calcext:conditional-format calcext:target-range-address="Sheet3.B36:Sheet3.B36">
            <calcext:condition calcext:apply-style-name="Navy Blue" calcext:value="=&quot;✔&quot;" calcext:base-cell-address="Sheet3.B36"/>
          </calcext:conditional-format>
          <calcext:conditional-format calcext:target-range-address="Sheet3.E36:Sheet3.E36">
            <calcext:condition calcext:apply-style-name="Navy Blue" calcext:value="=&quot;✔&quot;" calcext:base-cell-address="Sheet3.E36"/>
          </calcext:conditional-format>
          <calcext:conditional-format calcext:target-range-address="Sheet3.G36:Sheet3.G36">
            <calcext:condition calcext:apply-style-name="Navy Blue" calcext:value="=&quot;✔&quot;" calcext:base-cell-address="Sheet3.G36"/>
          </calcext:conditional-format>
          <calcext:conditional-format calcext:target-range-address="Sheet3.J36:Sheet3.J36">
            <calcext:condition calcext:apply-style-name="Navy Blue" calcext:value="=&quot;✔&quot;" calcext:base-cell-address="Sheet3.J36"/>
          </calcext:conditional-format>
          <calcext:conditional-format calcext:target-range-address="Sheet3.K36:Sheet3.K36">
            <calcext:condition calcext:apply-style-name="Navy Blue" calcext:value="=&quot;✔&quot;" calcext:base-cell-address="Sheet3.K36"/>
          </calcext:conditional-format>
          <calcext:conditional-format calcext:target-range-address="Sheet3.L38:Sheet3.L38">
            <calcext:condition calcext:apply-style-name="Navy Blue" calcext:value="=&quot;✔&quot;" calcext:base-cell-address="Sheet3.L38"/>
          </calcext:conditional-format>
          <calcext:conditional-format calcext:target-range-address="Sheet3.L40:Sheet3.L40">
            <calcext:condition calcext:apply-style-name="Navy Blue" calcext:value="=&quot;✔&quot;" calcext:base-cell-address="Sheet3.L40"/>
          </calcext:conditional-format>
          <calcext:conditional-format calcext:target-range-address="Sheet3.L41:Sheet3.L41">
            <calcext:condition calcext:apply-style-name="Navy Blue" calcext:value="=&quot;✔&quot;" calcext:base-cell-address="Sheet3.L41"/>
          </calcext:conditional-format>
          <calcext:conditional-format calcext:target-range-address="Sheet3.L42:Sheet3.L42">
            <calcext:condition calcext:apply-style-name="Navy Blue" calcext:value="=&quot;✔&quot;" calcext:base-cell-address="Sheet3.L42"/>
          </calcext:conditional-format>
          <calcext:conditional-format calcext:target-range-address="Sheet3.L43:Sheet3.L43">
            <calcext:condition calcext:apply-style-name="Navy Blue" calcext:value="=&quot;✔&quot;" calcext:base-cell-address="Sheet3.L43"/>
          </calcext:conditional-format>
          <calcext:conditional-format calcext:target-range-address="Sheet3.L44:Sheet3.L44">
            <calcext:condition calcext:apply-style-name="Navy Blue" calcext:value="=&quot;✔&quot;" calcext:base-cell-address="Sheet3.L44"/>
          </calcext:conditional-format>
          <calcext:conditional-format calcext:target-range-address="Sheet3.L45:Sheet3.L45">
            <calcext:condition calcext:apply-style-name="Navy Blue" calcext:value="=&quot;✔&quot;" calcext:base-cell-address="Sheet3.L45"/>
          </calcext:conditional-format>
          <calcext:conditional-format calcext:target-range-address="Sheet3.L46:Sheet3.L46">
            <calcext:condition calcext:apply-style-name="Navy Blue" calcext:value="=&quot;✔&quot;" calcext:base-cell-address="Sheet3.L46"/>
          </calcext:conditional-format>
          <calcext:conditional-format calcext:target-range-address="Sheet3.M11:Sheet3.M11">
            <calcext:condition calcext:apply-style-name="Navy Blue" calcext:value="=&quot;✔&quot;" calcext:base-cell-address="Sheet3.M11"/>
          </calcext:conditional-format>
          <calcext:conditional-format calcext:target-range-address="Sheet3.M46:Sheet3.M46">
            <calcext:condition calcext:apply-style-name="Navy Blue" calcext:value="=&quot;✔&quot;" calcext:base-cell-address="Sheet3.M46"/>
          </calcext:conditional-format>
          <calcext:conditional-format calcext:target-range-address="Sheet3.M45:Sheet3.M45">
            <calcext:condition calcext:apply-style-name="Navy Blue" calcext:value="=&quot;✔&quot;" calcext:base-cell-address="Sheet3.M45"/>
          </calcext:conditional-format>
          <calcext:conditional-format calcext:target-range-address="Sheet3.M44:Sheet3.M44">
            <calcext:condition calcext:apply-style-name="Navy Blue" calcext:value="=&quot;✔&quot;" calcext:base-cell-address="Sheet3.M44"/>
          </calcext:conditional-format>
          <calcext:conditional-format calcext:target-range-address="Sheet3.N31:Sheet3.N31">
            <calcext:condition calcext:apply-style-name="Navy Blue" calcext:value="=&quot;✔&quot;" calcext:base-cell-address="Sheet3.N31"/>
          </calcext:conditional-format>
          <calcext:conditional-format calcext:target-range-address="Sheet3.N8:Sheet3.N8">
            <calcext:condition calcext:apply-style-name="Navy Blue" calcext:value="=&quot;✔&quot;" calcext:base-cell-address="Sheet3.N8"/>
          </calcext:conditional-format>
          <calcext:conditional-format calcext:target-range-address="Sheet3.N9:Sheet3.N9">
            <calcext:condition calcext:apply-style-name="Navy Blue" calcext:value="=&quot;✔&quot;" calcext:base-cell-address="Sheet3.N9"/>
          </calcext:conditional-format>
          <calcext:conditional-format calcext:target-range-address="Sheet3.N10:Sheet3.N10">
            <calcext:condition calcext:apply-style-name="Navy Blue" calcext:value="=&quot;✔&quot;" calcext:base-cell-address="Sheet3.N10"/>
          </calcext:conditional-format>
          <calcext:conditional-format calcext:target-range-address="Sheet3.N7:Sheet3.N7">
            <calcext:condition calcext:apply-style-name="Navy Blue" calcext:value="=&quot;✔&quot;" calcext:base-cell-address="Sheet3.N7"/>
          </calcext:conditional-format>
          <calcext:conditional-format calcext:target-range-address="Sheet3.N6:Sheet3.N6">
            <calcext:condition calcext:apply-style-name="Navy Blue" calcext:value="=&quot;✔&quot;" calcext:base-cell-address="Sheet3.N6"/>
          </calcext:conditional-format>
          <calcext:conditional-format calcext:target-range-address="Sheet3.N5:Sheet3.N5">
            <calcext:condition calcext:apply-style-name="Navy Blue" calcext:value="=&quot;✔&quot;" calcext:base-cell-address="Sheet3.N5"/>
          </calcext:conditional-format>
          <calcext:conditional-format calcext:target-range-address="Sheet3.N4:Sheet3.N4">
            <calcext:condition calcext:apply-style-name="Navy Blue" calcext:value="=&quot;✔&quot;" calcext:base-cell-address="Sheet3.N4"/>
          </calcext:conditional-format>
          <calcext:conditional-format calcext:target-range-address="Sheet3.N2:Sheet3.N2">
            <calcext:condition calcext:apply-style-name="Navy Blue" calcext:value="=&quot;✔&quot;" calcext:base-cell-address="Sheet3.N2"/>
          </calcext:conditional-format>
          <calcext:conditional-format calcext:target-range-address="Sheet3.N18:Sheet3.N18">
            <calcext:condition calcext:apply-style-name="Navy Blue" calcext:value="=&quot;✔&quot;" calcext:base-cell-address="Sheet3.N18"/>
          </calcext:conditional-format>
          <calcext:conditional-format calcext:target-range-address="Sheet3.N19:Sheet3.N19">
            <calcext:condition calcext:apply-style-name="Navy Blue" calcext:value="=&quot;✔&quot;" calcext:base-cell-address="Sheet3.N19"/>
          </calcext:conditional-format>
          <calcext:conditional-format calcext:target-range-address="Sheet3.N14:Sheet3.N14">
            <calcext:condition calcext:apply-style-name="Navy Blue" calcext:value="=&quot;✔&quot;" calcext:base-cell-address="Sheet3.N14"/>
          </calcext:conditional-format>
          <calcext:conditional-format calcext:target-range-address="Sheet3.N26:Sheet3.N26">
            <calcext:condition calcext:apply-style-name="Navy Blue" calcext:value="=&quot;✔&quot;" calcext:base-cell-address="Sheet3.N26"/>
          </calcext:conditional-format>
          <calcext:conditional-format calcext:target-range-address="Sheet3.N24:Sheet3.N24">
            <calcext:condition calcext:apply-style-name="Navy Blue" calcext:value="=&quot;✔&quot;" calcext:base-cell-address="Sheet3.N24"/>
          </calcext:conditional-format>
          <calcext:conditional-format calcext:target-range-address="Sheet3.N27:Sheet3.N27">
            <calcext:condition calcext:apply-style-name="Navy Blue" calcext:value="=&quot;✔&quot;" calcext:base-cell-address="Sheet3.N27"/>
          </calcext:conditional-format>
          <calcext:conditional-format calcext:target-range-address="Sheet3.N34:Sheet3.N34">
            <calcext:condition calcext:apply-style-name="Navy Blue" calcext:value="=&quot;✔&quot;" calcext:base-cell-address="Sheet3.N34"/>
          </calcext:conditional-format>
          <calcext:conditional-format calcext:target-range-address="Sheet3.N35:Sheet3.N35">
            <calcext:condition calcext:apply-style-name="Navy Blue" calcext:value="=&quot;✔&quot;" calcext:base-cell-address="Sheet3.N35"/>
          </calcext:conditional-format>
          <calcext:conditional-format calcext:target-range-address="Sheet3.N36:Sheet3.N36">
            <calcext:condition calcext:apply-style-name="Navy Blue" calcext:value="=&quot;✔&quot;" calcext:base-cell-address="Sheet3.N36"/>
          </calcext:conditional-format>
          <calcext:conditional-format calcext:target-range-address="Sheet3.N38:Sheet3.N38">
            <calcext:condition calcext:apply-style-name="Navy Blue" calcext:value="=&quot;✔&quot;" calcext:base-cell-address="Sheet3.N38"/>
          </calcext:conditional-format>
          <calcext:conditional-format calcext:target-range-address="Sheet3.N40:Sheet3.N40">
            <calcext:condition calcext:apply-style-name="Navy Blue" calcext:value="=&quot;✔&quot;" calcext:base-cell-address="Sheet3.N40"/>
          </calcext:conditional-format>
          <calcext:conditional-format calcext:target-range-address="Sheet3.N41:Sheet3.N41">
            <calcext:condition calcext:apply-style-name="Navy Blue" calcext:value="=&quot;✔&quot;" calcext:base-cell-address="Sheet3.N41"/>
          </calcext:conditional-format>
          <calcext:conditional-format calcext:target-range-address="Sheet3.N42:Sheet3.N42">
            <calcext:condition calcext:apply-style-name="Navy Blue" calcext:value="=&quot;✔&quot;" calcext:base-cell-address="Sheet3.N42"/>
          </calcext:conditional-format>
          <calcext:conditional-format calcext:target-range-address="Sheet3.N43:Sheet3.N43">
            <calcext:condition calcext:apply-style-name="Navy Blue" calcext:value="=&quot;✔&quot;" calcext:base-cell-address="Sheet3.N43"/>
          </calcext:conditional-format>
          <calcext:conditional-format calcext:target-range-address="Sheet3.N44:Sheet3.N44">
            <calcext:condition calcext:apply-style-name="Navy Blue" calcext:value="=&quot;✔&quot;" calcext:base-cell-address="Sheet3.N44"/>
          </calcext:conditional-format>
          <calcext:conditional-format calcext:target-range-address="Sheet3.N45:Sheet3.N45">
            <calcext:condition calcext:apply-style-name="Navy Blue" calcext:value="=&quot;✔&quot;" calcext:base-cell-address="Sheet3.N45"/>
          </calcext:conditional-format>
          <calcext:conditional-format calcext:target-range-address="Sheet3.N46:Sheet3.N46">
            <calcext:condition calcext:apply-style-name="Navy Blue" calcext:value="=&quot;✔&quot;" calcext:base-cell-address="Sheet3.N46"/>
          </calcext:conditional-format>
          <calcext:conditional-format calcext:target-range-address="Sheet3.O11:Sheet3.O11">
            <calcext:condition calcext:apply-style-name="Navy Blue" calcext:value="=&quot;✔&quot;" calcext:base-cell-address="Sheet3.O11"/>
          </calcext:conditional-format>
          <calcext:conditional-format calcext:target-range-address="Sheet3.O4:Sheet3.O4">
            <calcext:condition calcext:apply-style-name="Navy Blue" calcext:value="=&quot;✔&quot;" calcext:base-cell-address="Sheet3.O4"/>
          </calcext:conditional-format>
          <calcext:conditional-format calcext:target-range-address="Sheet3.O37:Sheet3.O37">
            <calcext:condition calcext:apply-style-name="Navy Blue" calcext:value="=&quot;✔&quot;" calcext:base-cell-address="Sheet3.O37"/>
          </calcext:conditional-format>
          <calcext:conditional-format calcext:target-range-address="Sheet3.O40:Sheet3.O40">
            <calcext:condition calcext:apply-style-name="Navy Blue" calcext:value="=&quot;✔&quot;" calcext:base-cell-address="Sheet3.O40"/>
          </calcext:conditional-format>
          <calcext:conditional-format calcext:target-range-address="Sheet3.O43:Sheet3.O43">
            <calcext:condition calcext:apply-style-name="Navy Blue" calcext:value="=&quot;✔&quot;" calcext:base-cell-address="Sheet3.O43"/>
          </calcext:conditional-format>
          <calcext:conditional-format calcext:target-range-address="Sheet3.O44:Sheet3.O44">
            <calcext:condition calcext:apply-style-name="Navy Blue" calcext:value="=&quot;✔&quot;" calcext:base-cell-address="Sheet3.O44"/>
          </calcext:conditional-format>
          <calcext:conditional-format calcext:target-range-address="Sheet3.O45:Sheet3.O45">
            <calcext:condition calcext:apply-style-name="Navy Blue" calcext:value="=&quot;✔&quot;" calcext:base-cell-address="Sheet3.O45"/>
          </calcext:conditional-format>
          <calcext:conditional-format calcext:target-range-address="Sheet3.O46:Sheet3.O46">
            <calcext:condition calcext:apply-style-name="Navy Blue" calcext:value="=&quot;✔&quot;" calcext:base-cell-address="Sheet3.O46"/>
          </calcext:conditional-format>
          <calcext:conditional-format calcext:target-range-address="Sheet3.P45:Sheet3.P45">
            <calcext:condition calcext:apply-style-name="Navy Blue" calcext:value="=&quot;✔&quot;" calcext:base-cell-address="Sheet3.P45"/>
          </calcext:conditional-format>
          <calcext:conditional-format calcext:target-range-address="Sheet3.P46:Sheet3.P46">
            <calcext:condition calcext:apply-style-name="Navy Blue" calcext:value="=&quot;✔&quot;" calcext:base-cell-address="Sheet3.P46"/>
          </calcext:conditional-format>
          <calcext:conditional-format calcext:target-range-address="Sheet3.P25:Sheet3.P25">
            <calcext:condition calcext:apply-style-name="Navy Blue" calcext:value="=&quot;✔&quot;" calcext:base-cell-address="Sheet3.P25"/>
          </calcext:conditional-format>
          <calcext:conditional-format calcext:target-range-address="Sheet3.P11:Sheet3.P11">
            <calcext:condition calcext:apply-style-name="Navy Blue" calcext:value="=&quot;✔&quot;" calcext:base-cell-address="Sheet3.P11"/>
          </calcext:conditional-format>
          <calcext:conditional-format calcext:target-range-address="Sheet3.P14:Sheet3.P14">
            <calcext:condition calcext:apply-style-name="Navy Blue" calcext:value="=&quot;✔&quot;" calcext:base-cell-address="Sheet3.P14"/>
          </calcext:conditional-format>
          <calcext:conditional-format calcext:target-range-address="Sheet3.P35:Sheet3.P35">
            <calcext:condition calcext:apply-style-name="Navy Blue" calcext:value="=&quot;✔&quot;" calcext:base-cell-address="Sheet3.P35"/>
          </calcext:conditional-format>
          <calcext:conditional-format calcext:target-range-address="Sheet3.P33:Sheet3.P33">
            <calcext:condition calcext:apply-style-name="Navy Blue" calcext:value="=&quot;✔&quot;" calcext:base-cell-address="Sheet3.P33"/>
          </calcext:conditional-format>
          <calcext:conditional-format calcext:target-range-address="Sheet3.P36:Sheet3.P36">
            <calcext:condition calcext:apply-style-name="Navy Blue" calcext:value="=&quot;✔&quot;" calcext:base-cell-address="Sheet3.P36"/>
          </calcext:conditional-format>
          <calcext:conditional-format calcext:target-range-address="Sheet3.P37:Sheet3.P37">
            <calcext:condition calcext:apply-style-name="Navy Blue" calcext:value="=&quot;✔&quot;" calcext:base-cell-address="Sheet3.P37"/>
          </calcext:conditional-format>
          <calcext:conditional-format calcext:target-range-address="Sheet3.P40:Sheet3.P40">
            <calcext:condition calcext:apply-style-name="Navy Blue" calcext:value="=&quot;✔&quot;" calcext:base-cell-address="Sheet3.P40"/>
          </calcext:conditional-format>
          <calcext:conditional-format calcext:target-range-address="Sheet3.P41:Sheet3.P41">
            <calcext:condition calcext:apply-style-name="Navy Blue" calcext:value="=&quot;✔&quot;" calcext:base-cell-address="Sheet3.P41"/>
          </calcext:conditional-format>
          <calcext:conditional-format calcext:target-range-address="Sheet3.P42:Sheet3.P42">
            <calcext:condition calcext:apply-style-name="Navy Blue" calcext:value="=&quot;✔&quot;" calcext:base-cell-address="Sheet3.P42"/>
          </calcext:conditional-format>
          <calcext:conditional-format calcext:target-range-address="Sheet3.P43:Sheet3.P43">
            <calcext:condition calcext:apply-style-name="Navy Blue" calcext:value="=&quot;✔&quot;" calcext:base-cell-address="Sheet3.P43"/>
          </calcext:conditional-format>
          <calcext:conditional-format calcext:target-range-address="Sheet3.P44:Sheet3.P44">
            <calcext:condition calcext:apply-style-name="Navy Blue" calcext:value="=&quot;✔&quot;" calcext:base-cell-address="Sheet3.P44"/>
          </calcext:conditional-format>
          <calcext:conditional-format calcext:target-range-address="Sheet3.P6:Sheet3.P6">
            <calcext:condition calcext:apply-style-name="Navy Blue" calcext:value="=&quot;✔&quot;" calcext:base-cell-address="Sheet3.P6"/>
          </calcext:conditional-format>
          <calcext:conditional-format calcext:target-range-address="Sheet3.P2:Sheet3.P2">
            <calcext:condition calcext:apply-style-name="Navy Blue" calcext:value="=&quot;✔&quot;" calcext:base-cell-address="Sheet3.P2"/>
          </calcext:conditional-format>
          <calcext:conditional-format calcext:target-range-address="Sheet3.R2:Sheet3.R2">
            <calcext:condition calcext:apply-style-name="Navy Blue" calcext:value="=&quot;✔&quot;" calcext:base-cell-address="Sheet3.R2"/>
          </calcext:conditional-format>
          <calcext:conditional-format calcext:target-range-address="Sheet3.R3:Sheet3.R5 Sheet3.R8:Sheet3.R14">
            <calcext:condition calcext:apply-style-name="Navy Blue" calcext:value="=&quot;✔&quot;" calcext:base-cell-address="Sheet3.R3"/>
          </calcext:conditional-format>
          <calcext:conditional-format calcext:target-range-address="Sheet3.R6:Sheet3.R6">
            <calcext:condition calcext:apply-style-name="Navy Blue" calcext:value="=&quot;✔&quot;" calcext:base-cell-address="Sheet3.R6"/>
          </calcext:conditional-format>
          <calcext:conditional-format calcext:target-range-address="Sheet3.R7:Sheet3.R7">
            <calcext:condition calcext:apply-style-name="Navy Blue" calcext:value="=&quot;✔&quot;" calcext:base-cell-address="Sheet3.R7"/>
          </calcext:conditional-format>
          <calcext:conditional-format calcext:target-range-address="Sheet3.R15:Sheet3.R15">
            <calcext:condition calcext:apply-style-name="Navy Blue" calcext:value="=&quot;✔&quot;" calcext:base-cell-address="Sheet3.R15"/>
          </calcext:conditional-format>
          <calcext:conditional-format calcext:target-range-address="Sheet3.S15:Sheet3.S15 Sheet3.S3:Sheet3.S4 Sheet3.S7:Sheet3.S7 Sheet3.S9:Sheet3.S10 Sheet3.S12:Sheet3.S13">
            <calcext:condition calcext:apply-style-name="Navy Blue" calcext:value="=&quot;✔&quot;" calcext:base-cell-address="Sheet3.S3"/>
          </calcext:conditional-format>
          <calcext:conditional-format calcext:target-range-address="Sheet3.S2:Sheet3.S2">
            <calcext:condition calcext:apply-style-name="Navy Blue" calcext:value="=&quot;✔&quot;" calcext:base-cell-address="Sheet3.S2"/>
          </calcext:conditional-format>
          <calcext:conditional-format calcext:target-range-address="Sheet3.S5:Sheet3.S5">
            <calcext:condition calcext:apply-style-name="Navy Blue" calcext:value="=&quot;✔&quot;" calcext:base-cell-address="Sheet3.S5"/>
          </calcext:conditional-format>
          <calcext:conditional-format calcext:target-range-address="Sheet3.S6:Sheet3.S6">
            <calcext:condition calcext:apply-style-name="Navy Blue" calcext:value="=&quot;✔&quot;" calcext:base-cell-address="Sheet3.S6"/>
          </calcext:conditional-format>
          <calcext:conditional-format calcext:target-range-address="Sheet3.S8:Sheet3.S8">
            <calcext:condition calcext:apply-style-name="Navy Blue" calcext:value="=&quot;✔&quot;" calcext:base-cell-address="Sheet3.S8"/>
          </calcext:conditional-format>
          <calcext:conditional-format calcext:target-range-address="Sheet3.S11:Sheet3.S11">
            <calcext:condition calcext:apply-style-name="Navy Blue" calcext:value="=&quot;✔&quot;" calcext:base-cell-address="Sheet3.S11"/>
          </calcext:conditional-format>
          <calcext:conditional-format calcext:target-range-address="Sheet3.S14:Sheet3.S14">
            <calcext:condition calcext:apply-style-name="Navy Blue" calcext:value="=&quot;✔&quot;" calcext:base-cell-address="Sheet3.S14"/>
          </calcext:conditional-format>
          <calcext:conditional-format calcext:target-range-address="Sheet3.S17:Sheet3.S17">
            <calcext:condition calcext:apply-style-name="Navy Blue" calcext:value="=&quot;✔&quot;" calcext:base-cell-address="Sheet3.S17"/>
          </calcext:conditional-format>
          <calcext:conditional-format calcext:target-range-address="Sheet3.S18:Sheet3.S18">
            <calcext:condition calcext:apply-style-name="Navy Blue" calcext:value="=&quot;✔&quot;" calcext:base-cell-address="Sheet3.S18"/>
          </calcext:conditional-format>
          <calcext:conditional-format calcext:target-range-address="Sheet3.S19:Sheet3.S19">
            <calcext:condition calcext:apply-style-name="Navy Blue" calcext:value="=&quot;✔&quot;" calcext:base-cell-address="Sheet3.S19"/>
          </calcext:conditional-format>
          <calcext:conditional-format calcext:target-range-address="Sheet3.S20:Sheet3.S20">
            <calcext:condition calcext:apply-style-name="Navy Blue" calcext:value="=&quot;✔&quot;" calcext:base-cell-address="Sheet3.S20"/>
          </calcext:conditional-format>
          <calcext:conditional-format calcext:target-range-address="Sheet3.S27:Sheet3.S27">
            <calcext:condition calcext:apply-style-name="Navy Blue" calcext:value="=&quot;✔&quot;" calcext:base-cell-address="Sheet3.S27"/>
          </calcext:conditional-format>
          <calcext:conditional-format calcext:target-range-address="Sheet3.S28:Sheet3.S28">
            <calcext:condition calcext:apply-style-name="Navy Blue" calcext:value="=&quot;✔&quot;" calcext:base-cell-address="Sheet3.S28"/>
          </calcext:conditional-format>
          <calcext:conditional-format calcext:target-range-address="Sheet3.S31:Sheet3.S31">
            <calcext:condition calcext:apply-style-name="Navy Blue" calcext:value="=&quot;✔&quot;" calcext:base-cell-address="Sheet3.S31"/>
          </calcext:conditional-format>
          <calcext:conditional-format calcext:target-range-address="Sheet3.S35:Sheet3.S35">
            <calcext:condition calcext:apply-style-name="Navy Blue" calcext:value="=&quot;✔&quot;" calcext:base-cell-address="Sheet3.S35"/>
          </calcext:conditional-format>
          <calcext:conditional-format calcext:target-range-address="Sheet3.S34:Sheet3.S34">
            <calcext:condition calcext:apply-style-name="Navy Blue" calcext:value="=&quot;✔&quot;" calcext:base-cell-address="Sheet3.S34"/>
          </calcext:conditional-format>
          <calcext:conditional-format calcext:target-range-address="Sheet3.S33:Sheet3.S33">
            <calcext:condition calcext:apply-style-name="Navy Blue" calcext:value="=&quot;✔&quot;" calcext:base-cell-address="Sheet3.S33"/>
          </calcext:conditional-format>
          <calcext:conditional-format calcext:target-range-address="Sheet3.S36:Sheet3.S36">
            <calcext:condition calcext:apply-style-name="Navy Blue" calcext:value="=&quot;✔&quot;" calcext:base-cell-address="Sheet3.S36"/>
          </calcext:conditional-format>
          <calcext:conditional-format calcext:target-range-address="Sheet3.S40:Sheet3.S40">
            <calcext:condition calcext:apply-style-name="Navy Blue" calcext:value="=&quot;✔&quot;" calcext:base-cell-address="Sheet3.S40"/>
          </calcext:conditional-format>
          <calcext:conditional-format calcext:target-range-address="Sheet3.S41:Sheet3.S41">
            <calcext:condition calcext:apply-style-name="Navy Blue" calcext:value="=&quot;✔&quot;" calcext:base-cell-address="Sheet3.S41"/>
          </calcext:conditional-format>
          <calcext:conditional-format calcext:target-range-address="Sheet3.S42:Sheet3.S42">
            <calcext:condition calcext:apply-style-name="Navy Blue" calcext:value="=&quot;✔&quot;" calcext:base-cell-address="Sheet3.S42"/>
          </calcext:conditional-format>
          <calcext:conditional-format calcext:target-range-address="Sheet3.S43:Sheet3.S43">
            <calcext:condition calcext:apply-style-name="Navy Blue" calcext:value="=&quot;✔&quot;" calcext:base-cell-address="Sheet3.S43"/>
          </calcext:conditional-format>
          <calcext:conditional-format calcext:target-range-address="Sheet3.S44:Sheet3.S44">
            <calcext:condition calcext:apply-style-name="Navy Blue" calcext:value="=&quot;✔&quot;" calcext:base-cell-address="Sheet3.S44"/>
          </calcext:conditional-format>
          <calcext:conditional-format calcext:target-range-address="Sheet3.S45:Sheet3.S45">
            <calcext:condition calcext:apply-style-name="Navy Blue" calcext:value="=&quot;✔&quot;" calcext:base-cell-address="Sheet3.S45"/>
          </calcext:conditional-format>
          <calcext:conditional-format calcext:target-range-address="Sheet3.S46:Sheet3.S46">
            <calcext:condition calcext:apply-style-name="Navy Blue" calcext:value="=&quot;✔&quot;" calcext:base-cell-address="Sheet3.S46"/>
          </calcext:conditional-format>
          <calcext:conditional-format calcext:target-range-address="Sheet3.T45:Sheet3.T45">
            <calcext:condition calcext:apply-style-name="Navy Blue" calcext:value="=&quot;✔&quot;" calcext:base-cell-address="Sheet3.T45"/>
          </calcext:conditional-format>
          <calcext:conditional-format calcext:target-range-address="Sheet3.T44:Sheet3.T44">
            <calcext:condition calcext:apply-style-name="Navy Blue" calcext:value="=&quot;✔&quot;" calcext:base-cell-address="Sheet3.T44"/>
          </calcext:conditional-format>
          <calcext:conditional-format calcext:target-range-address="Sheet3.T15:Sheet3.T15">
            <calcext:condition calcext:apply-style-name="Navy Blue" calcext:value="=&quot;✔&quot;" calcext:base-cell-address="Sheet3.T15"/>
          </calcext:conditional-format>
          <calcext:conditional-format calcext:target-range-address="Sheet3.T11:Sheet3.T11">
            <calcext:condition calcext:apply-style-name="Navy Blue" calcext:value="=&quot;✔&quot;" calcext:base-cell-address="Sheet3.T11"/>
          </calcext:conditional-format>
          <calcext:conditional-format calcext:target-range-address="Sheet3.U44:Sheet3.U44">
            <calcext:condition calcext:apply-style-name="Navy Blue" calcext:value="=&quot;✔&quot;" calcext:base-cell-address="Sheet3.U44"/>
          </calcext:conditional-format>
          <calcext:conditional-format calcext:target-range-address="Sheet3.U45:Sheet3.U45">
            <calcext:condition calcext:apply-style-name="Navy Blue" calcext:value="=&quot;✔&quot;" calcext:base-cell-address="Sheet3.U45"/>
          </calcext:conditional-format>
          <calcext:conditional-format calcext:target-range-address="Sheet3.U26:Sheet3.U26">
            <calcext:condition calcext:apply-style-name="Navy Blue" calcext:value="=&quot;✔&quot;" calcext:base-cell-address="Sheet3.U26"/>
          </calcext:conditional-format>
          <calcext:conditional-format calcext:target-range-address="Sheet3.U20:Sheet3.U20">
            <calcext:condition calcext:apply-style-name="Navy Blue" calcext:value="=&quot;✔&quot;" calcext:base-cell-address="Sheet3.U20"/>
          </calcext:conditional-format>
          <calcext:conditional-format calcext:target-range-address="Sheet3.U2:Sheet3.U2">
            <calcext:condition calcext:apply-style-name="Navy Blue" calcext:value="=&quot;✔&quot;" calcext:base-cell-address="Sheet3.U2"/>
          </calcext:conditional-format>
          <calcext:conditional-format calcext:target-range-address="Sheet3.U11:Sheet3.U11">
            <calcext:condition calcext:apply-style-name="Navy Blue" calcext:value="=&quot;✔&quot;" calcext:base-cell-address="Sheet3.U11"/>
          </calcext:conditional-format>
          <calcext:conditional-format calcext:target-range-address="Sheet3.U15:Sheet3.U15">
            <calcext:condition calcext:apply-style-name="Navy Blue" calcext:value="=&quot;✔&quot;" calcext:base-cell-address="Sheet3.U15"/>
          </calcext:conditional-format>
          <calcext:conditional-format calcext:target-range-address="Sheet3.U27:Sheet3.U27">
            <calcext:condition calcext:apply-style-name="Navy Blue" calcext:value="=&quot;✔&quot;" calcext:base-cell-address="Sheet3.U27"/>
          </calcext:conditional-format>
          <calcext:conditional-format calcext:target-range-address="Sheet3.U28:Sheet3.U28">
            <calcext:condition calcext:apply-style-name="Navy Blue" calcext:value="=&quot;✔&quot;" calcext:base-cell-address="Sheet3.U28"/>
          </calcext:conditional-format>
          <calcext:conditional-format calcext:target-range-address="Sheet3.U31:Sheet3.U31">
            <calcext:condition calcext:apply-style-name="Navy Blue" calcext:value="=&quot;✔&quot;" calcext:base-cell-address="Sheet3.U31"/>
          </calcext:conditional-format>
          <calcext:conditional-format calcext:target-range-address="Sheet3.U35:Sheet3.U35">
            <calcext:condition calcext:apply-style-name="Navy Blue" calcext:value="=&quot;✔&quot;" calcext:base-cell-address="Sheet3.U35"/>
          </calcext:conditional-format>
          <calcext:conditional-format calcext:target-range-address="Sheet3.U36:Sheet3.U36">
            <calcext:condition calcext:apply-style-name="Navy Blue" calcext:value="=&quot;✔&quot;" calcext:base-cell-address="Sheet3.U36"/>
          </calcext:conditional-format>
          <calcext:conditional-format calcext:target-range-address="Sheet3.U43:Sheet3.U43">
            <calcext:condition calcext:apply-style-name="Navy Blue" calcext:value="=&quot;✔&quot;" calcext:base-cell-address="Sheet3.U43"/>
          </calcext:conditional-format>
          <calcext:conditional-format calcext:target-range-address="Sheet3.U42:Sheet3.U42">
            <calcext:condition calcext:apply-style-name="Navy Blue" calcext:value="=&quot;✔&quot;" calcext:base-cell-address="Sheet3.U42"/>
          </calcext:conditional-format>
          <calcext:conditional-format calcext:target-range-address="Sheet3.U41:Sheet3.U41">
            <calcext:condition calcext:apply-style-name="Navy Blue" calcext:value="=&quot;✔&quot;" calcext:base-cell-address="Sheet3.U41"/>
          </calcext:conditional-format>
          <calcext:conditional-format calcext:target-range-address="Sheet3.V20:Sheet3.V20">
            <calcext:condition calcext:apply-style-name="Navy Blue" calcext:value="=&quot;✔&quot;" calcext:base-cell-address="Sheet3.V20"/>
          </calcext:conditional-format>
          <calcext:conditional-format calcext:target-range-address="Sheet3.V2:Sheet3.V2">
            <calcext:condition calcext:apply-style-name="Navy Blue" calcext:value="=&quot;✔&quot;" calcext:base-cell-address="Sheet3.V2"/>
          </calcext:conditional-format>
          <calcext:conditional-format calcext:target-range-address="Sheet3.V26:Sheet3.V26">
            <calcext:condition calcext:apply-style-name="Navy Blue" calcext:value="=&quot;✔&quot;" calcext:base-cell-address="Sheet3.V26"/>
          </calcext:conditional-format>
          <calcext:conditional-format calcext:target-range-address="Sheet3.V27:Sheet3.V27">
            <calcext:condition calcext:apply-style-name="Navy Blue" calcext:value="=&quot;✔&quot;" calcext:base-cell-address="Sheet3.V27"/>
          </calcext:conditional-format>
          <calcext:conditional-format calcext:target-range-address="Sheet3.V28:Sheet3.V28">
            <calcext:condition calcext:apply-style-name="Navy Blue" calcext:value="=&quot;✔&quot;" calcext:base-cell-address="Sheet3.V28"/>
          </calcext:conditional-format>
          <calcext:conditional-format calcext:target-range-address="Sheet3.V35:Sheet3.V35">
            <calcext:condition calcext:apply-style-name="Navy Blue" calcext:value="=&quot;✔&quot;" calcext:base-cell-address="Sheet3.V35"/>
          </calcext:conditional-format>
          <calcext:conditional-format calcext:target-range-address="Sheet3.V36:Sheet3.V36">
            <calcext:condition calcext:apply-style-name="Navy Blue" calcext:value="=&quot;✔&quot;" calcext:base-cell-address="Sheet3.V36"/>
          </calcext:conditional-format>
          <calcext:conditional-format calcext:target-range-address="Sheet3.V33:Sheet3.V33">
            <calcext:condition calcext:apply-style-name="Navy Blue" calcext:value="=&quot;✔&quot;" calcext:base-cell-address="Sheet3.V33"/>
          </calcext:conditional-format>
          <calcext:conditional-format calcext:target-range-address="Sheet3.V38:Sheet3.V38">
            <calcext:condition calcext:apply-style-name="Navy Blue" calcext:value="=&quot;✔&quot;" calcext:base-cell-address="Sheet3.V38"/>
          </calcext:conditional-format>
          <calcext:conditional-format calcext:target-range-address="Sheet3.V40:Sheet3.V40">
            <calcext:condition calcext:apply-style-name="Navy Blue" calcext:value="=&quot;✔&quot;" calcext:base-cell-address="Sheet3.V40"/>
          </calcext:conditional-format>
          <calcext:conditional-format calcext:target-range-address="Sheet3.V41:Sheet3.V41">
            <calcext:condition calcext:apply-style-name="Navy Blue" calcext:value="=&quot;✔&quot;" calcext:base-cell-address="Sheet3.V41"/>
          </calcext:conditional-format>
          <calcext:conditional-format calcext:target-range-address="Sheet3.V42:Sheet3.V42">
            <calcext:condition calcext:apply-style-name="Navy Blue" calcext:value="=&quot;✔&quot;" calcext:base-cell-address="Sheet3.V42"/>
          </calcext:conditional-format>
          <calcext:conditional-format calcext:target-range-address="Sheet3.V43:Sheet3.V43">
            <calcext:condition calcext:apply-style-name="Navy Blue" calcext:value="=&quot;✔&quot;" calcext:base-cell-address="Sheet3.V43"/>
          </calcext:conditional-format>
          <calcext:conditional-format calcext:target-range-address="Sheet3.V44:Sheet3.V44">
            <calcext:condition calcext:apply-style-name="Navy Blue" calcext:value="=&quot;✔&quot;" calcext:base-cell-address="Sheet3.V44"/>
          </calcext:conditional-format>
          <calcext:conditional-format calcext:target-range-address="Sheet3.V45:Sheet3.V45">
            <calcext:condition calcext:apply-style-name="Navy Blue" calcext:value="=&quot;✔&quot;" calcext:base-cell-address="Sheet3.V45"/>
          </calcext:conditional-format>
          <calcext:conditional-format calcext:target-range-address="Sheet3.W2:Sheet3.W2">
            <calcext:condition calcext:apply-style-name="Navy Blue" calcext:value="=&quot;✔&quot;" calcext:base-cell-address="Sheet3.W2"/>
          </calcext:conditional-format>
          <calcext:conditional-format calcext:target-range-address="Sheet3.W6:Sheet3.W6">
            <calcext:condition calcext:apply-style-name="Navy Blue" calcext:value="=&quot;✔&quot;" calcext:base-cell-address="Sheet3.W6"/>
          </calcext:conditional-format>
          <calcext:conditional-format calcext:target-range-address="Sheet3.W7:Sheet3.W7">
            <calcext:condition calcext:apply-style-name="Navy Blue" calcext:value="=&quot;✔&quot;" calcext:base-cell-address="Sheet3.W7"/>
          </calcext:conditional-format>
          <calcext:conditional-format calcext:target-range-address="Sheet3.W9:Sheet3.W9">
            <calcext:condition calcext:apply-style-name="Navy Blue" calcext:value="=&quot;✔&quot;" calcext:base-cell-address="Sheet3.W9"/>
          </calcext:conditional-format>
          <calcext:conditional-format calcext:target-range-address="Sheet3.W11:Sheet3.W11">
            <calcext:condition calcext:apply-style-name="Navy Blue" calcext:value="=&quot;✔&quot;" calcext:base-cell-address="Sheet3.W11"/>
          </calcext:conditional-format>
          <calcext:conditional-format calcext:target-range-address="Sheet3.W20:Sheet3.W20">
            <calcext:condition calcext:apply-style-name="Navy Blue" calcext:value="=&quot;✔&quot;" calcext:base-cell-address="Sheet3.W20"/>
          </calcext:conditional-format>
          <calcext:conditional-format calcext:target-range-address="Sheet3.W28:Sheet3.W28">
            <calcext:condition calcext:apply-style-name="Navy Blue" calcext:value="=&quot;✔&quot;" calcext:base-cell-address="Sheet3.W28"/>
          </calcext:conditional-format>
          <calcext:conditional-format calcext:target-range-address="Sheet3.W24:Sheet3.W24">
            <calcext:condition calcext:apply-style-name="Navy Blue" calcext:value="=&quot;✔&quot;" calcext:base-cell-address="Sheet3.W24"/>
          </calcext:conditional-format>
          <calcext:conditional-format calcext:target-range-address="Sheet3.W29:Sheet3.W29">
            <calcext:condition calcext:apply-style-name="Navy Blue" calcext:value="=&quot;✔&quot;" calcext:base-cell-address="Sheet3.W29"/>
          </calcext:conditional-format>
          <calcext:conditional-format calcext:target-range-address="Sheet3.W30:Sheet3.W30">
            <calcext:condition calcext:apply-style-name="Navy Blue" calcext:value="=&quot;✔&quot;" calcext:base-cell-address="Sheet3.W30"/>
          </calcext:conditional-format>
          <calcext:conditional-format calcext:target-range-address="Sheet3.W31:Sheet3.W31">
            <calcext:condition calcext:apply-style-name="Navy Blue" calcext:value="=&quot;✔&quot;" calcext:base-cell-address="Sheet3.W31"/>
          </calcext:conditional-format>
          <calcext:conditional-format calcext:target-range-address="Sheet3.W34:Sheet3.W34">
            <calcext:condition calcext:apply-style-name="Navy Blue" calcext:value="=&quot;✔&quot;" calcext:base-cell-address="Sheet3.W34"/>
          </calcext:conditional-format>
          <calcext:conditional-format calcext:target-range-address="Sheet3.W33:Sheet3.W33">
            <calcext:condition calcext:apply-style-name="Navy Blue" calcext:value="=&quot;✔&quot;" calcext:base-cell-address="Sheet3.W33"/>
          </calcext:conditional-format>
          <calcext:conditional-format calcext:target-range-address="Sheet3.W35:Sheet3.W35">
            <calcext:condition calcext:apply-style-name="Navy Blue" calcext:value="=&quot;✔&quot;" calcext:base-cell-address="Sheet3.W35"/>
          </calcext:conditional-format>
          <calcext:conditional-format calcext:target-range-address="Sheet3.U33:Sheet3.U33">
            <calcext:condition calcext:apply-style-name="Navy Blue" calcext:value="=&quot;✔&quot;" calcext:base-cell-address="Sheet3.U33"/>
          </calcext:conditional-format>
          <calcext:conditional-format calcext:target-range-address="Sheet3.W36:Sheet3.W36">
            <calcext:condition calcext:apply-style-name="Navy Blue" calcext:value="=&quot;✔&quot;" calcext:base-cell-address="Sheet3.W36"/>
          </calcext:conditional-format>
          <calcext:conditional-format calcext:target-range-address="Sheet3.W38:Sheet3.W38">
            <calcext:condition calcext:apply-style-name="Navy Blue" calcext:value="=&quot;✔&quot;" calcext:base-cell-address="Sheet3.W38"/>
          </calcext:conditional-format>
          <calcext:conditional-format calcext:target-range-address="Sheet3.W40:Sheet3.W40">
            <calcext:condition calcext:apply-style-name="Navy Blue" calcext:value="=&quot;✔&quot;" calcext:base-cell-address="Sheet3.W40"/>
          </calcext:conditional-format>
          <calcext:conditional-format calcext:target-range-address="Sheet3.W41:Sheet3.W41">
            <calcext:condition calcext:apply-style-name="Navy Blue" calcext:value="=&quot;✔&quot;" calcext:base-cell-address="Sheet3.W41"/>
          </calcext:conditional-format>
          <calcext:conditional-format calcext:target-range-address="Sheet3.W42:Sheet3.W42">
            <calcext:condition calcext:apply-style-name="Navy Blue" calcext:value="=&quot;✔&quot;" calcext:base-cell-address="Sheet3.W42"/>
          </calcext:conditional-format>
          <calcext:conditional-format calcext:target-range-address="Sheet3.W43:Sheet3.W43">
            <calcext:condition calcext:apply-style-name="Navy Blue" calcext:value="=&quot;✔&quot;" calcext:base-cell-address="Sheet3.W43"/>
          </calcext:conditional-format>
          <calcext:conditional-format calcext:target-range-address="Sheet3.W44:Sheet3.W44">
            <calcext:condition calcext:apply-style-name="Navy Blue" calcext:value="=&quot;✔&quot;" calcext:base-cell-address="Sheet3.W44"/>
          </calcext:conditional-format>
          <calcext:conditional-format calcext:target-range-address="Sheet3.W45:Sheet3.W45">
            <calcext:condition calcext:apply-style-name="Navy Blue" calcext:value="=&quot;✔&quot;" calcext:base-cell-address="Sheet3.W45"/>
          </calcext:conditional-format>
          <calcext:conditional-format calcext:target-range-address="Sheet3.X6:Sheet3.Y6">
            <calcext:condition calcext:apply-style-name="Navy Blue" calcext:value="=&quot;✔&quot;" calcext:base-cell-address="Sheet3.X6"/>
          </calcext:conditional-format>
          <calcext:conditional-format calcext:target-range-address="Sheet3.X8:Sheet3.Y8">
            <calcext:condition calcext:apply-style-name="Navy Blue" calcext:value="=&quot;✔&quot;" calcext:base-cell-address="Sheet3.X8"/>
          </calcext:conditional-format>
          <calcext:conditional-format calcext:target-range-address="Sheet3.X11:Sheet3.Y11">
            <calcext:condition calcext:apply-style-name="Navy Blue" calcext:value="=&quot;✔&quot;" calcext:base-cell-address="Sheet3.X11"/>
          </calcext:conditional-format>
          <calcext:conditional-format calcext:target-range-address="Sheet3.X31:Sheet3.Y31">
            <calcext:condition calcext:apply-style-name="Navy Blue" calcext:value="=&quot;✔&quot;" calcext:base-cell-address="Sheet3.X31"/>
          </calcext:conditional-format>
          <calcext:conditional-format calcext:target-range-address="Sheet3.V31:Sheet3.V31">
            <calcext:condition calcext:apply-style-name="Navy Blue" calcext:value="=&quot;✔&quot;" calcext:base-cell-address="Sheet3.V31"/>
          </calcext:conditional-format>
          <calcext:conditional-format calcext:target-range-address="Sheet3.X38:Sheet3.Y38">
            <calcext:condition calcext:apply-style-name="Navy Blue" calcext:value="=&quot;✔&quot;" calcext:base-cell-address="Sheet3.X38"/>
          </calcext:conditional-format>
          <calcext:conditional-format calcext:target-range-address="Sheet3.X44:Sheet3.X44">
            <calcext:condition calcext:apply-style-name="Navy Blue" calcext:value="=&quot;✔&quot;" calcext:base-cell-address="Sheet3.X44"/>
          </calcext:conditional-format>
          <calcext:conditional-format calcext:target-range-address="Sheet3.X45:Sheet3.X45">
            <calcext:condition calcext:apply-style-name="Navy Blue" calcext:value="=&quot;✔&quot;" calcext:base-cell-address="Sheet3.X45"/>
          </calcext:conditional-format>
          <calcext:conditional-format calcext:target-range-address="Sheet3.Y45:Sheet3.Y45">
            <calcext:condition calcext:apply-style-name="Navy Blue" calcext:value="=&quot;✔&quot;" calcext:base-cell-address="Sheet3.Y45"/>
          </calcext:conditional-format>
          <calcext:conditional-format calcext:target-range-address="Sheet3.Y44:Sheet3.Y44">
            <calcext:condition calcext:apply-style-name="Navy Blue" calcext:value="=&quot;✔&quot;" calcext:base-cell-address="Sheet3.Y44"/>
          </calcext:conditional-format>
          <calcext:conditional-format calcext:target-range-address="Sheet3.Y33:Sheet3.Y35">
            <calcext:condition calcext:apply-style-name="Navy Blue" calcext:value="=&quot;✔&quot;" calcext:base-cell-address="Sheet3.Y33"/>
          </calcext:conditional-format>
          <calcext:conditional-format calcext:target-range-address="Sheet3.Y13:Sheet3.Y13">
            <calcext:condition calcext:apply-style-name="Navy Blue" calcext:value="=&quot;✔&quot;" calcext:base-cell-address="Sheet3.Y13"/>
          </calcext:conditional-format>
          <calcext:conditional-format calcext:target-range-address="Sheet3.Y5:Sheet3.Y5">
            <calcext:condition calcext:apply-style-name="Navy Blue" calcext:value="=&quot;✔&quot;" calcext:base-cell-address="Sheet3.Y5"/>
          </calcext:conditional-format>
          <calcext:conditional-format calcext:target-range-address="Sheet3.Z46:Sheet3.Z46">
            <calcext:condition calcext:apply-style-name="Navy Blue" calcext:value="=&quot;✔&quot;" calcext:base-cell-address="Sheet3.Z46"/>
          </calcext:conditional-format>
          <calcext:conditional-format calcext:target-range-address="Sheet3.Z45:Sheet3.Z45">
            <calcext:condition calcext:apply-style-name="Navy Blue" calcext:value="=&quot;✔&quot;" calcext:base-cell-address="Sheet3.Z45"/>
          </calcext:conditional-format>
          <calcext:conditional-format calcext:target-range-address="Sheet3.Z5:Sheet3.Z5">
            <calcext:condition calcext:apply-style-name="Navy Blue" calcext:value="=&quot;✔&quot;" calcext:base-cell-address="Sheet3.Z5"/>
          </calcext:conditional-format>
          <calcext:conditional-format calcext:target-range-address="Sheet3.Z40:Sheet3.Z40">
            <calcext:condition calcext:apply-style-name="Navy Blue" calcext:value="=&quot;✔&quot;" calcext:base-cell-address="Sheet3.Z40"/>
          </calcext:conditional-format>
          <calcext:conditional-format calcext:target-range-address="Sheet3.Z41:Sheet3.Z41">
            <calcext:condition calcext:apply-style-name="Navy Blue" calcext:value="=&quot;✔&quot;" calcext:base-cell-address="Sheet3.Z41"/>
          </calcext:conditional-format>
          <calcext:conditional-format calcext:target-range-address="Sheet3.Z42:Sheet3.Z42">
            <calcext:condition calcext:apply-style-name="Navy Blue" calcext:value="=&quot;✔&quot;" calcext:base-cell-address="Sheet3.Z42"/>
          </calcext:conditional-format>
          <calcext:conditional-format calcext:target-range-address="Sheet3.Z43:Sheet3.Z43">
            <calcext:condition calcext:apply-style-name="Navy Blue" calcext:value="=&quot;✔&quot;" calcext:base-cell-address="Sheet3.Z43"/>
          </calcext:conditional-format>
          <calcext:conditional-format calcext:target-range-address="Sheet3.Z44:Sheet3.Z44">
            <calcext:condition calcext:apply-style-name="Navy Blue" calcext:value="=&quot;✔&quot;" calcext:base-cell-address="Sheet3.Z44"/>
          </calcext:conditional-format>
          <calcext:conditional-format calcext:target-range-address="Sheet3.Z2:Sheet3.Z2">
            <calcext:condition calcext:apply-style-name="Navy Blue" calcext:value="=&quot;✔&quot;" calcext:base-cell-address="Sheet3.Z2"/>
          </calcext:conditional-format>
          <calcext:conditional-format calcext:target-range-address="Sheet3.Z11:Sheet3.Z11">
            <calcext:condition calcext:apply-style-name="Navy Blue" calcext:value="=&quot;✔&quot;" calcext:base-cell-address="Sheet3.Z11"/>
          </calcext:conditional-format>
          <calcext:conditional-format calcext:target-range-address="Sheet3.Q2:Sheet3.Q2">
            <calcext:condition calcext:apply-style-name="Navy Blue" calcext:value="=&quot;✔&quot;" calcext:base-cell-address="Sheet3.Q2"/>
          </calcext:conditional-format>
          <calcext:conditional-format calcext:target-range-address="Sheet3.Q45:Sheet3.Q45">
            <calcext:condition calcext:apply-style-name="Navy Blue" calcext:value="=&quot;✔&quot;" calcext:base-cell-address="Sheet3.Q45"/>
          </calcext:conditional-format>
          <calcext:conditional-format calcext:target-range-address="Sheet3.Q44:Sheet3.Q44">
            <calcext:condition calcext:apply-style-name="Navy Blue" calcext:value="=&quot;✔&quot;" calcext:base-cell-address="Sheet3.Q44"/>
          </calcext:conditional-format>
          <calcext:conditional-format calcext:target-range-address="Sheet3.Q20:Sheet3.Q20">
            <calcext:condition calcext:apply-style-name="Navy Blue" calcext:value="=&quot;✔&quot;" calcext:base-cell-address="Sheet3.Q20"/>
          </calcext:conditional-format>
          <calcext:conditional-format calcext:target-range-address="Sheet3.Q14:Sheet3.Q14">
            <calcext:condition calcext:apply-style-name="Navy Blue" calcext:value="=&quot;✔&quot;" calcext:base-cell-address="Sheet3.Q14"/>
          </calcext:conditional-format>
          <calcext:conditional-format calcext:target-range-address="Sheet3.Q7:Sheet3.Q7">
            <calcext:condition calcext:apply-style-name="Navy Blue" calcext:value="=&quot;✔&quot;" calcext:base-cell-address="Sheet3.Q7"/>
          </calcext:conditional-format>
          <calcext:conditional-format calcext:target-range-address="Sheet3.Q9:Sheet3.Q9">
            <calcext:condition calcext:apply-style-name="Navy Blue" calcext:value="=&quot;✔&quot;" calcext:base-cell-address="Sheet3.Q9"/>
          </calcext:conditional-format>
          <calcext:conditional-format calcext:target-range-address="Sheet3.Q11:Sheet3.Q11">
            <calcext:condition calcext:apply-style-name="Navy Blue" calcext:value="=&quot;✔&quot;" calcext:base-cell-address="Sheet3.Q11"/>
          </calcext:conditional-format>
          <calcext:conditional-format calcext:target-range-address="Sheet3.Q18:Sheet3.Q18">
            <calcext:condition calcext:apply-style-name="Navy Blue" calcext:value="=&quot;✔&quot;" calcext:base-cell-address="Sheet3.Q18"/>
          </calcext:conditional-format>
          <calcext:conditional-format calcext:target-range-address="Sheet3.Q19:Sheet3.Q19">
            <calcext:condition calcext:apply-style-name="Navy Blue" calcext:value="=&quot;✔&quot;" calcext:base-cell-address="Sheet3.Q19"/>
          </calcext:conditional-format>
          <calcext:conditional-format calcext:target-range-address="Sheet3.Q24:Sheet3.Q24">
            <calcext:condition calcext:apply-style-name="Navy Blue" calcext:value="=&quot;✔&quot;" calcext:base-cell-address="Sheet3.Q24"/>
          </calcext:conditional-format>
          <calcext:conditional-format calcext:target-range-address="Sheet3.Q26:Sheet3.Q26">
            <calcext:condition calcext:apply-style-name="Navy Blue" calcext:value="=&quot;✔&quot;" calcext:base-cell-address="Sheet3.Q26"/>
          </calcext:conditional-format>
          <calcext:conditional-format calcext:target-range-address="Sheet3.Q27:Sheet3.Q27">
            <calcext:condition calcext:apply-style-name="Navy Blue" calcext:value="=&quot;✔&quot;" calcext:base-cell-address="Sheet3.Q27"/>
          </calcext:conditional-format>
          <calcext:conditional-format calcext:target-range-address="Sheet3.Q28:Sheet3.Q28">
            <calcext:condition calcext:apply-style-name="Navy Blue" calcext:value="=&quot;✔&quot;" calcext:base-cell-address="Sheet3.Q28"/>
          </calcext:conditional-format>
          <calcext:conditional-format calcext:target-range-address="Sheet3.Q34:Sheet3.Q34">
            <calcext:condition calcext:apply-style-name="Navy Blue" calcext:value="=&quot;✔&quot;" calcext:base-cell-address="Sheet3.Q34"/>
          </calcext:conditional-format>
          <calcext:conditional-format calcext:target-range-address="Sheet3.Q35:Sheet3.Q35">
            <calcext:condition calcext:apply-style-name="Navy Blue" calcext:value="=&quot;✔&quot;" calcext:base-cell-address="Sheet3.Q35"/>
          </calcext:conditional-format>
          <calcext:conditional-format calcext:target-range-address="Sheet3.Q38:Sheet3.Q38">
            <calcext:condition calcext:apply-style-name="Navy Blue" calcext:value="=&quot;✔&quot;" calcext:base-cell-address="Sheet3.Q38"/>
          </calcext:conditional-format>
          <calcext:conditional-format calcext:target-range-address="Sheet3.Q37:Sheet3.Q37">
            <calcext:condition calcext:apply-style-name="Navy Blue" calcext:value="=&quot;✔&quot;" calcext:base-cell-address="Sheet3.Q37"/>
          </calcext:conditional-format>
          <calcext:conditional-format calcext:target-range-address="Sheet3.Q43:Sheet3.Q43">
            <calcext:condition calcext:apply-style-name="Navy Blue" calcext:value="=&quot;✔&quot;" calcext:base-cell-address="Sheet3.Q43"/>
          </calcext:conditional-format>
          <calcext:conditional-format calcext:target-range-address="Sheet3.Q42:Sheet3.Q42">
            <calcext:condition calcext:apply-style-name="Navy Blue" calcext:value="=&quot;✔&quot;" calcext:base-cell-address="Sheet3.Q42"/>
          </calcext:conditional-format>
          <calcext:conditional-format calcext:target-range-address="Sheet3.Q41:Sheet3.Q41">
            <calcext:condition calcext:apply-style-name="Navy Blue" calcext:value="=&quot;✔&quot;" calcext:base-cell-address="Sheet3.Q41"/>
          </calcext:conditional-format>
          <calcext:conditional-format calcext:target-range-address="Sheet3.Q40:Sheet3.Q40">
            <calcext:condition calcext:apply-style-name="Navy Blue" calcext:value="=&quot;✔&quot;" calcext:base-cell-address="Sheet3.Q40"/>
          </calcext:conditional-format>
          <calcext:conditional-format calcext:target-range-address="Sheet3.Q46:Sheet3.Q46">
            <calcext:condition calcext:apply-style-name="Navy Blue" calcext:value="=&quot;✔&quot;" calcext:base-cell-address="Sheet3.Q46"/>
          </calcext:conditional-format>
          <calcext:conditional-format calcext:target-range-address="Sheet3.Q25:Sheet3.Q25">
            <calcext:condition calcext:apply-style-name="Navy Blue" calcext:value="=&quot;✔&quot;" calcext:base-cell-address="Sheet3.Q25"/>
          </calcext:conditional-format>
          <calcext:conditional-format calcext:target-range-address="Sheet3.Q31:Sheet3.Q31">
            <calcext:condition calcext:apply-style-name="Navy Blue" calcext:value="=&quot;✔&quot;" calcext:base-cell-address="Sheet3.Q31"/>
          </calcext:conditional-format>
          <calcext:conditional-format calcext:target-range-address="Sheet3.O31:Sheet3.O31">
            <calcext:condition calcext:apply-style-name="Navy Blue" calcext:value="=&quot;✔&quot;" calcext:base-cell-address="Sheet3.O31"/>
          </calcext:conditional-format>
          <calcext:conditional-format calcext:target-range-address="Sheet3.P31:Sheet3.P31">
            <calcext:condition calcext:apply-style-name="Navy Blue" calcext:value="=&quot;✔&quot;" calcext:base-cell-address="Sheet3.P31"/>
          </calcext:conditional-format>
          <calcext:conditional-format calcext:target-range-address="Sheet3.Z31:Sheet3.Z31">
            <calcext:condition calcext:apply-style-name="Navy Blue" calcext:value="=&quot;✔&quot;" calcext:base-cell-address="Sheet3.Z31"/>
          </calcext:conditional-format>
          <calcext:conditional-format calcext:target-range-address="Sheet3.R44:Sheet3.R44">
            <calcext:condition calcext:apply-style-name="Navy Blue" calcext:value="=&quot;✔&quot;" calcext:base-cell-address="Sheet3.R44"/>
          </calcext:conditional-format>
          <calcext:conditional-format calcext:target-range-address="Sheet3.R45:Sheet3.R45">
            <calcext:condition calcext:apply-style-name="Navy Blue" calcext:value="=&quot;✔&quot;" calcext:base-cell-address="Sheet3.R45"/>
          </calcext:conditional-format>
          <calcext:conditional-format calcext:target-range-address="Sheet3.R46:Sheet3.R46">
            <calcext:condition calcext:apply-style-name="Navy Blue" calcext:value="=&quot;✔&quot;" calcext:base-cell-address="Sheet3.R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True" style:family="table-cell" style:parent-style-name="Default">
      <style:table-cell-properties fo:background-color="#ccff00"/>
    </style:style>
    <style:style style:name="Untitled2" style:family="table-cell" style:parent-style-name="Default">
      <style:table-cell-properties fo:background-color="#eeeeee"/>
    </style:style>
    <style:style style:name="Untitled3" style:family="table-cell" style:parent-style-name="Default">
      <style:table-cell-properties fo:background-color="#3465a4"/>
    </style:style>
    <style:style style:name="Navy_20_Blue" style:display-name="Navy Blue" style:family="table-cell" style:parent-style-name="Default">
      <style:table-cell-properties fo:background-color="#3465a4" loext:vertical-justify="auto"/>
      <style:paragraph-properties css3t:text-justify="auto"/>
      <style:text-properties fo:color="#ffffff"/>
    </style:style>
    <style:style style:name="Untitled4" style:family="table-cell" style:parent-style-name="Default">
      <style:table-cell-properties fo:background-color="#99ff66"/>
      <style:text-properties fo:color="#ffffff"/>
    </style:style>
    <style:style style:name="Untitled5" style:family="table-cell" style:parent-style-name="Default">
      <style:table-cell-properties fo:background-color="#33ff99" loext:vertical-justify="auto"/>
      <style:paragraph-properties css3t:text-justify="auto"/>
      <style:text-properties fo:color="#99ff66"/>
    </style:style>
    <style:style style:name="Untitled6" style:family="table-cell" style:parent-style-name="Navy_20_Blue">
      <style:table-cell-properties fo:background-color="#3465a4" style:rotation-angle="298" style:rotation-align="top" loext:vertical-justify="auto"/>
      <style:paragraph-properties css3t:text-justify="auto"/>
      <style:text-properties fo:color="#3465a4" style:text-outline="true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03:57:40.397994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2:13:23.928571722</meta:creation-date>
    <meta:editing-duration>P1DT9H5M23S</meta:editing-duration>
    <meta:editing-cycles>63</meta:editing-cycles>
    <meta:generator>LibreOffice/5.0.3.2$Linux_X86_64 LibreOffice_project/00m0$Build-2</meta:generator>
    <meta:initial-creator>carlos </meta:initial-creator>
    <dc:date>2016-06-24T15:39:11.422764092</dc:date>
    <dc:creator>carlos </dc:creator>
    <meta:document-statistic meta:table-count="3" meta:cell-count="2345" meta:object-count="0"/>
  </office:meta>
</office:document-meta>
</file>